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top" draw:auto-grow-height="false" fo:min-height="7.32cm" fo:min-width="5.8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1.288cm" fo:min-width="5.16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97cm" fo:min-width="5.16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1cm" svg:stroke-color="#c9211e" draw:marker-start-width="0.276cm" draw:marker-end-width="0.276cm" draw:fill-color="#ffffff" draw:textarea-horizontal-align="justify" draw:textarea-vertical-align="top" draw:auto-grow-height="false" fo:min-height="7.32cm" fo:min-width="5.8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1cm" svg:stroke-color="#c9211e" draw:marker-start-width="0.276cm" draw:marker-end-width="0.276cm" draw:fill-color="#ffffff" draw:textarea-horizontal-align="justify" draw:textarea-vertical-align="middle" draw:auto-grow-height="false" fo:min-height="1.605cm" fo:min-width="5.165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svg:stroke-width="0.051cm" svg:stroke-color="#666666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333333" draw:marker-start-width="0.276cm" draw:marker-end-width="0.276cm" draw:fill-color="#ffffff" draw:textarea-horizontal-align="justify" draw:textarea-vertical-align="middle" draw:auto-grow-height="false" fo:min-height="1.047cm" fo:min-width="2.144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1cm" svg:stroke-color="#333333" draw:marker-start-width="0.276cm" draw:marker-end-width="0.276cm" draw:fill-color="#ffffff" draw:textarea-horizontal-align="justify" draw:textarea-vertical-align="middle" draw:auto-grow-height="false" fo:min-height="1.097cm" fo:min-width="2.194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top" draw:auto-grow-height="false" fo:min-height="9.86cm" fo:min-width="5.8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width="0.051cm" svg:stroke-color="#c9211e" draw:marker-start-width="0.276cm" draw:marker-end-width="0.276cm" draw:fill-color="#ffffff" draw:textarea-horizontal-align="justify" draw:textarea-vertical-align="top" draw:auto-grow-height="false" fo:min-height="9.86cm" fo:min-width="5.8cm" fo:padding-top="0.15cm" fo:padding-bottom="0.15cm" fo:padding-left="0.275cm" fo:padding-right="0.275cm"/>
      <style:paragraph-properties style:writing-mode="lr-tb"/>
    </style:style>
    <style:style style:name="gr11" style:family="graphic" style:parent-style-name="objectwithoutfill">
      <style:graphic-properties svg:stroke-width="0.051cm" svg:stroke-color="#666666" draw:marker-start="Arrowheads_20_4" draw:marker-start-width="0.276cm" draw:marker-end="Arrowheads_20_3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02cm" svg:stroke-color="#bf0041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1.255cm" fo:min-width="2.136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1.255cm" fo:min-width="1.788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051cm" svg:stroke-color="#069a2e" draw:marker-start-width="0.276cm" draw:marker-end-width="0.276cm" draw:fill-color="#dde8cb" draw:textarea-horizontal-align="justify" draw:textarea-vertical-align="middle" draw:auto-grow-height="false" fo:min-height="0.97cm" fo:min-width="3.26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97cm" fo:min-width="3.26cm" fo:padding-top="0.15cm" fo:padding-bottom="0.15cm" fo:padding-left="0.275cm" fo:padding-right="0.275cm"/>
      <style:paragraph-properties style:writing-mode="lr-tb"/>
    </style:style>
    <style:style style:name="gr17" style:family="graphic" style:parent-style-name="objectwithoutfill">
      <style:graphic-properties svg:stroke-width="0.051cm" draw:marker-start-width="0.2cm" draw:marker-end="Arrowheads_20_24" draw:marker-end-width="0.254cm" draw:fill="none" draw:textarea-vertical-align="middle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svg:stroke-width="0.051cm" svg:stroke-color="#800080" draw:marker-start-width="0.276cm" draw:marker-end-width="0.276cm" draw:fill-color="#ffffff" draw:textarea-horizontal-align="justify" draw:textarea-vertical-align="middle" draw:auto-grow-height="false" fo:min-height="0.97cm" fo:min-width="3.26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width="0.051cm" svg:stroke-color="#f10d0c" draw:marker-start-width="0.276cm" draw:marker-end-width="0.276cm" draw:fill-color="#ffffff" draw:textarea-horizontal-align="justify" draw:textarea-vertical-align="middle" draw:auto-grow-height="false" fo:min-height="0.97cm" fo:min-width="3.26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svg:stroke-width="0.051cm" svg:stroke-color="#666666" draw:marker-start-width="0.276cm" draw:marker-end-width="0.276cm" draw:fill-color="#ffffff" draw:textarea-horizontal-align="justify" draw:textarea-vertical-align="middle" draw:auto-grow-height="false" fo:min-height="0.97cm" fo:min-width="3.26cm" fo:padding-top="0.15cm" fo:padding-bottom="0.15cm" fo:padding-left="0.275cm" fo:padding-right="0.275cm"/>
      <style:paragraph-properties style:writing-mode="lr-tb"/>
    </style:style>
    <style:style style:name="gr21" style:family="graphic" style:parent-style-name="objectwithoutfill">
      <style:graphic-properties svg:stroke-width="0.051cm" draw:marker-end="Arrowheads_20_25" draw:marker-end-width="0.254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draw:marker-end="Arrowheads_20_26" draw:marker-end-width="0.254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draw:marker-end="Arrowheads_20_27" draw:marker-end-width="0.254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ea7500" draw:marker-start-width="0.276cm" draw:marker-end-width="0.276cm" draw:fill-color="#ffffff" draw:textarea-horizontal-align="justify" draw:textarea-vertical-align="middle" draw:auto-grow-height="false" fo:min-height="0.97cm" fo:min-width="12.15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svg:stroke-width="0.051cm" svg:stroke-color="#a7074b" draw:marker-start-width="0.276cm" draw:marker-end-width="0.276cm" draw:fill-color="#ffffff" draw:textarea-horizontal-align="justify" draw:textarea-vertical-align="middle" draw:auto-grow-height="false" fo:min-height="0.97cm" fo:min-width="12.15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svg:stroke-width="0.102cm" svg:stroke-color="#ff860d" draw:marker-start-width="0.276cm" draw:marker-end-width="0.276cm" draw:fill-color="#ffffff" draw:textarea-horizontal-align="justify" draw:textarea-vertical-align="middle" draw:auto-grow-height="false" fo:min-height="0.598cm" fo:min-width="0.348cm" fo:padding-top="0.175cm" fo:padding-bottom="0.175cm" fo:padding-left="0.3cm" fo:padding-right="0.3cm"/>
      <style:paragraph-properties style:writing-mode="lr-tb"/>
    </style:style>
    <style:style style:name="gr27" style:family="graphic" style:parent-style-name="standard">
      <style:graphic-properties svg:stroke-width="0.102cm" svg:stroke-color="#ff860d" draw:marker-start-width="0.276cm" draw:marker-end-width="0.276cm" draw:fill-color="#ffffff" draw:textarea-horizontal-align="justify" draw:textarea-vertical-align="middle" draw:auto-grow-height="false" fo:min-height="0.548cm" fo:min-width="0.298cm" fo:padding-top="0.175cm" fo:padding-bottom="0.175cm" fo:padding-left="0.3cm" fo:padding-right="0.3cm"/>
      <style:paragraph-properties style:writing-mode="lr-tb"/>
    </style:style>
    <style:style style:name="gr28" style:family="graphic" style:parent-style-name="objectwithoutfill">
      <style:graphic-properties svg:stroke-width="0.051cm" draw:marker-end="Arrowheads_20_29" draw:marker-end-width="0.254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2cm" fo:min-width="0.535cm" fo:padding-top="0.15cm" fo:padding-bottom="0.15cm" fo:padding-left="0.275cm" fo:padding-right="0.275cm"/>
      <style:paragraph-properties style:writing-mode="lr-tb"/>
    </style:style>
    <style:style style:name="gr30" style:family="graphic" style:parent-style-name="standard">
      <style:graphic-properties svg:stroke-width="0.051cm" svg:stroke-color="#069a2e" draw:marker-start-width="0.276cm" draw:marker-end-width="0.276cm" draw:fill-color="#dde8cb" draw:textarea-horizontal-align="justify" draw:textarea-vertical-align="middle" draw:auto-grow-height="false" fo:min-height="0.97cm" fo:min-width="5.8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97cm" fo:min-width="8.34cm" fo:padding-top="0.15cm" fo:padding-bottom="0.15cm" fo:padding-left="0.275cm" fo:padding-right="0.275cm"/>
      <style:paragraph-properties style:writing-mode="lr-tb"/>
    </style:style>
    <style:style style:name="gr32" style:family="graphic" style:parent-style-name="objectwithoutfill">
      <style:graphic-properties svg:stroke-width="0.051cm" draw:marker-end="Arrowheads_20_19" draw:marker-end-width="0.406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draw:marker-end="Arrowheads_20_20" draw:marker-end-width="0.406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draw:marker-end="Arrowheads_20_21" draw:marker-end-width="0.406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draw:marker-end="Arrowheads_20_22" draw:marker-end-width="0.40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draw:fill="none" draw:textarea-vertical-align="middle" draw:auto-grow-height="false" fo:min-height="6.924cm" fo:min-width="0cm" fo:padding-top="0.15cm" fo:padding-bottom="0.15cm" fo:padding-left="0.275cm" fo:padding-right="0.275cm" fo:wrap-option="wrap"/>
    </style:style>
    <style:style style:name="gr37" style:family="graphic" style:parent-style-name="objectwithoutfill">
      <style:graphic-properties draw:stroke="dash" draw:stroke-dash="Long_20_Dash_20__28_Rounded_29_" svg:stroke-width="0.051cm" draw:marker-end="Arrowheads_20_23" draw:marker-end-width="0.406cm" svg:stroke-linecap="round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1.423cm" fo:min-width="6.771cm" fo:padding-top="0.15cm" fo:padding-bottom="0.15cm" fo:padding-left="0.275cm" fo:padding-right="0.275cm"/>
      <style:paragraph-properties style:writing-mode="lr-tb"/>
    </style:style>
    <style:style style:name="gr39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top" draw:auto-grow-height="false" fo:min-height="12.4cm" fo:min-width="8.34cm" fo:padding-top="0.15cm" fo:padding-bottom="0.15cm" fo:padding-left="0.275cm" fo:padding-right="0.275cm"/>
      <style:paragraph-properties style:writing-mode="lr-tb"/>
    </style:style>
    <style:style style:name="gr40" style:family="graphic" style:parent-style-name="standard">
      <style:graphic-properties svg:stroke-width="0.051cm" svg:stroke-color="#3465a4" draw:marker-start-width="0.276cm" draw:marker-end-width="0.276cm" draw:fill-color="#dee6ef" draw:textarea-horizontal-align="justify" draw:textarea-vertical-align="middle" draw:auto-grow-height="false" fo:min-height="0.97cm" fo:min-width="7.705cm" fo:padding-top="0.15cm" fo:padding-bottom="0.15cm" fo:padding-left="0.275cm" fo:padding-right="0.275cm"/>
      <style:paragraph-properties style:writing-mode="lr-tb"/>
    </style:style>
    <style:style style:name="gr41" style:family="graphic" style:parent-style-name="standard">
      <style:graphic-properties svg:stroke-width="0.051cm" svg:stroke-color="#3465a4" draw:marker-start-width="0.276cm" draw:marker-end-width="0.276cm" draw:fill-color="#eeeeee" draw:textarea-horizontal-align="justify" draw:textarea-vertical-align="top" draw:auto-grow-height="false" fo:min-height="5.733cm" fo:min-width="7.705cm" fo:padding-top="0.15cm" fo:padding-bottom="0.15cm" fo:padding-left="0.275cm" fo:padding-right="0.275cm"/>
      <style:paragraph-properties style:writing-mode="lr-tb"/>
    </style:style>
    <style:style style:name="gr42" style:family="graphic" style:parent-style-name="standard">
      <style:graphic-properties svg:stroke-width="0.051cm" svg:stroke-color="#3465a4" draw:marker-start-width="0.276cm" draw:marker-end-width="0.276cm" draw:fill-color="#dee6ef" draw:textarea-horizontal-align="justify" draw:textarea-vertical-align="middle" draw:auto-grow-height="false" fo:min-height="0.97cm" fo:min-width="7.07cm" fo:padding-top="0.15cm" fo:padding-bottom="0.15cm" fo:padding-left="0.275cm" fo:padding-right="0.275cm"/>
      <style:paragraph-properties style:writing-mode="lr-tb"/>
    </style:style>
    <style:style style:name="gr43" style:family="graphic" style:parent-style-name="standard">
      <style:graphic-properties svg:stroke-width="0.051cm" svg:stroke-color="#3465a4" draw:marker-start-width="0.276cm" draw:marker-end-width="0.276cm" draw:fill-color="#fff5ce" draw:textarea-horizontal-align="justify" draw:textarea-vertical-align="middle" draw:auto-grow-height="false" fo:min-height="0.97cm" fo:min-width="7.07cm" fo:padding-top="0.15cm" fo:padding-bottom="0.15cm" fo:padding-left="0.275cm" fo:padding-right="0.275cm"/>
      <style:paragraph-properties style:writing-mode="lr-tb"/>
    </style:style>
    <style:style style:name="gr44" style:family="graphic" style:parent-style-name="standard">
      <style:graphic-properties svg:stroke-width="0.051cm" svg:stroke-color="#3465a4" draw:marker-start-width="0.276cm" draw:marker-end-width="0.276cm" draw:fill-color="#fff5ce" draw:textarea-horizontal-align="justify" draw:textarea-vertical-align="middle" draw:auto-grow-height="false" fo:min-height="0.97cm" fo:min-width="7.705cm" fo:padding-top="0.15cm" fo:padding-bottom="0.15cm" fo:padding-left="0.275cm" fo:padding-right="0.275cm"/>
      <style:paragraph-properties style:writing-mode="lr-tb"/>
    </style:style>
    <style:style style:name="gr45" style:family="graphic" style:parent-style-name="standard" style:list-style-name="L1">
      <style:graphic-properties svg:stroke-width="0.051cm" svg:stroke-color="#2a6099" draw:marker-start-width="0.276cm" draw:marker-end-width="0.276cm" draw:fill-color="#ffffff" draw:textarea-horizontal-align="left" draw:textarea-vertical-align="middle" draw:auto-grow-height="false" fo:min-height="6.05cm" fo:min-width="16.277cm" fo:padding-top="0.15cm" fo:padding-bottom="0.15cm" fo:padding-left="0.275cm" fo:padding-right="0.275cm"/>
      <style:paragraph-properties style:writing-mode="lr-tb"/>
    </style:style>
    <style:style style:name="gr46" style:family="graphic" style:parent-style-name="standard" style:list-style-name="L1">
      <style:graphic-properties svg:stroke-width="0.051cm" svg:stroke-color="#2a6099" draw:marker-start-width="0.276cm" draw:marker-end-width="0.276cm" draw:fill-color="#ffffff" draw:textarea-horizontal-align="left" draw:textarea-vertical-align="middle" draw:auto-grow-height="false" fo:min-height="6.05cm" fo:min-width="16.277cm" fo:padding-top="0.15cm" fo:padding-bottom="0.15cm" fo:padding-left="0.275cm" fo:padding-right="0.275cm"/>
      <style:paragraph-properties style:writing-mode="lr-tb"/>
    </style:style>
    <style:style style:name="gr47" style:family="graphic" style:parent-style-name="objectwithoutfill">
      <style:graphic-properties svg:stroke-width="0.051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top" draw:auto-grow-height="false" fo:min-height="13.67cm" fo:min-width="8.34cm" fo:padding-top="0.15cm" fo:padding-bottom="0.15cm" fo:padding-left="0.275cm" fo:padding-right="0.275cm"/>
      <style:paragraph-properties style:writing-mode="lr-tb"/>
    </style:style>
    <style:style style:name="gr49" style:family="graphic" style:parent-style-name="standard">
      <style:graphic-properties svg:stroke-width="0.051cm" svg:stroke-color="#3465a4" draw:marker-start-width="0.276cm" draw:marker-end-width="0.276cm" draw:fill-color="#eeeeee" draw:textarea-horizontal-align="justify" draw:textarea-vertical-align="middle" draw:auto-grow-height="false" fo:min-height="0.97cm" fo:min-width="7.07cm" fo:padding-top="0.15cm" fo:padding-bottom="0.15cm" fo:padding-left="0.275cm" fo:padding-right="0.275cm"/>
      <style:paragraph-properties style:writing-mode="lr-tb"/>
    </style:style>
    <style:style style:name="gr50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middle" draw:auto-grow-height="false" fo:min-height="0.97cm" fo:min-width="9.61cm" fo:padding-top="0.15cm" fo:padding-bottom="0.15cm" fo:padding-left="0.275cm" fo:padding-right="0.275cm"/>
      <style:paragraph-properties style:writing-mode="lr-tb"/>
    </style:style>
    <style:style style:name="gr51" style:family="graphic" style:parent-style-name="objectwithoutfill">
      <style:graphic-properties svg:stroke-width="0.051cm" draw:marker-end="Arrowheads_20_34" draw:marker-end-width="0.254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97cm" fo:min-width="0cm" fo:padding-top="0.15cm" fo:padding-bottom="0.15cm" fo:padding-left="0.275cm" fo:padding-right="0.275cm"/>
      <style:paragraph-properties style:writing-mode="lr-tb"/>
    </style:style>
    <style:style style:name="gr5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2.24cm" fo:min-width="0cm" fo:padding-top="0.15cm" fo:padding-bottom="0.15cm" fo:padding-left="0.275cm" fo:padding-right="0.275cm"/>
      <style:paragraph-properties style:writing-mode="lr-tb"/>
    </style:style>
    <style:style style:name="gr5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1.741cm" fo:min-width="0cm" fo:padding-top="0.15cm" fo:padding-bottom="0.15cm" fo:padding-left="0.275cm" fo:padding-right="0.275cm"/>
      <style:paragraph-properties style:writing-mode="lr-tb"/>
    </style:style>
    <style:style style:name="gr55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top" draw:auto-grow-height="false" fo:min-height="15.257cm" fo:min-width="8.34cm" fo:padding-top="0.15cm" fo:padding-bottom="0.15cm" fo:padding-left="0.275cm" fo:padding-right="0.275cm"/>
      <style:paragraph-properties style:writing-mode="lr-tb"/>
    </style:style>
    <style:style style:name="gr56" style:family="graphic" style:parent-style-name="standard">
      <style:graphic-properties svg:stroke-width="0.051cm" svg:stroke-color="#3465a4" draw:marker-start-width="0.276cm" draw:marker-end-width="0.276cm" draw:fill-color="#ffd7d7" draw:textarea-horizontal-align="justify" draw:textarea-vertical-align="middle" draw:auto-grow-height="false" fo:min-height="0.97cm" fo:min-width="7.705cm" fo:padding-top="0.15cm" fo:padding-bottom="0.15cm" fo:padding-left="0.275cm" fo:padding-right="0.275cm"/>
      <style:paragraph-properties style:writing-mode="lr-tb"/>
    </style:style>
    <style:style style:name="gr57" style:family="graphic" style:parent-style-name="standard">
      <style:graphic-properties draw:stroke="none" svg:stroke-width="0.051cm" svg:stroke-color="#000000" draw:fill="none" draw:fill-color="#ffffff" draw:textarea-horizontal-align="left" draw:textarea-vertical-align="middle" draw:auto-grow-height="true" draw:auto-grow-width="false" fo:min-height="0.97cm" fo:min-width="0cm" fo:padding-top="0.15cm" fo:padding-bottom="0.15cm" fo:padding-left="0.275cm" fo:padding-right="0.275cm"/>
      <style:paragraph-properties style:writing-mode="lr-tb"/>
    </style:style>
    <style:style style:name="gr58" style:family="graphic" style:parent-style-name="standard">
      <style:graphic-properties draw:stroke="none" svg:stroke-width="0.051cm" svg:stroke-color="#000000" draw:fill="none" draw:fill-color="#ffffff" draw:textarea-horizontal-align="left" draw:textarea-vertical-align="middle" draw:auto-grow-height="true" draw:auto-grow-width="false" fo:min-height="1.423cm" fo:min-width="0cm" fo:padding-top="0.15cm" fo:padding-bottom="0.15cm" fo:padding-left="0.275cm" fo:padding-right="0.275cm"/>
      <style:paragraph-properties style:writing-mode="lr-tb"/>
    </style:style>
    <style:style style:name="gr59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top" draw:auto-grow-height="false" fo:min-height="13.352cm" fo:min-width="8.34cm" fo:padding-top="0.15cm" fo:padding-bottom="0.15cm" fo:padding-left="0.275cm" fo:padding-right="0.275cm"/>
      <style:paragraph-properties style:writing-mode="lr-tb"/>
    </style:style>
    <style:style style:name="gr60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top" draw:auto-grow-height="false" fo:min-height="4.145cm" fo:min-width="7.705cm" fo:padding-top="0.15cm" fo:padding-bottom="0.15cm" fo:padding-left="0.275cm" fo:padding-right="0.275cm"/>
      <style:paragraph-properties style:writing-mode="lr-tb"/>
    </style:style>
    <style:style style:name="gr61" style:family="graphic" style:parent-style-name="standard">
      <style:graphic-properties svg:stroke-width="0.051cm" svg:stroke-color="#3465a4" draw:marker-start-width="0.276cm" draw:marker-end-width="0.276cm" draw:fill-color="#eeeeee" draw:textarea-horizontal-align="justify" draw:textarea-vertical-align="top" draw:auto-grow-height="false" fo:min-height="1.605cm" fo:min-width="7.705cm" fo:padding-top="0.15cm" fo:padding-bottom="0.15cm" fo:padding-left="0.275cm" fo:padding-right="0.275cm"/>
      <style:paragraph-properties style:writing-mode="lr-tb"/>
    </style:style>
    <style:style style:name="gr62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top" draw:auto-grow-height="false" fo:min-height="2.557cm" fo:min-width="7.705cm" fo:padding-top="0.15cm" fo:padding-bottom="0.15cm" fo:padding-left="0.275cm" fo:padding-right="0.275cm"/>
      <style:paragraph-properties style:writing-mode="lr-tb"/>
    </style:style>
    <style:style style:name="gr63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top" draw:auto-grow-height="false" fo:min-height="3.827cm" fo:min-width="8.34cm" fo:padding-top="0.15cm" fo:padding-bottom="0.15cm" fo:padding-left="0.275cm" fo:padding-right="0.275cm"/>
      <style:paragraph-properties style:writing-mode="lr-tb"/>
    </style:style>
    <style:style style:name="gr64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top" draw:auto-grow-height="false" fo:min-height="2.508cm" fo:min-width="7.705cm" fo:padding-top="0.15cm" fo:padding-bottom="0.15cm" fo:padding-left="0.275cm" fo:padding-right="0.275cm"/>
      <style:paragraph-properties style:writing-mode="lr-tb"/>
    </style:style>
    <style:style style:name="gr65" style:family="graphic" style:parent-style-name="standard">
      <style:graphic-properties svg:stroke-width="0.051cm" svg:stroke-color="#3465a4" draw:marker-start-width="0.276cm" draw:marker-end-width="0.276cm" draw:fill-color="#ffffff" draw:textarea-horizontal-align="justify" draw:textarea-vertical-align="top" draw:auto-grow-height="false" fo:min-height="2.875cm" fo:min-width="8.34cm" fo:padding-top="0.15cm" fo:padding-bottom="0.15cm" fo:padding-left="0.275cm" fo:padding-right="0.275cm"/>
      <style:paragraph-properties style:writing-mode="lr-tb"/>
    </style:style>
    <style:style style:name="gr66" style:family="graphic" style:parent-style-name="standard">
      <style:graphic-properties svg:stroke-width="0.051cm" svg:stroke-color="#3465a4" draw:marker-start-width="0.276cm" draw:marker-end-width="0.276cm" draw:fill-color="#eeeeee" draw:textarea-horizontal-align="justify" draw:textarea-vertical-align="middle" draw:auto-grow-height="false" fo:min-height="0.97cm" fo:min-width="7.705cm" fo:padding-top="0.15cm" fo:padding-bottom="0.15cm" fo:padding-left="0.275cm" fo:padding-right="0.275cm"/>
      <style:paragraph-properties style:writing-mode="lr-tb"/>
    </style:style>
    <style:style style:name="gr67" style:family="graphic" style:parent-style-name="standard">
      <style:graphic-properties svg:stroke-width="0.051cm" svg:stroke-color="#999999" draw:marker-start-width="0.276cm" draw:marker-end-width="0.276cm" svg:stroke-opacity="100%" draw:fill-color="#eeeeee" draw:textarea-horizontal-align="justify" draw:textarea-vertical-align="middle" draw:auto-grow-height="false" fo:min-height="0.97cm" fo:min-width="7.705cm" fo:padding-top="0.15cm" fo:padding-bottom="0.15cm" fo:padding-left="0.275cm" fo:padding-right="0.275cm"/>
      <style:paragraph-properties style:writing-mode="lr-tb"/>
    </style:style>
    <style:style style:name="gr68" style:family="graphic" style:parent-style-name="standard">
      <style:graphic-properties svg:stroke-width="0.051cm" svg:stroke-color="#127622" draw:marker-start-width="0.276cm" draw:marker-end-width="0.276cm" draw:fill-color="#dde8cb" draw:textarea-horizontal-align="justify" draw:textarea-vertical-align="top" draw:auto-grow-height="false" fo:min-height="5.733cm" fo:min-width="7.705cm" fo:padding-top="0.15cm" fo:padding-bottom="0.15cm" fo:padding-left="0.275cm" fo:padding-right="0.275cm"/>
      <style:paragraph-properties style:writing-mode="lr-tb"/>
    </style:style>
    <style:style style:name="gr69" style:family="graphic" style:parent-style-name="objectwithoutfill">
      <style:graphic-properties svg:stroke-width="0.051cm" svg:stroke-color="#127622" draw:fill="none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127622" draw:marker-start-width="0.276cm" draw:marker-end-width="0.276cm" draw:fill-color="#dde8cb" draw:textarea-horizontal-align="justify" draw:textarea-vertical-align="middle" draw:auto-grow-height="false" fo:min-height="0.971cm" fo:min-width="3.895cm" fo:padding-top="0.15cm" fo:padding-bottom="0.15cm" fo:padding-left="0.275cm" fo:padding-right="0.275cm"/>
      <style:paragraph-properties style:writing-mode="lr-tb"/>
    </style:style>
    <style:style style:name="gr71" style:family="graphic" style:parent-style-name="standard">
      <style:graphic-properties svg:stroke-width="0.051cm" svg:stroke-color="#127622" draw:marker-start-width="0.276cm" draw:marker-end-width="0.276cm" draw:fill-color="#dde8cb" draw:textarea-horizontal-align="justify" draw:textarea-vertical-align="middle" draw:auto-grow-height="false" fo:min-height="0.97cm" fo:min-width="7.07cm" fo:padding-top="0.15cm" fo:padding-bottom="0.15cm" fo:padding-left="0.275cm" fo:padding-right="0.275cm"/>
      <style:paragraph-properties style:writing-mode="lr-tb"/>
    </style:style>
    <style:style style:name="gr72" style:family="graphic" style:parent-style-name="standard">
      <style:graphic-properties svg:stroke-width="0.051cm" svg:stroke-color="#c9211e" draw:marker-start-width="0.276cm" draw:marker-end-width="0.276cm" draw:fill-color="#ffd7d7" draw:textarea-horizontal-align="justify" draw:textarea-vertical-align="middle" draw:auto-grow-height="false" fo:min-height="0.97cm" fo:min-width="7.07cm" fo:padding-top="0.15cm" fo:padding-bottom="0.15cm" fo:padding-left="0.275cm" fo:padding-right="0.275cm"/>
      <style:paragraph-properties style:writing-mode="lr-tb"/>
    </style:style>
    <style:style style:name="gr73" style:family="graphic" style:parent-style-name="standard">
      <style:graphic-properties svg:stroke-width="0.051cm" svg:stroke-color="#780373" draw:marker-start-width="0.276cm" draw:marker-end-width="0.276cm" draw:fill-color="#e0c2cd" draw:textarea-horizontal-align="justify" draw:textarea-vertical-align="middle" draw:auto-grow-height="false" fo:min-height="0.97cm" fo:min-width="7.07cm" fo:padding-top="0.15cm" fo:padding-bottom="0.15cm" fo:padding-left="0.275cm" fo:padding-right="0.275cm"/>
      <style:paragraph-properties style:writing-mode="lr-tb"/>
    </style:style>
    <style:style style:name="gr74" style:family="graphic" style:parent-style-name="standard">
      <style:graphic-properties svg:stroke-width="0.051cm" draw:fill="none" draw:textarea-vertical-align="middle" draw:auto-grow-height="false" fo:min-height="2.41cm" fo:min-width="0cm" fo:padding-top="0.15cm" fo:padding-bottom="0.15cm" fo:padding-left="0.275cm" fo:padding-right="0.275cm" fo:wrap-option="wrap"/>
      <style:paragraph-properties style:writing-mode="lr-tb"/>
    </style:style>
    <style:style style:name="gr75" style:family="graphic" style:parent-style-name="objectwithoutfill">
      <style:graphic-properties svg:stroke-width="0.051cm" draw:marker-end="Arrowheads_20_36" draw:marker-end-width="0.305cm" draw:fill="none" draw:textarea-vertical-align="middle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draw:fill="none" draw:textarea-vertical-align="middle" draw:auto-grow-height="false" fo:min-height="3.915cm" fo:min-width="0cm" fo:padding-top="0.15cm" fo:padding-bottom="0.15cm" fo:padding-left="0.275cm" fo:padding-right="0.275cm" fo:wrap-option="wrap"/>
      <style:paragraph-properties style:writing-mode="lr-tb"/>
    </style:style>
    <style:style style:name="gr77" style:family="graphic" style:parent-style-name="standard">
      <style:graphic-properties svg:stroke-width="0.051cm" draw:fill="none" draw:textarea-vertical-align="middle" draw:auto-grow-height="false" fo:min-height="0.904cm" fo:min-width="0cm" fo:padding-top="0.15cm" fo:padding-bottom="0.15cm" fo:padding-left="0.275cm" fo:padding-right="0.275cm" fo:wrap-option="wrap"/>
      <style:paragraph-properties style:writing-mode="lr-tb"/>
    </style:style>
    <style:style style:name="gr78" style:family="graphic" style:parent-style-name="standard">
      <style:graphic-properties svg:stroke-width="0.051cm" svg:stroke-color="#1e6a39" draw:marker-start-width="0.276cm" draw:marker-end-width="0.276cm" draw:fill-color="#dee7e5" draw:textarea-horizontal-align="justify" draw:textarea-vertical-align="middle" draw:auto-grow-height="false" fo:min-height="0.97cm" fo:min-width="7.07cm" fo:padding-top="0.15cm" fo:padding-bottom="0.15cm" fo:padding-left="0.275cm" fo:padding-right="0.275cm"/>
      <style:paragraph-properties style:writing-mode="lr-tb"/>
    </style:style>
    <style:style style:name="gr79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0.97cm" fo:min-width="7.07cm" fo:padding-top="0.15cm" fo:padding-bottom="0.15cm" fo:padding-left="0.275cm" fo:padding-right="0.275cm"/>
      <style:paragraph-properties style:writing-mode="lr-tb"/>
    </style:style>
    <style:style style:name="gr80" style:family="graphic" style:parent-style-name="standard">
      <style:graphic-properties svg:stroke-width="0.051cm" svg:stroke-color="#acb20c" draw:marker-start-width="0.276cm" draw:marker-end-width="0.276cm" draw:fill-color="#ffffd7" draw:textarea-horizontal-align="justify" draw:textarea-vertical-align="middle" draw:auto-grow-height="false" fo:min-height="0.97cm" fo:min-width="7.07cm" fo:padding-top="0.15cm" fo:padding-bottom="0.15cm" fo:padding-left="0.275cm" fo:padding-right="0.275cm"/>
      <style:paragraph-properties style:writing-mode="lr-tb"/>
    </style:style>
    <style:style style:name="gr81" style:family="graphic" style:parent-style-name="standard">
      <style:graphic-properties svg:stroke-width="0.051cm" draw:fill="none" draw:textarea-vertical-align="middle" draw:auto-grow-height="false" fo:min-height="2.409cm" fo:min-width="0cm" fo:padding-top="0.15cm" fo:padding-bottom="0.15cm" fo:padding-left="0.275cm" fo:padding-right="0.275cm" fo:wrap-option="wrap"/>
      <style:paragraph-properties style:writing-mode="lr-tb"/>
    </style:style>
    <style:style style:name="gr82" style:family="graphic" style:parent-style-name="standard">
      <style:graphic-properties svg:stroke-width="0.051cm" draw:fill="none" draw:textarea-vertical-align="middle" draw:auto-grow-height="false" fo:min-height="3.915cm" fo:min-width="0cm" fo:padding-top="0.15cm" fo:padding-bottom="0.15cm" fo:padding-left="0.275cm" fo:padding-right="0.275cm" fo:wrap-option="wrap"/>
    </style:style>
    <style:style style:name="gr83" style:family="graphic" style:parent-style-name="standard">
      <style:graphic-properties svg:stroke-width="0.051cm" draw:fill="none" draw:textarea-vertical-align="middle" draw:auto-grow-height="false" fo:min-height="2.409cm" fo:min-width="0cm" fo:padding-top="0.15cm" fo:padding-bottom="0.15cm" fo:padding-left="0.275cm" fo:padding-right="0.275cm" fo:wrap-option="wrap"/>
    </style:style>
    <style:style style:name="gr84" style:family="graphic" style:parent-style-name="standard">
      <style:graphic-properties svg:stroke-width="0.051cm" draw:fill="none" draw:textarea-vertical-align="middle" draw:auto-grow-height="false" fo:min-height="0.904cm" fo:min-width="0cm" fo:padding-top="0.15cm" fo:padding-bottom="0.15cm" fo:padding-left="0.275cm" fo:padding-right="0.275cm" fo:wrap-option="wrap"/>
    </style:style>
    <style:style style:name="gr85" style:family="graphic" style:parent-style-name="standard">
      <style:graphic-properties svg:stroke-width="0.05cm" svg:stroke-color="#ffffff" draw:fill="solid" draw:fill-color="#ffffff" draw:textarea-horizontal-align="justify" draw:textarea-vertical-align="middle" draw:auto-grow-height="false" fo:min-height="11.765cm" fo:min-width="21.675cm" fo:padding-top="0.15cm" fo:padding-bottom="0.15cm" fo:padding-left="0.275cm" fo:padding-right="0.275cm"/>
    </style:style>
    <style:style style:name="gr86" style:family="graphic" style:parent-style-name="standard">
      <style:graphic-properties svg:stroke-width="0.051cm" svg:stroke-color="#706e0c" draw:marker-start-width="0.276cm" draw:marker-end-width="0.276cm" draw:fill-color="#ffffd7" draw:textarea-horizontal-align="justify" draw:textarea-vertical-align="middle" draw:auto-grow-height="false" fo:min-height="0.97cm" fo:min-width="5.8cm" fo:padding-top="0.15cm" fo:padding-bottom="0.15cm" fo:padding-left="0.275cm" fo:padding-right="0.275cm"/>
      <style:paragraph-properties style:writing-mode="lr-tb"/>
    </style:style>
    <style:style style:name="gr87" style:family="graphic" style:parent-style-name="standard">
      <style:graphic-properties svg:stroke-width="0.051cm" svg:stroke-color="#8d281e" draw:marker-start-width="0.276cm" draw:marker-end-width="0.276cm" draw:fill-color="#ffd7d7" draw:textarea-horizontal-align="justify" draw:textarea-vertical-align="middle" draw:auto-grow-height="false" fo:min-height="0.97cm" fo:min-width="5.8cm" fo:padding-top="0.15cm" fo:padding-bottom="0.15cm" fo:padding-left="0.275cm" fo:padding-right="0.275cm"/>
      <style:paragraph-properties style:writing-mode="lr-tb"/>
    </style:style>
    <style:style style:name="gr88" style:family="graphic" style:parent-style-name="standard">
      <style:graphic-properties svg:stroke-width="0.051cm" svg:stroke-color="#224b12" draw:marker-start-width="0.276cm" draw:marker-end-width="0.276cm" draw:fill-color="#dde8cb" draw:textarea-horizontal-align="justify" draw:textarea-vertical-align="middle" draw:auto-grow-height="false" fo:min-height="0.97cm" fo:min-width="5.8cm" fo:padding-top="0.15cm" fo:padding-bottom="0.15cm" fo:padding-left="0.275cm" fo:padding-right="0.275cm"/>
      <style:paragraph-properties style:writing-mode="lr-tb"/>
    </style:style>
    <style:style style:name="gr89" style:family="graphic" style:parent-style-name="standard">
      <style:graphic-properties svg:stroke-width="0.051cm" svg:stroke-color="#1c1c1c" draw:marker-start-width="0.276cm" draw:marker-end-width="0.276cm" draw:fill-color="#eeeeee" draw:textarea-horizontal-align="justify" draw:textarea-vertical-align="middle" draw:auto-grow-height="false" fo:min-height="2.24cm" fo:min-width="5.8cm" fo:padding-top="0.15cm" fo:padding-bottom="0.15cm" fo:padding-left="0.275cm" fo:padding-right="0.275cm"/>
      <style:paragraph-properties style:writing-mode="lr-tb"/>
    </style:style>
    <style:style style:name="gr90" style:family="graphic" style:parent-style-name="standard">
      <style:graphic-properties svg:stroke-width="0.051cm" svg:stroke-color="#3465a4" draw:marker-start-width="0.276cm" draw:marker-end-width="0.276cm" draw:fill-color="#dee6ef" draw:textarea-horizontal-align="justify" draw:textarea-vertical-align="middle" draw:auto-grow-height="false" fo:min-height="2.24cm" fo:min-width="5.8cm" fo:padding-top="0.15cm" fo:padding-bottom="0.15cm" fo:padding-left="0.275cm" fo:padding-right="0.275cm"/>
      <style:paragraph-properties style:writing-mode="lr-tb"/>
    </style:style>
    <style:style style:name="gr91" style:family="graphic" style:parent-style-name="standard">
      <style:graphic-properties svg:stroke-width="0.051cm" svg:stroke-color="#cccccc" draw:marker-start-width="0.276cm" draw:marker-end-width="0.276cm" draw:fill-color="#eeeeee" draw:opacity="100%" draw:opacity-name="" draw:textarea-horizontal-align="justify" draw:textarea-vertical-align="middle" draw:auto-grow-height="false" fo:min-height="2.24cm" fo:min-width="5.8cm" fo:padding-top="0.15cm" fo:padding-bottom="0.15cm" fo:padding-left="0.275cm" fo:padding-right="0.275cm"/>
      <style:paragraph-properties style:writing-mode="lr-tb"/>
    </style:style>
    <style:style style:name="gr92" style:family="graphic" style:parent-style-name="objectwithoutfill">
      <style:graphic-properties svg:stroke-width="0.05cm" svg:stroke-color="#000000" draw:marker-end="Arrowheads_20_44" draw:marker-end-width="0.15cm" draw:fill="none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svg:stroke-width="0.051cm" svg:stroke-color="#cccccc" draw:marker-start-width="0.276cm" draw:marker-end-width="0.276cm" draw:fill-color="#eeeeee" draw:opacity="100%" draw:opacity-name="" draw:textarea-horizontal-align="justify" draw:textarea-vertical-align="middle" draw:auto-grow-height="false" fo:min-height="0.97cm" fo:min-width="5.8cm" fo:padding-top="0.15cm" fo:padding-bottom="0.15cm" fo:padding-left="0.275cm" fo:padding-right="0.275cm"/>
      <style:paragraph-properties style:writing-mode="lr-tb"/>
    </style:style>
    <style:style style:name="gr94" style:family="graphic" style:parent-style-name="standard">
      <style:graphic-properties svg:stroke-width="0.05cm" svg:stroke-color="#ffffff" draw:fill-color="#ffffff" draw:textarea-horizontal-align="justify" draw:textarea-vertical-align="middle" draw:auto-grow-height="false" fo:min-height="18.383cm" fo:min-width="9.005cm" fo:padding-top="0.15cm" fo:padding-bottom="0.15cm" fo:padding-left="0.275cm" fo:padding-right="0.275cm"/>
    </style:style>
    <style:style style:name="gr95" style:family="graphic" style:parent-style-name="standard">
      <style:graphic-properties svg:stroke-width="0.051cm" svg:stroke-color="#3465a4" draw:marker-start-width="0.276cm" draw:marker-end-width="0.276cm" draw:fill-color="#dee6ef" draw:textarea-horizontal-align="justify" draw:textarea-vertical-align="top" draw:auto-grow-height="false" fo:min-height="13.353cm" fo:min-width="8.34cm" fo:padding-top="0.15cm" fo:padding-bottom="0.15cm" fo:padding-left="0.275cm" fo:padding-right="0.275cm"/>
      <style:paragraph-properties style:writing-mode="lr-tb"/>
    </style:style>
    <style:style style:name="gr96" style:family="graphic" style:parent-style-name="standard">
      <style:graphic-properties svg:stroke-width="0.051cm" svg:stroke-color="#3465a4" draw:marker-start-width="0.276cm" draw:marker-end-width="0.276cm" draw:fill-color="#eeeeee" draw:textarea-horizontal-align="justify" draw:textarea-vertical-align="top" draw:auto-grow-height="false" fo:min-height="0.97cm" fo:min-width="7.705cm" fo:padding-top="0.15cm" fo:padding-bottom="0.15cm" fo:padding-left="0.275cm" fo:padding-right="0.275cm"/>
      <style:paragraph-properties style:writing-mode="lr-tb"/>
    </style:style>
    <style:style style:name="gr97" style:family="graphic" style:parent-style-name="standard">
      <style:graphic-properties svg:stroke-width="0.051cm" svg:stroke-color="#395511" draw:marker-start-width="0.276cm" draw:marker-end-width="0.276cm" draw:fill-color="#f6f9d4" draw:textarea-horizontal-align="justify" draw:textarea-vertical-align="top" draw:auto-grow-height="false" fo:min-height="3.827cm" fo:min-width="8.34cm" fo:padding-top="0.15cm" fo:padding-bottom="0.15cm" fo:padding-left="0.275cm" fo:padding-right="0.275cm"/>
      <style:paragraph-properties style:writing-mode="lr-tb"/>
    </style:style>
    <style:style style:name="gr98" style:family="graphic" style:parent-style-name="standard">
      <style:graphic-properties svg:stroke-width="0.051cm" svg:stroke-color="#224b12" draw:marker-start-width="0.276cm" draw:marker-end-width="0.276cm" draw:fill-color="#ffffff" draw:textarea-horizontal-align="justify" draw:textarea-vertical-align="top" draw:auto-grow-height="false" fo:min-height="2.508cm" fo:min-width="7.705cm" fo:padding-top="0.15cm" fo:padding-bottom="0.15cm" fo:padding-left="0.275cm" fo:padding-right="0.275cm"/>
      <style:paragraph-properties style:writing-mode="lr-tb"/>
    </style:style>
    <style:style style:name="gr99" style:family="graphic" style:parent-style-name="standard">
      <style:graphic-properties svg:stroke-width="0.051cm" svg:stroke-color="#224b12" draw:marker-start-width="0.276cm" draw:marker-end-width="0.276cm" draw:fill-color="#eeeeee" draw:textarea-horizontal-align="justify" draw:textarea-vertical-align="middle" draw:auto-grow-height="false" fo:min-height="0.97cm" fo:min-width="7.07cm" fo:padding-top="0.15cm" fo:padding-bottom="0.15cm" fo:padding-left="0.275cm" fo:padding-right="0.275cm"/>
      <style:paragraph-properties style:writing-mode="lr-tb"/>
    </style:style>
    <style:style style:name="gr100" style:family="graphic" style:parent-style-name="standard">
      <style:graphic-properties svg:stroke-width="0.051cm" svg:stroke-color="#784b04" draw:marker-start-width="0.276cm" draw:marker-end-width="0.276cm" draw:fill-color="#fff5ce" draw:textarea-horizontal-align="justify" draw:textarea-vertical-align="middle" draw:auto-grow-height="false" fo:min-height="0.97cm" fo:min-width="7.705cm" fo:padding-top="0.15cm" fo:padding-bottom="0.15cm" fo:padding-left="0.275cm" fo:padding-right="0.275cm"/>
      <style:paragraph-properties style:writing-mode="lr-tb"/>
    </style:style>
    <style:style style:name="gr101" style:family="graphic" style:parent-style-name="standard">
      <style:graphic-properties svg:stroke-width="0.1cm" svg:stroke-color="#ffffff" draw:fill-color="#ffffff" draw:textarea-horizontal-align="justify" draw:textarea-vertical-align="middle" draw:auto-grow-height="false" fo:min-height="14.573cm" fo:min-width="19.72cm" fo:padding-top="0.175cm" fo:padding-bottom="0.175cm" fo:padding-left="0.3cm" fo:padding-right="0.3cm"/>
    </style:style>
    <style:style style:name="gr102" style:family="graphic" style:parent-style-name="standard">
      <style:graphic-properties svg:stroke-width="0.051cm" svg:stroke-color="#395511" draw:marker-start-width="0.276cm" draw:marker-end-width="0.276cm" draw:fill-color="#f6f9d4" draw:textarea-horizontal-align="justify" draw:textarea-vertical-align="top" draw:auto-grow-height="false" fo:min-height="2.874cm" fo:min-width="8.34cm" fo:padding-top="0.15cm" fo:padding-bottom="0.15cm" fo:padding-left="0.275cm" fo:padding-right="0.275cm"/>
      <style:paragraph-properties style:writing-mode="lr-tb"/>
    </style:style>
    <style:style style:name="gr103" style:family="graphic" style:parent-style-name="standard">
      <style:graphic-properties svg:stroke-width="0.051cm" svg:stroke-color="#395511" draw:marker-start-width="0.276cm" draw:marker-end-width="0.276cm" draw:fill-color="#dee6ef" draw:textarea-horizontal-align="justify" draw:textarea-vertical-align="top" draw:auto-grow-height="false" fo:min-height="2.874cm" fo:min-width="8.34cm" fo:padding-top="0.15cm" fo:padding-bottom="0.15cm" fo:padding-left="0.275cm" fo:padding-right="0.275cm"/>
      <style:paragraph-properties style:writing-mode="lr-tb"/>
    </style:style>
    <style:style style:name="gr104" style:family="graphic" style:parent-style-name="standard">
      <style:graphic-properties svg:stroke-width="0.051cm" svg:stroke-color="#111111" draw:marker-start-width="0.276cm" draw:marker-end-width="0.276cm" draw:fill-color="#ffd7d7" draw:textarea-horizontal-align="justify" draw:textarea-vertical-align="middle" draw:auto-grow-height="false" fo:min-height="2.24cm" fo:min-width="8.34cm" fo:padding-top="0.15cm" fo:padding-bottom="0.15cm" fo:padding-left="0.275cm" fo:padding-right="0.275cm"/>
      <style:paragraph-properties style:writing-mode="lr-tb"/>
    </style:style>
    <style:style style:name="gr105" style:family="graphic" style:parent-style-name="standard">
      <style:graphic-properties svg:stroke-width="0.051cm" svg:stroke-color="#1c1c1c" draw:marker-start-width="0.276cm" draw:marker-end-width="0.276cm" draw:fill-color="#dddddd" draw:textarea-horizontal-align="justify" draw:textarea-vertical-align="middle" draw:auto-grow-height="false" fo:min-height="2.875cm" fo:min-width="7.07cm" fo:padding-top="0.15cm" fo:padding-bottom="0.15cm" fo:padding-left="0.275cm" fo:padding-right="0.275cm"/>
      <style:paragraph-properties style:writing-mode="lr-tb"/>
    </style:style>
    <style:style style:name="gr106" style:family="graphic" style:parent-style-name="standard">
      <style:graphic-properties svg:stroke-width="0.051cm" svg:stroke-color="#7b3d00" draw:marker-start-width="0.276cm" draw:marker-end-width="0.276cm" draw:fill-color="#ffdbb6" draw:textarea-horizontal-align="justify" draw:textarea-vertical-align="middle" draw:auto-grow-height="false" fo:min-height="2.876cm" fo:min-width="7.07cm" fo:padding-top="0.15cm" fo:padding-bottom="0.15cm" fo:padding-left="0.275cm" fo:padding-right="0.275cm"/>
      <style:paragraph-properties style:writing-mode="lr-tb"/>
    </style:style>
    <style:style style:name="gr107" style:family="graphic" style:parent-style-name="standard">
      <style:graphic-properties svg:stroke-width="0.051cm" svg:stroke-color="#111111" draw:marker-start-width="0.276cm" draw:marker-end-width="0.276cm" draw:fill-color="#ffffd7" draw:textarea-horizontal-align="justify" draw:textarea-vertical-align="middle" draw:auto-grow-height="false" fo:min-height="2.24cm" fo:min-width="8.34cm" fo:padding-top="0.15cm" fo:padding-bottom="0.15cm" fo:padding-left="0.275cm" fo:padding-right="0.275cm"/>
      <style:paragraph-properties style:writing-mode="lr-tb"/>
    </style:style>
    <style:style style:name="gr108" style:family="graphic" style:parent-style-name="objectwithoutfill">
      <style:graphic-properties svg:stroke-width="0.05cm" svg:stroke-color="#000000" draw:marker-start-width="0.125cm" draw:marker-end="Arrowheads_20_44" draw:marker-end-width="0.225cm" draw:fill="none" draw:fill-color="#000000" draw:textarea-vertical-align="middle" fo:padding-top="0.15cm" fo:padding-bottom="0.15cm" fo:padding-left="0.275cm" fo:padding-right="0.275cm"/>
    </style:style>
    <style:style style:name="gr109" style:family="graphic" style:parent-style-name="standard">
      <style:graphic-properties svg:stroke-width="0.051cm" svg:stroke-color="#111111" draw:marker-start-width="0.276cm" draw:marker-end-width="0.276cm" draw:fill-color="#e0c2cd" draw:textarea-horizontal-align="justify" draw:textarea-vertical-align="middle" draw:auto-grow-height="false" fo:min-height="2.24cm" fo:min-width="3.26cm" fo:padding-top="0.15cm" fo:padding-bottom="0.15cm" fo:padding-left="0.275cm" fo:padding-right="0.275cm"/>
      <style:paragraph-properties style:writing-mode="lr-tb"/>
    </style:style>
    <style:style style:name="gr110" style:family="graphic" style:parent-style-name="standard">
      <style:graphic-properties svg:stroke-width="0.051cm" svg:stroke-color="#ffffff" draw:marker-start-width="0.276cm" draw:marker-end-width="0.276cm" draw:fill-color="#ffffff" draw:textarea-horizontal-align="justify" draw:textarea-vertical-align="top" draw:auto-grow-height="false" fo:min-height="7.638cm" fo:min-width="20.405cm" fo:padding-top="0.15cm" fo:padding-bottom="0.15cm" fo:padding-left="0.275cm" fo:padding-right="0.275cm"/>
      <style:paragraph-properties style:writing-mode="lr-tb"/>
    </style:style>
    <style:style style:name="gr111" style:family="graphic" style:parent-style-name="standard">
      <style:graphic-properties svg:stroke-width="0.051cm" svg:stroke-color="#000000" draw:marker-start-width="0.276cm" draw:marker-end-width="0.276cm" draw:fill-color="#eeeeee" draw:textarea-horizontal-align="justify" draw:textarea-vertical-align="top" draw:auto-grow-height="false" fo:min-height="6.685cm" fo:min-width="4.53cm" fo:padding-top="0.15cm" fo:padding-bottom="0.15cm" fo:padding-left="0.275cm" fo:padding-right="0.275cm"/>
      <style:paragraph-properties style:writing-mode="lr-tb"/>
    </style:style>
    <style:style style:name="gr112" style:family="graphic" style:parent-style-name="standard">
      <style:graphic-properties svg:stroke-width="0.051cm" svg:stroke-color="#000000" draw:marker-start-width="0.276cm" draw:marker-end-width="0.276cm" draw:fill-color="#eeeeee" draw:textarea-horizontal-align="justify" draw:textarea-vertical-align="top" draw:auto-grow-height="false" fo:min-height="6.685cm" fo:min-width="5.165cm" fo:padding-top="0.15cm" fo:padding-bottom="0.15cm" fo:padding-left="0.275cm" fo:padding-right="0.275cm"/>
      <style:paragraph-properties style:writing-mode="lr-tb"/>
    </style:style>
    <style:style style:name="gr113" style:family="graphic" style:parent-style-name="standard">
      <style:graphic-properties svg:stroke-width="0.051cm" svg:stroke-color="#000000" draw:marker-start-width="0.276cm" draw:marker-end-width="0.276cm" draw:fill-color="#eeeeee" draw:textarea-horizontal-align="justify" draw:textarea-vertical-align="top" draw:auto-grow-height="false" fo:min-height="2.875cm" fo:min-width="4.53cm" fo:padding-top="0.15cm" fo:padding-bottom="0.15cm" fo:padding-left="0.275cm" fo:padding-right="0.275cm"/>
      <style:paragraph-properties style:writing-mode="lr-tb"/>
    </style:style>
    <style:style style:name="gr114" style:family="graphic" style:parent-style-name="standard">
      <style:graphic-properties svg:stroke-width="0.051cm" svg:stroke-color="#355269" draw:marker-start-width="0.276cm" draw:marker-end-width="0.276cm" draw:fill-color="#dee6ef" draw:textarea-horizontal-align="justify" draw:textarea-vertical-align="middle" draw:auto-grow-height="false" fo:min-height="0.97cm" fo:min-width="3.895cm" fo:padding-top="0.15cm" fo:padding-bottom="0.15cm" fo:padding-left="0.275cm" fo:padding-right="0.275cm"/>
      <style:paragraph-properties style:writing-mode="lr-tb"/>
    </style:style>
    <style:style style:name="gr115" style:family="graphic" style:parent-style-name="standard">
      <style:graphic-properties svg:stroke-width="0.051cm" svg:stroke-color="#355269" draw:marker-start-width="0.276cm" draw:marker-end-width="0.276cm" draw:fill-color="#dee6ef" draw:textarea-horizontal-align="justify" draw:textarea-vertical-align="middle" draw:auto-grow-height="false" fo:min-height="0.97cm" fo:min-width="4.53cm" fo:padding-top="0.15cm" fo:padding-bottom="0.15cm" fo:padding-left="0.275cm" fo:padding-right="0.275cm"/>
      <style:paragraph-properties style:writing-mode="lr-tb"/>
    </style:style>
    <style:style style:name="gr116" style:family="graphic" style:parent-style-name="standard">
      <style:graphic-properties svg:stroke-width="0.051cm" svg:stroke-color="#706e0c" draw:marker-start-width="0.276cm" draw:marker-end-width="0.276cm" draw:fill-color="#dde8cb" draw:textarea-horizontal-align="justify" draw:textarea-vertical-align="middle" draw:auto-grow-height="false" fo:min-height="0.97cm" fo:min-width="4.53cm" fo:padding-top="0.15cm" fo:padding-bottom="0.15cm" fo:padding-left="0.275cm" fo:padding-right="0.275cm"/>
      <style:paragraph-properties style:writing-mode="lr-tb"/>
    </style:style>
    <style:style style:name="gr117" style:family="graphic" style:parent-style-name="standard">
      <style:graphic-properties svg:stroke-width="0.051cm" svg:stroke-color="#706e0c" draw:marker-start-width="0.276cm" draw:marker-end-width="0.276cm" draw:fill-color="#dde8cb" draw:textarea-horizontal-align="justify" draw:textarea-vertical-align="middle" draw:auto-grow-height="false" fo:min-height="0.97cm" fo:min-width="3.895cm" fo:padding-top="0.15cm" fo:padding-bottom="0.15cm" fo:padding-left="0.275cm" fo:padding-right="0.275cm"/>
      <style:paragraph-properties style:writing-mode="lr-tb"/>
    </style:style>
    <style:style style:name="gr118" style:family="graphic" style:parent-style-name="objectwithoutfill">
      <style:graphic-properties svg:stroke-width="0.05cm" svg:stroke-color="#000000" draw:marker-end="Arrowheads_20_44" draw:marker-end-width="0.15cm" draw:fill="none" draw:fill-color="#000000" draw:textarea-vertical-align="middle" fo:padding-top="0.15cm" fo:padding-bottom="0.15cm" fo:padding-left="0.275cm" fo:padding-right="0.275cm"/>
    </style:style>
    <style:style style:name="gr11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style:text-underline-style="solid" style:text-underline-width="auto" style:text-underline-color="font-color"/>
    </style:style>
    <style:style style:name="P2" style:family="paragraph">
      <loext:graphic-properties draw:fill-color="#ffffff"/>
      <style:paragraph-properties fo:text-align="center" style:writing-mode="lr-tb"/>
      <style:text-properties fo:font-size="18pt" style:text-underline-style="solid" style:text-underline-width="auto" style:text-underline-color="font-color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-color="#ffffff"/>
      <style:paragraph-properties fo:text-align="center" style:writing-mode="lr-tb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loext:graphic-properties draw:fill-color="#ffffff"/>
      <style:paragraph-properties fo:text-align="center" style:writing-mode="lr-tb"/>
      <style:text-properties style:text-underline-style="solid" style:text-underline-width="auto" style:text-underline-color="font-colo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11" style:family="paragraph">
      <loext:graphic-properties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12" style:family="paragraph"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13" style:family="paragraph">
      <loext:graphic-properties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color="#bf0041" loext:opacity="100%" fo:font-size="16pt"/>
    </style:style>
    <style:style style:name="P16" style:family="paragraph">
      <loext:graphic-properties draw:fill-color="#dde8cb"/>
      <style:paragraph-properties fo:text-align="center" style:writing-mode="lr-tb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  <style:text-properties fo:color="#ea7500" loext:opacity="100%" fo:font-weight="bold" style:font-weight-asian="bold" style:font-weight-complex="bold"/>
    </style:style>
    <style:style style:name="P19" style:family="paragraph">
      <loext:graphic-properties draw:fill-color="#ffffff"/>
      <style:paragraph-properties fo:text-align="center" style:writing-mode="lr-tb"/>
      <style:text-properties fo:color="#ea7500" loext:opacity="100%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text-align="center" style:writing-mode="lr-tb"/>
      <style:text-properties fo:font-size="18pt" style:text-underline-style="none" fo:font-weight="bold" style:font-weight-asian="bold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font-size="18pt" style:text-underline-style="none" fo:font-weight="bold" style:font-weight-asian="bold" style:font-weight-complex="bold"/>
    </style:style>
    <style:style style:name="P23" style:family="paragraph">
      <loext:graphic-properties draw:fill-color="#dee6ef"/>
      <style:paragraph-properties fo:text-align="center" style:writing-mode="lr-tb"/>
      <style:text-properties fo:font-size="18pt"/>
    </style:style>
    <style:style style:name="P24" style:family="paragraph">
      <loext:graphic-properties draw:fill-color="#eeeeee"/>
      <style:paragraph-properties fo:text-align="center" style:writing-mode="lr-tb"/>
      <style:text-properties fo:font-size="18pt" style:text-underline-style="none" fo:font-weight="bold" style:font-weight-asian="bold" style:font-weight-complex="bold"/>
    </style:style>
    <style:style style:name="P25" style:family="paragraph">
      <loext:graphic-properties draw:fill-color="#fff5ce"/>
      <style:paragraph-properties fo:text-align="center" style:writing-mode="lr-tb"/>
      <style:text-properties fo:font-size="18pt"/>
    </style:style>
    <style:style style:name="P26" style:family="paragraph">
      <style:paragraph-properties fo:margin-left="0cm" fo:margin-right="0cm" fo:margin-top="0.5cm" fo:margin-bottom="0.5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ffffff"/>
      <style:paragraph-properties fo:margin-left="0cm" fo:margin-right="0cm" fo:margin-top="0.5cm" fo:margin-bottom="0.5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text-align="center" style:writing-mode="lr-tb"/>
      <style:text-properties style:text-underline-style="none" fo:font-weight="bold" style:font-weight-asian="bold" style:font-weight-complex="bold"/>
    </style:style>
    <style:style style:name="P29" style:family="paragraph">
      <loext:graphic-properties draw:fill-color="#ffffff"/>
      <style:paragraph-properties fo:text-align="center" style:writing-mode="lr-tb"/>
      <style:text-properties style:text-underline-style="none" fo:font-weight="bold" style:font-weight-asian="bold" style:font-weight-complex="bold"/>
    </style:style>
    <style:style style:name="P30" style:family="paragraph">
      <loext:graphic-properties draw:fill-color="#eeeeee"/>
      <style:paragraph-properties fo:text-align="center" style:writing-mode="lr-tb"/>
      <style:text-properties style:text-underline-style="none" fo:font-weight="bold" style:font-weight-asian="bold" style:font-weight-complex="bold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-color="#ffd7d7"/>
      <style:paragraph-properties fo:text-align="center" style:writing-mode="lr-tb"/>
      <style:text-properties fo:font-size="18pt"/>
    </style:style>
    <style:style style:name="P33" style:family="paragraph">
      <loext:graphic-properties draw:fill="none" draw:fill-color="#ffffff"/>
      <style:paragraph-properties style:writing-mode="lr-tb"/>
      <style:text-properties fo:font-size="18pt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P35" style:family="paragraph">
      <loext:graphic-properties draw:fill-color="#eeeeee"/>
      <style:paragraph-properties fo:text-align="center" style:writing-mode="lr-tb"/>
      <style:text-properties fo:font-size="18pt"/>
    </style:style>
    <style:style style:name="P36" style:family="paragraph">
      <loext:graphic-properties draw:fill-color="#dde8cb"/>
      <style:paragraph-properties fo:text-align="center" style:writing-mode="lr-tb"/>
      <style:text-properties fo:font-size="18pt" style:text-underline-style="none" fo:font-weight="bold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color="#127622" loext:opacity="100%" fo:font-size="18pt"/>
    </style:style>
    <style:style style:name="P38" style:family="paragraph">
      <loext:graphic-properties draw:fill-color="#dde8cb"/>
      <style:paragraph-properties fo:text-align="center" style:writing-mode="lr-tb"/>
      <style:text-properties fo:font-size="18pt"/>
    </style:style>
    <style:style style:name="P39" style:family="paragraph">
      <loext:graphic-properties draw:fill-color="#e0c2cd"/>
      <style:paragraph-properties fo:text-align="center" style:writing-mode="lr-tb"/>
      <style:text-properties fo:font-size="18pt"/>
    </style:style>
    <style:style style:name="P40" style:family="paragraph">
      <loext:graphic-properties draw:fill-color="#dee7e5"/>
      <style:paragraph-properties fo:text-align="center" style:writing-mode="lr-tb"/>
      <style:text-properties fo:font-size="18pt"/>
    </style:style>
    <style:style style:name="P41" style:family="paragraph">
      <loext:graphic-properties draw:fill-color="#ffffd7"/>
      <style:paragraph-properties fo:text-align="center" style:writing-mode="lr-tb"/>
      <style:text-properties fo:font-size="18pt"/>
    </style:style>
    <style:style style:name="P42" style:family="paragraph">
      <loext:graphic-properties draw:fill="solid" draw:fill-color="#ffffff"/>
      <style:paragraph-properties fo:text-align="center"/>
    </style:style>
    <style:style style:name="P43" style:family="paragraph">
      <style:paragraph-properties fo:text-align="center" style:writing-mode="lr-tb"/>
      <style:text-properties fo:color="#999999" loext:opacity="100%" fo:font-size="18pt"/>
    </style:style>
    <style:style style:name="P44" style:family="paragraph">
      <loext:graphic-properties draw:fill-color="#eeeeee" draw:opacity="100%"/>
      <style:paragraph-properties fo:text-align="center" style:writing-mode="lr-tb"/>
      <style:text-properties fo:color="#999999" loext:opacity="100%" fo:font-size="18pt"/>
    </style:style>
    <style:style style:name="P45" style:family="paragraph">
      <loext:graphic-properties draw:fill-color="#ffffff"/>
      <style:paragraph-properties fo:text-align="center"/>
    </style:style>
    <style:style style:name="P46" style:family="paragraph">
      <loext:graphic-properties draw:fill-color="#dee6ef"/>
      <style:paragraph-properties fo:text-align="center" style:writing-mode="lr-tb"/>
      <style:text-properties style:text-underline-style="none" fo:font-weight="bold" style:font-weight-asian="bold" style:font-weight-complex="bold"/>
    </style:style>
    <style:style style:name="P47" style:family="paragraph">
      <loext:graphic-properties draw:fill-color="#f6f9d4"/>
      <style:paragraph-properties fo:text-align="center" style:writing-mode="lr-tb"/>
      <style:text-properties style:text-underline-style="none" fo:font-weight="bold" style:font-weight-asian="bold" style:font-weight-complex="bold"/>
    </style:style>
    <style:style style:name="P48" style:family="paragraph">
      <loext:graphic-properties draw:fill-color="#fff5ce"/>
      <style:paragraph-properties fo:text-align="center" style:writing-mode="lr-tb"/>
      <style:text-properties style:text-underline-style="none" fo:font-weight="bold" style:font-weight-asian="bold" style:font-weight-complex="bold"/>
    </style:style>
    <style:style style:name="P49" style:family="paragraph">
      <loext:graphic-properties draw:fill-color="#ffd7d7"/>
      <style:paragraph-properties fo:text-align="center" style:writing-mode="lr-tb"/>
      <style:text-properties style:text-underline-style="none" fo:font-weight="bold" style:font-weight-asian="bold" style:font-weight-complex="bold"/>
    </style:style>
    <style:style style:name="P50" style:family="paragraph">
      <loext:graphic-properties draw:fill-color="#dddddd"/>
      <style:paragraph-properties fo:text-align="center" style:writing-mode="lr-tb"/>
      <style:text-properties style:text-underline-style="none" fo:font-weight="bold" style:font-weight-asian="bold" style:font-weight-complex="bold"/>
    </style:style>
    <style:style style:name="P51" style:family="paragraph">
      <loext:graphic-properties draw:fill-color="#ffdbb6"/>
      <style:paragraph-properties fo:text-align="center" style:writing-mode="lr-tb"/>
      <style:text-properties style:text-underline-style="none" fo:font-weight="bold" style:font-weight-asian="bold" style:font-weight-complex="bold"/>
    </style:style>
    <style:style style:name="P52" style:family="paragraph">
      <loext:graphic-properties draw:fill-color="#ffffd7"/>
      <style:paragraph-properties fo:text-align="center" style:writing-mode="lr-tb"/>
      <style:text-properties style:text-underline-style="none" fo:font-weight="bold" style:font-weight-asian="bold" style:font-weight-complex="bold"/>
    </style:style>
    <style:style style:name="P53" style:family="paragraph">
      <loext:graphic-properties draw:fill="none" draw:fill-color="#000000"/>
      <style:paragraph-properties fo:text-align="center"/>
    </style:style>
    <style:style style:name="P54" style:family="paragraph">
      <loext:graphic-properties draw:fill-color="#e0c2cd"/>
      <style:paragraph-properties fo:text-align="center" style:writing-mode="lr-tb"/>
      <style:text-properties style:text-underline-style="none" fo:font-weight="bold" style:font-weight-asian="bold" style:font-weight-complex="bold"/>
    </style:style>
    <style:style style:name="P55" style:family="paragraph">
      <loext:graphic-properties draw:fill="none" draw:fill-color="#ffffff"/>
    </style:style>
    <style:style style:name="T1" style:family="text">
      <style:text-properties fo:font-size="18pt" style:text-underline-style="solid" style:text-underline-width="auto" style:text-underline-color="font-color"/>
    </style:style>
    <style:style style:name="T2" style:family="text">
      <style:text-properties fo:font-size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color="#bf0041" loext:opacity="100%" fo:font-size="16pt"/>
    </style:style>
    <style:style style:name="T7" style:family="text">
      <style:text-properties fo:color="#ea7500" loext:opacity="100%" fo:font-weight="bold" style:font-weight-asian="bold" style:font-weight-complex="bold"/>
    </style:style>
    <style:style style:name="T8" style:family="text">
      <style:text-properties fo:font-size="18pt" style:text-underline-style="none" fo:font-weight="bold" style:font-weight-asian="bold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8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13" style:family="text">
      <style:text-properties fo:color="#127622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7.62cm" svg:x="2.27cm" svg:y="2.27cm">
          <text:p text:style-name="P1"><text:span text:style-name="T1">S</text:span><text:span text:style-name="T1">o</text:span><text:span text:style-name="T1">u</text:span><text:span text:style-name="T1">rc</text:span><text:span text:style-name="T1">e </text:span><text:span text:style-name="T1">di</text:span><text:span text:style-name="T1">r</text:span><text:span text:style-name="T1">e</text:span><text:span text:style-name="T1">ct</text:span><text:span text:style-name="T1">o</text:span><text:span text:style-name="T1">r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5.715cm" svg:height="1.588cm" svg:x="2.587cm" svg:y="4.492cm">
          <text:p text:style-name="P3"><text:span text:style-name="T2">Makefile, build.ninj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.715cm" svg:height="1.27cm" svg:x="2.587cm" svg:y="6.715cm">
          <text:p text:style-name="P3"><text:span text:style-name="T2">C, C++ sourc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35cm" svg:height="7.62cm" svg:x="14.97cm" svg:y="2.27cm">
          <text:p text:style-name="P1"><text:span text:style-name="T1">Build director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5.715cm" svg:height="1.905cm" svg:x="15.287cm" svg:y="6.397cm">
          <text:p text:style-name="P3"><text:span text:style-name="T2">Objects, libraries,</text:span><text:span text:style-name="T2"><text:line-break/></text:span><text:span text:style-name="T2">binaries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8.302cm" svg:y1="5.286cm" svg:x2="11.795cm" svg:y2="6.397cm" draw:start-shape="id1" draw:start-glue-point="1" draw:end-shape="id2" draw:end-glue-point="4" svg:d="M8302 5286h3493v1111" svg:viewBox="0 0 3494 1112">
          <text:p/>
        </draw:connector>
        <draw:custom-shape draw:style-name="gr7" draw:text-style-name="P4" xml:id="id2" draw:id="id2" draw:layer="layout" svg:width="3.81cm" svg:height="1.905cm" svg:x="9.89cm" svg:y="6.397cm">
          <text:p text:style-name="P3"><text:span text:style-name="T2">Make/</text:span><text:span text:style-name="T2"><text:line-break/></text:span><text:span text:style-name="T2">ninj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8.302cm" svg:y1="7.35cm" svg:x2="9.89cm" svg:y2="7.35cm" draw:start-shape="id3" draw:start-glue-point="1" draw:end-shape="id2" draw:end-glue-point="6" svg:d="M8302 7350h1588" svg:viewBox="0 0 1589 1">
          <text:p/>
        </draw:connector>
        <draw:connector draw:style-name="gr6" draw:text-style-name="P5" draw:layer="layout" svg:x1="13.7cm" svg:y1="7.35cm" svg:x2="15.287cm" svg:y2="7.349cm" draw:start-shape="id2" draw:start-glue-point="10" draw:end-shape="id4" draw:end-glue-point="3" svg:d="M13700 7350h794v-1h793" svg:viewBox="0 0 1588 2">
          <text:p/>
        </draw:connector>
      </draw:page>
      <draw:page draw:name="page2" draw:style-name="dp1" draw:master-page-name="Default">
        <draw:custom-shape draw:style-name="gr1" draw:text-style-name="P7" draw:layer="layout" svg:width="6.35cm" svg:height="7.62cm" svg:x="2.27cm" svg:y="2.27cm">
          <text:p text:style-name="P6"><text:span text:style-name="T3">Source directory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5" draw:id="id5" draw:layer="layout" svg:width="5.715cm" svg:height="1.27cm" svg:x="2.587cm" svg:y="4.492cm">
          <text:p text:style-name="P8">CMakeLists.txt</text:p>
          <draw:enhanced-geometry svg:viewBox="0 0 21600 21600" draw:type="rectangle" draw:enhanced-path="M 0 0 L 21600 0 21600 21600 0 21600 0 0 Z N"/>
        </draw:custom-shape>
        <draw:custom-shape draw:style-name="gr3" draw:text-style-name="P9" xml:id="id9" draw:id="id9" draw:layer="layout" svg:width="5.715cm" svg:height="1.27cm" svg:x="2.587cm" svg:y="7.985cm">
          <text:p text:style-name="P8">C, C++ sources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35cm" svg:height="7.62cm" svg:x="14.97cm" svg:y="2.27cm">
          <text:p text:style-name="P6"><text:span text:style-name="T3">B</text:span><text:span text:style-name="T3">u</text:span><text:span text:style-name="T3">il</text:span><text:span text:style-name="T3">d </text:span><text:span text:style-name="T3">d</text:span><text:span text:style-name="T3">ir</text:span><text:span text:style-name="T3">e</text:span><text:span text:style-name="T3">c</text:span><text:span text:style-name="T3">t</text:span><text:span text:style-name="T3">o</text:span><text:span text:style-name="T3">r</text:span><text:span text:style-name="T3">y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7" draw:id="id7" draw:layer="layout" svg:width="5.715cm" svg:height="1.905cm" svg:x="15.287cm" svg:y="4.175cm">
          <draw:glue-point draw:id="4" svg:x="-4.999cm" svg:y="-1.664cm"/>
          <draw:glue-point draw:id="5" svg:x="-4.999cm" svg:y="1.669cm"/>
          <text:p text:style-name="P8">Build rules (Make/Ninja)</text:p>
          <draw:enhanced-geometry svg:viewBox="0 0 21600 21600" draw:type="rectangle" draw:enhanced-path="M 0 0 L 21600 0 21600 21600 0 21600 0 0 Z N"/>
        </draw:custom-shape>
        <draw:custom-shape draw:style-name="gr5" draw:text-style-name="P9" xml:id="id10" draw:id="id10" draw:layer="layout" svg:width="5.715cm" svg:height="1.905cm" svg:x="15.287cm" svg:y="7.667cm">
          <text:p text:style-name="P8">Objects, libraries,<text:line-break/>binaries</text:p>
          <draw:enhanced-geometry svg:viewBox="0 0 21600 21600" draw:type="rectangle" draw:enhanced-path="M 0 0 L 21600 0 21600 21600 0 21600 0 0 Z N"/>
        </draw:custom-shape>
        <draw:custom-shape draw:style-name="gr8" draw:text-style-name="P11" xml:id="id6" draw:id="id6" draw:layer="layout" svg:width="3.81cm" svg:height="1.905cm" svg:x="9.89cm" svg:y="4.175cm">
          <text:p text:style-name="P10"><text:span text:style-name="T4">CMa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8.302cm" svg:y1="5.127cm" svg:x2="9.89cm" svg:y2="5.128cm" draw:start-shape="id5" draw:start-glue-point="1" draw:end-shape="id6" draw:end-glue-point="6" svg:d="M8302 5127h794v1h794" svg:viewBox="0 0 1589 2">
          <text:p/>
        </draw:connector>
        <draw:connector draw:style-name="gr6" draw:text-style-name="P5" draw:layer="layout" svg:x1="13.7cm" svg:y1="5.128cm" svg:x2="15.287cm" svg:y2="5.127cm" draw:start-shape="id6" draw:start-glue-point="10" draw:end-shape="id7" draw:end-glue-point="3" svg:d="M13700 5128h794v-1h793" svg:viewBox="0 0 1588 2">
          <text:p/>
        </draw:connector>
        <draw:custom-shape draw:style-name="gr8" draw:text-style-name="P9" xml:id="id8" draw:id="id8" draw:layer="layout" svg:width="3.81cm" svg:height="1.905cm" svg:x="9.89cm" svg:y="7.667cm">
          <text:p text:style-name="P8">Make/<text:line-break/>nin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8.144cm" svg:y1="6.08cm" svg:x2="11.795cm" svg:y2="7.667cm" draw:start-shape="id7" draw:start-glue-point="2" draw:end-shape="id8" draw:end-glue-point="4" svg:d="M18144 6080v793h-6349v794" svg:viewBox="0 0 6350 1588">
          <text:p/>
        </draw:connector>
        <draw:connector draw:style-name="gr6" draw:text-style-name="P5" draw:layer="layout" svg:x1="8.302cm" svg:y1="8.62cm" svg:x2="9.89cm" svg:y2="8.62cm" draw:start-shape="id9" draw:start-glue-point="1" draw:end-shape="id8" draw:end-glue-point="6" svg:d="M8302 8620h1588" svg:viewBox="0 0 1589 1">
          <text:p/>
        </draw:connector>
        <draw:connector draw:style-name="gr6" draw:text-style-name="P5" draw:layer="layout" svg:x1="13.7cm" svg:y1="8.62cm" svg:x2="15.287cm" svg:y2="8.619cm" draw:start-shape="id8" draw:start-glue-point="10" draw:end-shape="id10" draw:end-glue-point="3" svg:d="M13700 8620h794v-1h793" svg:viewBox="0 0 1588 2">
          <text:p/>
        </draw:connector>
      </draw:page>
      <draw:page draw:name="page3" draw:style-name="dp1" draw:master-page-name="Default">
        <draw:custom-shape draw:style-name="gr9" draw:text-style-name="P7" draw:layer="layout" svg:width="6.35cm" svg:height="10.16cm" svg:x="2.27cm" svg:y="2.27cm">
          <text:p text:style-name="P6"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o</text:span><text:span text:style-name="T3">r</text:span><text:span text:style-name="T3">y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11" draw:id="id11" draw:layer="layout" svg:width="5.715cm" svg:height="1.27cm" svg:x="2.587cm" svg:y="6.715cm">
          <text:p text:style-name="P8">CMakeLists.txt</text:p>
          <draw:enhanced-geometry svg:viewBox="0 0 21600 21600" draw:type="rectangle" draw:enhanced-path="M 0 0 L 21600 0 21600 21600 0 21600 0 0 Z N"/>
        </draw:custom-shape>
        <draw:custom-shape draw:style-name="gr3" draw:text-style-name="P9" xml:id="id15" draw:id="id15" draw:layer="layout" svg:width="5.715cm" svg:height="1.27cm" svg:x="2.587cm" svg:y="10.208cm">
          <text:p text:style-name="P8">C, C++ sources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35cm" svg:height="10.16cm" svg:x="14.97cm" svg:y="2.27cm">
          <text:p text:style-name="P6"><text:span text:style-name="T3">Build directory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13" draw:id="id13" draw:layer="layout" svg:width="5.715cm" svg:height="1.905cm" svg:x="15.287cm" svg:y="6.398cm">
          <draw:glue-point draw:id="4" svg:x="-4.999cm" svg:y="-1.664cm"/>
          <draw:glue-point draw:id="5" svg:x="-4.999cm" svg:y="1.669cm"/>
          <text:p text:style-name="P8">Build rules (Make/Ninja)</text:p>
          <draw:enhanced-geometry svg:viewBox="0 0 21600 21600" draw:type="rectangle" draw:enhanced-path="M 0 0 L 21600 0 21600 21600 0 21600 0 0 Z N"/>
        </draw:custom-shape>
        <draw:custom-shape draw:style-name="gr5" draw:text-style-name="P9" xml:id="id16" draw:id="id16" draw:layer="layout" svg:width="5.715cm" svg:height="1.905cm" svg:x="15.287cm" svg:y="9.89cm">
          <text:p text:style-name="P8">Objects, libraries,<text:line-break/>binaries</text:p>
          <draw:enhanced-geometry svg:viewBox="0 0 21600 21600" draw:type="rectangle" draw:enhanced-path="M 0 0 L 21600 0 21600 21600 0 21600 0 0 Z N"/>
        </draw:custom-shape>
        <draw:custom-shape draw:style-name="gr7" draw:text-style-name="P11" xml:id="id12" draw:id="id12" draw:layer="layout" svg:width="3.81cm" svg:height="1.905cm" svg:x="9.89cm" svg:y="6.398cm">
          <text:p text:style-name="P10"><text:span text:style-name="T4">CMa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8.302cm" svg:y1="7.35cm" svg:x2="9.89cm" svg:y2="7.351cm" draw:start-shape="id11" draw:start-glue-point="1" draw:end-shape="id12" draw:end-glue-point="6" svg:d="M8302 7350h794v1h794" svg:viewBox="0 0 1589 2">
          <text:p/>
        </draw:connector>
        <draw:connector draw:style-name="gr6" draw:text-style-name="P5" draw:layer="layout" svg:x1="13.7cm" svg:y1="7.351cm" svg:x2="15.287cm" svg:y2="7.35cm" draw:start-shape="id12" draw:start-glue-point="10" draw:end-shape="id13" draw:end-glue-point="3" svg:d="M13700 7351h794v-1h793" svg:viewBox="0 0 1588 2">
          <text:p/>
        </draw:connector>
        <draw:custom-shape draw:style-name="gr7" draw:text-style-name="P9" xml:id="id14" draw:id="id14" draw:layer="layout" svg:width="3.81cm" svg:height="1.905cm" svg:x="9.89cm" svg:y="9.89cm">
          <text:p text:style-name="P8">Make/<text:line-break/>ninj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8.144cm" svg:y1="8.303cm" svg:x2="11.795cm" svg:y2="9.89cm" draw:start-shape="id13" draw:start-glue-point="2" draw:end-shape="id14" draw:end-glue-point="4" svg:d="M18144 8303v793h-6349v794" svg:viewBox="0 0 6350 1588">
          <text:p/>
        </draw:connector>
        <draw:connector draw:style-name="gr6" draw:text-style-name="P5" draw:layer="layout" svg:x1="8.302cm" svg:y1="10.843cm" svg:x2="9.89cm" svg:y2="10.843cm" draw:start-shape="id15" draw:start-glue-point="1" draw:end-shape="id14" draw:end-glue-point="6" svg:d="M8302 10843h1588" svg:viewBox="0 0 1589 1">
          <text:p/>
        </draw:connector>
        <draw:connector draw:style-name="gr6" draw:text-style-name="P5" draw:layer="layout" svg:x1="13.7cm" svg:y1="10.843cm" svg:x2="15.287cm" svg:y2="10.842cm" draw:start-shape="id14" draw:start-glue-point="10" draw:end-shape="id16" draw:end-glue-point="3" svg:d="M13700 10843h794v-1h793" svg:viewBox="0 0 1588 2">
          <text:p/>
        </draw:connector>
        <draw:custom-shape draw:style-name="gr5" draw:text-style-name="P9" xml:id="id17" draw:id="id17" draw:layer="layout" svg:width="5.715cm" svg:height="1.905cm" svg:x="15.287cm" svg:y="3.857cm">
          <draw:glue-point draw:id="4" svg:x="-4.999cm" svg:y="-1.664cm"/>
          <draw:glue-point draw:id="5" svg:x="-4.999cm" svg:y="1.669cm"/>
          <text:p text:style-name="P8">CMakeCache.txt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15.287cm" svg:y1="4.809cm" svg:x2="11.795cm" svg:y2="6.398cm" draw:start-shape="id17" draw:start-glue-point="3" draw:end-shape="id12" draw:end-glue-point="4" svg:d="M15287 4809h-3492v1589" svg:viewBox="0 0 3493 1590">
          <text:p/>
        </draw:connector>
      </draw:page>
      <draw:page draw:name="page4" draw:style-name="dp1" draw:master-page-name="Default">
        <draw:custom-shape draw:style-name="gr9" draw:text-style-name="P2" draw:layer="layout" svg:width="6.35cm" svg:height="10.16cm" svg:x="2.27cm" svg:y="2.27cm">
          <text:p text:style-name="P1"><text:span text:style-name="T1">Source director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" draw:id="id18" draw:layer="layout" svg:width="5.715cm" svg:height="1.27cm" svg:x="2.587cm" svg:y="6.715cm">
          <text:p text:style-name="P3"><text:span text:style-name="T2">CMakeLists.tx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2" draw:id="id22" draw:layer="layout" svg:width="5.715cm" svg:height="1.27cm" svg:x="2.587cm" svg:y="10.208cm">
          <text:p text:style-name="P3"><text:span text:style-name="T2">C, C++ source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35cm" svg:height="10.16cm" svg:x="14.97cm" svg:y="2.27cm">
          <text:p text:style-name="P1"><text:span text:style-name="T1">Build director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0" draw:id="id20" draw:layer="layout" svg:width="5.715cm" svg:height="1.905cm" svg:x="15.287cm" svg:y="6.398cm">
          <draw:glue-point draw:id="4" svg:x="-4.999cm" svg:y="-1.664cm"/>
          <draw:glue-point draw:id="5" svg:x="-4.999cm" svg:y="1.669cm"/>
          <text:p text:style-name="P3"><text:span text:style-name="T2">Build rules (Make/Ninja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3" draw:id="id23" draw:layer="layout" svg:width="5.715cm" svg:height="1.905cm" svg:x="15.287cm" svg:y="9.89cm">
          <text:p text:style-name="P3"><text:span text:style-name="T2">Objects, </text:span><text:span text:style-name="T2">libraries,</text:span><text:span text:style-name="T2"><text:line-break/></text:span><text:span text:style-name="T2">binaries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19" draw:id="id19" draw:layer="layout" svg:width="3.81cm" svg:height="1.905cm" svg:x="9.89cm" svg:y="6.398cm">
          <text:p text:style-name="P12"><text:span text:style-name="T5">CMa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8.302cm" svg:y1="7.35cm" svg:x2="9.89cm" svg:y2="7.351cm" draw:start-shape="id18" draw:start-glue-point="1" draw:end-shape="id19" draw:end-glue-point="6" svg:d="M8302 7350h794v1h794" svg:viewBox="0 0 1589 2">
          <text:p/>
        </draw:connector>
        <draw:connector draw:style-name="gr6" draw:text-style-name="P5" draw:layer="layout" svg:x1="13.7cm" svg:y1="7.351cm" svg:x2="15.287cm" svg:y2="7.35cm" draw:start-shape="id19" draw:start-glue-point="10" draw:end-shape="id20" draw:end-glue-point="3" svg:d="M13700 7351h794v-1h793" svg:viewBox="0 0 1588 2">
          <text:p/>
        </draw:connector>
        <draw:custom-shape draw:style-name="gr7" draw:text-style-name="P4" xml:id="id21" draw:id="id21" draw:layer="layout" svg:width="3.81cm" svg:height="1.905cm" svg:x="9.89cm" svg:y="9.89cm">
          <text:p text:style-name="P3"><text:span text:style-name="T2">Make/</text:span><text:span text:style-name="T2"><text:line-break/></text:span><text:span text:style-name="T2">ninj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8.144cm" svg:y1="8.303cm" svg:x2="11.795cm" svg:y2="9.89cm" draw:start-shape="id20" draw:start-glue-point="2" draw:end-shape="id21" draw:end-glue-point="4" svg:d="M18144 8303v793h-6349v794" svg:viewBox="0 0 6350 1588">
          <text:p/>
        </draw:connector>
        <draw:connector draw:style-name="gr6" draw:text-style-name="P5" draw:layer="layout" svg:x1="8.302cm" svg:y1="10.843cm" svg:x2="9.89cm" svg:y2="10.843cm" draw:start-shape="id22" draw:start-glue-point="1" draw:end-shape="id21" draw:end-glue-point="6" svg:d="M8302 10843h1588" svg:viewBox="0 0 1589 1">
          <text:p/>
        </draw:connector>
        <draw:connector draw:style-name="gr6" draw:text-style-name="P5" draw:layer="layout" svg:x1="13.7cm" svg:y1="10.843cm" svg:x2="15.287cm" svg:y2="10.842cm" draw:start-shape="id21" draw:start-glue-point="10" draw:end-shape="id23" draw:end-glue-point="3" svg:d="M13700 10843h794v-1h793" svg:viewBox="0 0 1588 2">
          <text:p/>
        </draw:connector>
        <draw:custom-shape draw:style-name="gr5" draw:text-style-name="P4" xml:id="id24" draw:id="id24" draw:layer="layout" svg:width="5.715cm" svg:height="1.905cm" svg:x="15.287cm" svg:y="3.857cm">
          <draw:glue-point draw:id="4" svg:x="-4.999cm" svg:y="-1.664cm"/>
          <draw:glue-point draw:id="5" svg:x="-4.999cm" svg:y="1.669cm"/>
          <text:p text:style-name="P3"><text:span text:style-name="T2">CMakeCache.txt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15.287cm" svg:y1="4.809cm" svg:x2="11.795cm" svg:y2="6.398cm" draw:start-shape="id24" draw:start-glue-point="3" draw:end-shape="id19" draw:end-glue-point="4" svg:d="M15287 4809h-3492v1589" svg:viewBox="0 0 3493 1590">
          <text:p/>
        </draw:connector>
        <draw:connector draw:style-name="gr12" draw:text-style-name="P14" draw:layer="layout" svg:x1="5.444cm" svg:y1="7.985cm" svg:x2="10.448cm" svg:y2="10.169cm" draw:start-shape="id18" draw:start-glue-point="2" draw:end-shape="id21" draw:end-glue-point="5" svg:d="M5444 7985v952h5004v1232" svg:viewBox="0 0 5005 2185">
          <text:p/>
        </draw:connector>
        <draw:connector draw:style-name="gr12" draw:text-style-name="P5" draw:layer="layout" svg:x1="13.142cm" svg:y1="10.169cm" svg:x2="13.142cm" svg:y2="8.024cm" draw:start-shape="id21" draw:start-glue-point="11" draw:end-shape="id19" draw:end-glue-point="9" svg:d="M13142 10169v-2145" svg:viewBox="0 0 1 2146">
          <text:p/>
        </draw:connector>
        <draw:frame draw:style-name="gr13" draw:text-style-name="P15" draw:layer="layout" svg:width="2.686cm" svg:height="1.555cm" svg:x="8.402cm" svg:y="7.567cm">
          <draw:text-box>
            <text:p><text:span text:style-name="T6">detect</text:span><text:span text:style-name="T6"><text:line-break/></text:span><text:span text:style-name="T6">changes</text:span></text:p>
          </draw:text-box>
        </draw:frame>
        <draw:frame draw:style-name="gr14" draw:text-style-name="P15" draw:layer="layout" svg:width="2.338cm" svg:height="1.555cm" svg:x="13.046cm" svg:y="7.65cm">
          <draw:text-box>
            <text:p><text:span text:style-name="T6">re-run</text:span><text:span text:style-name="T6"><text:line-break/></text:span><text:span text:style-name="T6">CMake</text:span></text:p>
          </draw:text-box>
        </draw:frame>
      </draw:page>
      <draw:page draw:name="page5" draw:style-name="dp1" draw:master-page-name="Default">
        <draw:custom-shape draw:style-name="gr15" draw:text-style-name="P16" xml:id="id25" draw:id="id25" draw:layer="layout" svg:width="3.81cm" svg:height="1.27cm" svg:x="3.54cm" svg:y="3.54cm">
          <text:p text:style-name="P8">target1</text:p>
          <draw:enhanced-geometry svg:viewBox="0 0 21600 21600" draw:type="rectangle" draw:enhanced-path="M 0 0 L 21600 0 21600 21600 0 21600 0 0 Z N"/>
        </draw:custom-shape>
        <draw:custom-shape draw:style-name="gr16" draw:text-style-name="P9" xml:id="id26" draw:id="id26" draw:layer="layout" svg:width="3.81cm" svg:height="1.27cm" svg:x="13.7cm" svg:y="3.54cm">
          <text:p text:style-name="P8">target2</text:p>
          <draw:enhanced-geometry svg:viewBox="0 0 21600 21600" draw:type="rectangle" draw:enhanced-path="M 0 0 L 21600 0 21600 21600 0 21600 0 0 Z N"/>
        </draw:custom-shape>
        <draw:connector draw:style-name="gr17" draw:text-style-name="P14" draw:layer="layout" svg:x1="7.35cm" svg:y1="4.175cm" svg:x2="13.7cm" svg:y2="4.175cm" draw:start-shape="id25" draw:start-glue-point="1" draw:end-shape="id26" draw:end-glue-point="3" svg:d="M7350 4175h6350" svg:viewBox="0 0 6351 1">
          <text:p text:style-name="P17"><text:line-break/>dependency</text:p>
        </draw:connector>
        <draw:custom-shape draw:style-name="gr18" draw:text-style-name="P9" xml:id="id28" draw:id="id28" draw:layer="layout" svg:width="3.81cm" svg:height="1.27cm" svg:x="3.54cm" svg:y="8.302cm">
          <text:p text:style-name="P8">library</text:p>
          <draw:enhanced-geometry svg:viewBox="0 0 21600 21600" draw:type="rectangle" draw:enhanced-path="M 0 0 L 21600 0 21600 21600 0 21600 0 0 Z N"/>
        </draw:custom-shape>
        <draw:custom-shape draw:style-name="gr19" draw:text-style-name="P9" xml:id="id29" draw:id="id29" draw:layer="layout" svg:width="3.81cm" svg:height="1.27cm" svg:x="8.62cm" svg:y="8.302cm">
          <text:p text:style-name="P8">executable</text:p>
          <draw:enhanced-geometry svg:viewBox="0 0 21600 21600" draw:type="rectangle" draw:enhanced-path="M 0 0 L 21600 0 21600 21600 0 21600 0 0 Z N"/>
        </draw:custom-shape>
        <draw:custom-shape draw:style-name="gr20" draw:text-style-name="P9" xml:id="id30" draw:id="id30" draw:layer="layout" svg:width="3.81cm" svg:height="1.27cm" svg:x="13.7cm" svg:y="8.302cm">
          <text:p text:style-name="P8">custom</text:p>
          <draw:enhanced-geometry svg:viewBox="0 0 21600 21600" draw:type="rectangle" draw:enhanced-path="M 0 0 L 21600 0 21600 21600 0 21600 0 0 Z N"/>
        </draw:custom-shape>
        <draw:custom-shape draw:style-name="gr15" draw:text-style-name="P16" xml:id="id27" draw:id="id27" draw:layer="layout" svg:width="3.81cm" svg:height="1.27cm" svg:x="8.62cm" svg:y="6.08cm">
          <text:p text:style-name="P8">targets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line" svg:x1="10.525cm" svg:y1="7.35cm" svg:x2="5.445cm" svg:y2="8.302cm" draw:start-shape="id27" draw:start-glue-point="2" draw:end-shape="id28" draw:end-glue-point="0" svg:d="M10525 7350l-5080 952" svg:viewBox="0 0 5081 953">
          <text:p/>
        </draw:connector>
        <draw:connector draw:style-name="gr22" draw:text-style-name="P5" draw:layer="layout" draw:type="line" svg:x1="10.525cm" svg:y1="7.35cm" svg:x2="10.525cm" svg:y2="8.302cm" draw:start-shape="id27" draw:start-glue-point="2" draw:end-shape="id29" draw:end-glue-point="0" svg:d="M10525 7350v952" svg:viewBox="0 0 1 953">
          <text:p/>
        </draw:connector>
        <draw:connector draw:style-name="gr23" draw:text-style-name="P5" draw:layer="layout" draw:type="line" svg:x1="10.525cm" svg:y1="7.35cm" svg:x2="15.605cm" svg:y2="8.302cm" draw:start-shape="id27" draw:start-glue-point="2" draw:end-shape="id30" draw:end-glue-point="0" svg:d="M10525 7350l5080 952" svg:viewBox="0 0 5081 953">
          <text:p/>
        </draw:connector>
        <draw:custom-shape draw:style-name="gr24" draw:text-style-name="P9" xml:id="id32" draw:id="id32" draw:layer="layout" svg:width="12.7cm" svg:height="1.27cm" svg:x="4.175cm" svg:y="13.7cm">
          <text:p text:style-name="P8">INCLUDE_DIRECTORIES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2.7cm" svg:height="1.27cm" svg:x="4.175cm" svg:y="16.24cm">
          <text:p text:style-name="P8">INTERFACE_INCLUDE_DIRECTORIES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12.7cm" svg:height="1.27cm" svg:x="4.175cm" svg:y="17.51cm">
          <text:p text:style-name="P8">INTERFACE_COMPILE_DEFINITIONS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1.27cm" svg:height="1.27cm" svg:x="21.32cm" svg:y="3.54cm">
          <text:p text:style-name="P18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1.27cm" svg:height="1.27cm" svg:x="21.32cm" svg:y="7.35cm">
          <text:p text:style-name="P18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1.27cm" svg:height="1.27cm" svg:x="21.32cm" svg:y="14.335cm">
          <text:p text:style-name="P18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xml:id="id31" draw:id="id31" draw:layer="layout" svg:width="3.81cm" svg:height="1.27cm" svg:x="8.62cm" svg:y="11.16cm">
          <text:p text:style-name="P8">target</text:p>
          <draw:enhanced-geometry svg:viewBox="0 0 21600 21600" draw:type="rectangle" draw:enhanced-path="M 0 0 L 21600 0 21600 21600 0 21600 0 0 Z N"/>
        </draw:custom-shape>
        <draw:connector draw:style-name="gr28" draw:text-style-name="P5" draw:layer="layout" draw:type="curve" svg:x1="10.525cm" svg:y1="12.43cm" svg:x2="10.525cm" svg:y2="13.7cm" draw:start-shape="id31" draw:start-glue-point="2" draw:end-shape="id32" draw:end-glue-point="0" svg:d="M10525 12430v1270" svg:viewBox="0 0 1 1271">
          <text:p/>
        </draw:connector>
        <draw:custom-shape draw:style-name="gr24" draw:text-style-name="P9" draw:layer="layout" svg:width="12.7cm" svg:height="1.27cm" svg:x="4.175cm" svg:y="14.97cm">
          <text:p text:style-name="P8">COMPILE_DEFINITIONS</text:p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1.085cm" svg:height="1.012cm" svg:x="9.89cm" svg:y="18.72cm">
          <draw:text-box>
            <text:p>...</text:p>
          </draw:text-box>
        </draw:frame>
      </draw:page>
      <draw:page draw:name="page6" draw:style-name="dp1" draw:master-page-name="Default">
        <draw:custom-shape draw:style-name="gr30" draw:text-style-name="P16" xml:id="id33" draw:id="id33" draw:layer="layout" svg:width="6.35cm" svg:height="1.27cm" svg:x="1cm" svg:y="3.54cm">
          <text:p text:style-name="P8">library target</text:p>
          <draw:enhanced-geometry svg:viewBox="0 0 21600 21600" draw:type="rectangle" draw:enhanced-path="M 0 0 L 21600 0 21600 21600 0 21600 0 0 Z N"/>
        </draw:custom-shape>
        <draw:custom-shape draw:style-name="gr31" draw:text-style-name="P9" xml:id="id34" draw:id="id34" draw:layer="layout" svg:width="8.89cm" svg:height="1.27cm" svg:x="5.445cm" svg:y="6.08cm">
          <text:p text:style-name="P8">target_sources</text:p>
          <draw:enhanced-geometry svg:viewBox="0 0 21600 21600" draw:type="rectangle" draw:enhanced-path="M 0 0 L 21600 0 21600 21600 0 21600 0 0 Z N"/>
        </draw:custom-shape>
        <draw:custom-shape draw:style-name="gr31" draw:text-style-name="P9" xml:id="id35" draw:id="id35" draw:layer="layout" svg:width="8.89cm" svg:height="1.27cm" svg:x="5.445cm" svg:y="7.35cm">
          <text:p text:style-name="P8">target_include_directories</text:p>
          <draw:enhanced-geometry svg:viewBox="0 0 21600 21600" draw:type="rectangle" draw:enhanced-path="M 0 0 L 21600 0 21600 21600 0 21600 0 0 Z N"/>
        </draw:custom-shape>
        <draw:custom-shape draw:style-name="gr31" draw:text-style-name="P9" xml:id="id36" draw:id="id36" draw:layer="layout" svg:width="8.89cm" svg:height="1.27cm" svg:x="5.445cm" svg:y="8.62cm">
          <text:p text:style-name="P8">target_compile_definitions</text:p>
          <draw:enhanced-geometry svg:viewBox="0 0 21600 21600" draw:type="rectangle" draw:enhanced-path="M 0 0 L 21600 0 21600 21600 0 21600 0 0 Z N"/>
        </draw:custom-shape>
        <draw:custom-shape draw:style-name="gr31" draw:text-style-name="P9" xml:id="id37" draw:id="id37" draw:layer="layout" svg:width="8.89cm" svg:height="1.27cm" svg:x="5.445cm" svg:y="9.89cm">
          <text:p text:style-name="P8">target_compile_options</text:p>
          <draw:enhanced-geometry svg:viewBox="0 0 21600 21600" draw:type="rectangle" draw:enhanced-path="M 0 0 L 21600 0 21600 21600 0 21600 0 0 Z N"/>
        </draw:custom-shape>
        <draw:custom-shape draw:style-name="gr31" draw:text-style-name="P9" xml:id="id38" draw:id="id38" draw:layer="layout" svg:width="8.89cm" svg:height="1.27cm" svg:x="5.445cm" svg:y="11.16cm">
          <text:p text:style-name="P8">target_link_options</text:p>
          <draw:enhanced-geometry svg:viewBox="0 0 21600 21600" draw:type="rectangle" draw:enhanced-path="M 0 0 L 21600 0 21600 21600 0 21600 0 0 Z N"/>
        </draw:custom-shape>
        <draw:custom-shape draw:style-name="gr31" draw:text-style-name="P9" xml:id="id39" draw:id="id39" draw:layer="layout" svg:width="8.89cm" svg:height="1.27cm" svg:x="5.445cm" svg:y="12.43cm">
          <text:p text:style-name="P8">target_link_libraries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svg:x1="4.175cm" svg:y1="4.81cm" svg:x2="5.445cm" svg:y2="6.715cm" draw:start-shape="id33" draw:start-glue-point="2" draw:end-shape="id34" draw:end-glue-point="3" svg:d="M4175 4810v1905h1270" svg:viewBox="0 0 1271 1906">
          <text:p/>
        </draw:connector>
        <draw:connector draw:style-name="gr33" draw:text-style-name="P5" draw:layer="layout" svg:x1="4.175cm" svg:y1="4.81cm" svg:x2="5.445cm" svg:y2="7.985cm" draw:start-shape="id33" draw:start-glue-point="2" draw:end-shape="id35" draw:end-glue-point="3" svg:d="M4175 4810v3175h1270" svg:viewBox="0 0 1271 3176">
          <text:p/>
        </draw:connector>
        <draw:connector draw:style-name="gr33" draw:text-style-name="P5" draw:layer="layout" svg:x1="4.175cm" svg:y1="4.81cm" svg:x2="5.445cm" svg:y2="9.255cm" draw:start-shape="id33" draw:start-glue-point="2" draw:end-shape="id36" draw:end-glue-point="3" svg:d="M4175 4810v4445h1270" svg:viewBox="0 0 1271 4446">
          <text:p/>
        </draw:connector>
        <draw:connector draw:style-name="gr33" draw:text-style-name="P5" draw:layer="layout" svg:x1="4.175cm" svg:y1="4.81cm" svg:x2="5.445cm" svg:y2="10.525cm" draw:start-shape="id33" draw:start-glue-point="2" draw:end-shape="id37" draw:end-glue-point="3" svg:d="M4175 4810v5715h1270" svg:viewBox="0 0 1271 5716">
          <text:p/>
        </draw:connector>
        <draw:connector draw:style-name="gr33" draw:text-style-name="P5" draw:layer="layout" svg:x1="4.175cm" svg:y1="4.81cm" svg:x2="5.445cm" svg:y2="11.795cm" draw:start-shape="id33" draw:start-glue-point="2" draw:end-shape="id38" draw:end-glue-point="3" svg:d="M4175 4810v6985h1270" svg:viewBox="0 0 1271 6986">
          <text:p/>
        </draw:connector>
        <draw:connector draw:style-name="gr33" draw:text-style-name="P5" draw:layer="layout" svg:x1="4.175cm" svg:y1="4.81cm" svg:x2="5.445cm" svg:y2="13.065cm" draw:start-shape="id33" draw:start-glue-point="2" draw:end-shape="id39" draw:end-glue-point="3" svg:d="M4175 4810v8255h1270" svg:viewBox="0 0 1271 8256">
          <text:p/>
        </draw:connector>
        <draw:custom-shape draw:style-name="gr31" draw:text-style-name="P9" xml:id="id41" draw:id="id41" draw:layer="layout" svg:width="8.89cm" svg:height="1.27cm" svg:x="11.16cm" svg:y="3.54cm">
          <text:p text:style-name="P8">target_link_libraries</text:p>
          <draw:enhanced-geometry svg:viewBox="0 0 21600 21600" draw:type="rectangle" draw:enhanced-path="M 0 0 L 21600 0 21600 21600 0 21600 0 0 Z N"/>
        </draw:custom-shape>
        <draw:custom-shape draw:style-name="gr30" draw:text-style-name="P16" xml:id="id40" draw:id="id40" draw:layer="layout" svg:width="6.35cm" svg:height="1.27cm" svg:x="22.59cm" svg:y="3.54cm">
          <text:p text:style-name="P8">library target</text:p>
          <draw:enhanced-geometry svg:viewBox="0 0 21600 21600" draw:type="rectangle" draw:enhanced-path="M 0 0 L 21600 0 21600 21600 0 21600 0 0 Z N"/>
        </draw:custom-shape>
        <draw:connector draw:style-name="gr34" draw:text-style-name="P5" draw:layer="layout" svg:x1="22.59cm" svg:y1="4.175cm" svg:x2="20.05cm" svg:y2="4.175cm" draw:start-shape="id40" draw:start-glue-point="3" draw:end-shape="id41" draw:end-glue-point="1" svg:d="M22590 4175h-2540" svg:viewBox="0 0 2541 1">
          <text:p/>
        </draw:connector>
        <draw:connector draw:style-name="gr35" draw:text-style-name="P5" draw:layer="layout" svg:x1="11.16cm" svg:y1="4.175cm" svg:x2="7.35cm" svg:y2="4.175cm" draw:start-shape="id41" draw:start-glue-point="3" draw:end-shape="id33" draw:end-glue-point="1" svg:d="M11160 4175h-3810" svg:viewBox="0 0 3811 1">
          <text:p/>
        </draw:connector>
        <draw:custom-shape draw:style-name="gr36" draw:text-style-name="P5" xml:id="id42" draw:id="id42" draw:layer="layout" svg:width="0.952cm" svg:height="7.62cm" svg:x="14.97cm" svg:y="6.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37" draw:text-style-name="P5" draw:layer="layout" svg:x1="15.922cm" svg:y1="9.89cm" svg:x2="25.765cm" svg:y2="4.81cm" draw:start-shape="id42" draw:start-glue-point="6" draw:end-shape="id40" draw:end-glue-point="2" svg:d="M15922 9890h9843v-5080" svg:viewBox="0 0 9844 5081">
          <text:p/>
        </draw:connector>
        <draw:frame draw:style-name="gr38" draw:text-style-name="P20" draw:layer="layout" svg:width="7.321cm" svg:height="1.723cm" svg:x="17.827cm" svg:y="10.148cm">
          <draw:text-box>
            <text:p>Propagated if<text:line-break/>INTERFACE or PUBLIC</text:p>
          </draw:text-box>
        </draw:frame>
      </draw:page>
      <draw:page draw:name="page7" draw:style-name="dp1" draw:master-page-name="Default">
        <draw:custom-shape draw:style-name="gr39" draw:text-style-name="P22" draw:layer="layout" svg:width="8.89cm" svg:height="12.7cm" svg:x="1.318cm" svg:y="2.27cm">
          <text:p text:style-name="P21"><text:span text:style-name="T8">project</text:span></text:p>
          <draw:enhanced-geometry svg:viewBox="0 0 21600 21600" draw:type="rectangle" draw:enhanced-path="M 0 0 L 21600 0 21600 21600 0 21600 0 0 Z N"/>
        </draw:custom-shape>
        <draw:custom-shape draw:style-name="gr40" draw:text-style-name="P23" draw:layer="layout" svg:width="8.255cm" svg:height="1.27cm" svg:x="1.635cm" svg:y="3.54cm">
          <text:p text:style-name="P3"><text:span text:style-name="T2">CMakeLists.txt</text:span></text:p>
          <draw:enhanced-geometry svg:viewBox="0 0 21600 21600" draw:type="rectangle" draw:enhanced-path="M 0 0 L 21600 0 21600 21600 0 21600 0 0 Z N"/>
        </draw:custom-shape>
        <draw:custom-shape draw:style-name="gr41" draw:text-style-name="P24" draw:layer="layout" svg:width="8.255cm" svg:height="6.033cm" svg:x="1.635cm" svg:y="8.302cm">
          <text:p text:style-name="P21"><text:span text:style-name="T8">library_1</text:span></text:p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7.62cm" svg:height="1.27cm" svg:x="1.953cm" svg:y="9.572cm">
          <text:p text:style-name="P3"><text:span text:style-name="T2">CMakeLists.txt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7.62cm" svg:height="1.27cm" svg:x="1.953cm" svg:y="11.16cm">
          <text:p text:style-name="P3"><text:span text:style-name="T2">*.c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7.62cm" svg:height="1.27cm" svg:x="1.953cm" svg:y="12.747cm">
          <text:p text:style-name="P3"><text:span text:style-name="T2">include/</text:span></text:p>
          <draw:enhanced-geometry svg:viewBox="0 0 21600 21600" draw:type="rectangle" draw:enhanced-path="M 0 0 L 21600 0 21600 21600 0 21600 0 0 Z N"/>
        </draw:custom-shape>
        <draw:custom-shape draw:style-name="gr44" draw:text-style-name="P25" draw:layer="layout" svg:width="8.255cm" svg:height="1.27cm" svg:x="1.635cm" svg:y="5.127cm">
          <text:p text:style-name="P3"><text:span text:style-name="T2">myprog.c, myprog.h</text:span></text:p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16.827cm" svg:height="6.35cm" svg:x="11.478cm" svg:y="2.27cm">
          <text:p text:style-name="P26"><text:span text:style-name="T9">cmake_minimum_required</text:span><text:span text:style-name="T10">(</text:span><text:span text:style-name="T9">VERSION</text:span><text:span text:style-name="T10"> 3.5)</text:span></text:p>
          <text:p text:style-name="P26"><text:span text:style-name="T9">project</text:span><text:span text:style-name="T10">(myprog C)</text:span><text:span text:style-name="T10"><text:line-break/></text:span><text:span text:style-name="T9">add_executable</text:span><text:span text:style-name="T10">(myprog myprog.c)</text:span></text:p>
          <text:p text:style-name="P26"><text:span text:style-name="T9">add_subdirectory</text:span><text:span text:style-name="T10">(library_1)</text:span><text:span text:style-name="T10"><text:line-break/></text:span><text:span text:style-name="T9">target_link_libraries</text:span><text:span text:style-name="T10">(myprog</text:span><text:span text:style-name="T10"><text:line-break/></text:span><text:span text:style-name="T10"> <text:s text:c="21"/></text:span><text:span text:style-name="T9">PRIVATE</text:span><text:span text:style-name="T10"> library_1)</text:span></text:p>
          <draw:enhanced-geometry svg:viewBox="0 0 21600 21600" draw:type="rectangle" draw:enhanced-path="M 0 0 L 21600 0 21600 21600 0 21600 0 0 Z N"/>
        </draw:custom-shape>
        <draw:custom-shape draw:style-name="gr46" draw:text-style-name="P27" draw:layer="layout" svg:width="16.827cm" svg:height="6.35cm" svg:x="11.478cm" svg:y="9.89cm">
          <text:p text:style-name="P26"><text:span text:style-name="T9">cmake_minimum_required</text:span><text:span text:style-name="T10">(</text:span><text:span text:style-name="T9">VERSION</text:span><text:span text:style-name="T10"> 3.5)</text:span></text:p>
          <text:p text:style-name="P26"><text:span text:style-name="T9">add_library</text:span><text:span text:style-name="T10">(library_1 </text:span><text:span text:style-name="T9">STATIC</text:span><text:span text:style-name="T10"> foo.c bar.c)</text:span><text:span text:style-name="T10"><text:line-break/></text:span><text:span text:style-name="T10"><text:line-break/></text:span><text:span text:style-name="T9">target_include_directories</text:span><text:span text:style-name="T10">(library_1</text:span><text:span text:style-name="T10"><text:line-break/></text:span><text:span text:style-name="T10"> <text:s text:c="26"/></text:span><text:span text:style-name="T9">PUBLIC</text:span><text:span text:style-name="T10"> includ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7" draw:text-style-name="P5" draw:layer="layout" svg:x1="9.89cm" svg:y1="3.54cm" svg:x2="11.478cm" svg:y2="2.27cm">
          <text:p/>
        </draw:line>
        <draw:line draw:style-name="gr47" draw:text-style-name="P5" draw:layer="layout" svg:x1="9.89cm" svg:y1="4.81cm" svg:x2="11.478cm" svg:y2="8.62cm">
          <text:p/>
        </draw:line>
        <draw:line draw:style-name="gr47" draw:text-style-name="P5" draw:layer="layout" svg:x1="9.573cm" svg:y1="9.572cm" svg:x2="11.478cm" svg:y2="9.89cm">
          <text:p/>
        </draw:line>
        <draw:line draw:style-name="gr47" draw:text-style-name="P5" draw:layer="layout" svg:x1="9.573cm" svg:y1="10.842cm" svg:x2="11.478cm" svg:y2="16.24cm">
          <text:p/>
        </draw:line>
      </draw:page>
      <draw:page draw:name="page8" draw:style-name="dp1" draw:master-page-name="Default">
        <draw:custom-shape draw:style-name="gr48" draw:text-style-name="P29" draw:layer="layout" svg:width="8.89cm" svg:height="13.97cm" svg:x="1.318cm" svg:y="2.24cm">
          <text:p text:style-name="P28"><text:span text:style-name="T11">project</text:span></text:p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7.62cm" svg:height="1.27cm" svg:x="1.952cm" svg:y="3.54cm">
          <draw:glue-point draw:id="4" svg:x="5cm" svg:y="-4.472cm"/>
          <text:p text:style-name="P28"><text:span text:style-name="T11">components</text:span></text:p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7.62cm" svg:height="1.27cm" svg:x="1.952cm" svg:y="5.127cm">
          <draw:glue-point draw:id="4" svg:x="5cm" svg:y="-4.472cm"/>
          <text:p text:style-name="P28"><text:span text:style-name="T11">configuration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50" draw:text-style-name="P9" xml:id="id43" draw:id="id43" draw:layer="layout" svg:width="10.16cm" svg:height="1.27cm" svg:x="2.27cm" svg:y="2.27cm">
          <text:p text:style-name="P8">initialization</text:p>
          <draw:enhanced-geometry svg:viewBox="0 0 21600 21600" draw:type="rectangle" draw:enhanced-path="M 0 0 L 21600 0 21600 21600 0 21600 0 0 Z N"/>
        </draw:custom-shape>
        <draw:custom-shape draw:style-name="gr50" draw:text-style-name="P9" xml:id="id44" draw:id="id44" draw:layer="layout" svg:width="10.16cm" svg:height="1.27cm" svg:x="2.27cm" svg:y="4.81cm">
          <text:p text:style-name="P8">component directories</text:p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10.16cm" svg:height="1.27cm" svg:x="2.27cm" svg:y="7.35cm">
          <text:p text:style-name="P8">components enumeration</text:p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10.16cm" svg:height="1.27cm" svg:x="2.27cm" svg:y="9.89cm">
          <text:p text:style-name="P8">configuration</text:p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10.16cm" svg:height="1.27cm" svg:x="2.27cm" svg:y="12.43cm">
          <text:p text:style-name="P8">adding component library targets</text:p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10.16cm" svg:height="1.27cm" svg:x="2.27cm" svg:y="14.97cm">
          <text:p text:style-name="P8">adding executable &amp;helper targets</text:p>
          <draw:enhanced-geometry svg:viewBox="0 0 21600 21600" draw:type="rectangle" draw:enhanced-path="M 0 0 L 21600 0 21600 21600 0 21600 0 0 Z N"/>
        </draw:custom-shape>
        <draw:connector draw:style-name="gr51" draw:text-style-name="P5" draw:layer="layout" svg:x1="7.35cm" svg:y1="3.54cm" svg:x2="7.35cm" svg:y2="4.81cm" draw:start-shape="id43" draw:start-glue-point="2" draw:end-shape="id44" draw:end-glue-point="0" svg:d="M7350 3540v1270" svg:viewBox="0 0 1 1271">
          <text:p/>
        </draw:connector>
        <draw:connector draw:style-name="gr51" draw:text-style-name="P5" draw:layer="layout" svg:x1="7.35cm" svg:y1="6.08cm" svg:x2="7.35cm" svg:y2="7.35cm" draw:start-shape="id44" draw:start-glue-point="2" svg:d="M7350 6080v1270" svg:viewBox="0 0 1 1271">
          <text:p/>
        </draw:connector>
        <draw:connector draw:style-name="gr51" draw:text-style-name="P5" draw:layer="layout" svg:x1="7.35cm" svg:y1="8.62cm" svg:x2="7.35cm" svg:y2="9.89cm" svg:d="M7350 8620v1270" svg:viewBox="0 0 1 1271">
          <text:p/>
        </draw:connector>
        <draw:connector draw:style-name="gr51" draw:text-style-name="P5" draw:layer="layout" svg:x1="7.35cm" svg:y1="11.16cm" svg:x2="7.35cm" svg:y2="12.43cm" svg:d="M7350 11160v1270" svg:viewBox="0 0 1 1271">
          <text:p/>
        </draw:connector>
        <draw:connector draw:style-name="gr51" draw:text-style-name="P5" draw:layer="layout" svg:x1="7.35cm" svg:y1="13.7cm" svg:x2="7.35cm" svg:y2="14.97cm" svg:d="M7350 13700v1270" svg:viewBox="0 0 1 1271">
          <text:p/>
        </draw:connector>
        <draw:frame draw:style-name="gr52" draw:text-style-name="P20" draw:layer="layout" svg:width="8.274cm" svg:height="1.27cm" svg:x="13.7cm" svg:y="2.27cm">
          <draw:text-box>
            <text:p>IDF_TARGET, PYTHON, ...</text:p>
          </draw:text-box>
        </draw:frame>
        <draw:frame draw:style-name="gr53" draw:text-style-name="P20" draw:layer="layout" svg:width="14.922cm" svg:height="2.54cm" svg:x="13.7cm" svg:y="4.175cm">
          <draw:text-box>
            <text:p>COMPONENT_DIRS, EXTRA_COMPONENT_DIRS, EXCLUDE_COMPONENTS, COMPONENTS</text:p>
          </draw:text-box>
        </draw:frame>
        <draw:frame draw:style-name="gr52" draw:text-style-name="P20" draw:layer="layout" svg:width="14.922cm" svg:height="1.27cm" svg:x="13.7cm" svg:y="7.35cm">
          <draw:text-box>
            <text:p text:style-name="P31">Component CMakeLists.txt files (1)</text:p>
          </draw:text-box>
        </draw:frame>
        <draw:frame draw:style-name="gr54" draw:text-style-name="P20" draw:layer="layout" svg:width="14.922cm" svg:height="2.041cm" svg:x="13.7cm" svg:y="9.572cm">
          <draw:text-box>
            <text:p>Kconfig, Kconfig.projbuild, sdkconfig.defaults, sdkconfig.rename, sdkconfig</text:p>
          </draw:text-box>
        </draw:frame>
        <draw:frame draw:style-name="gr52" draw:text-style-name="P20" draw:layer="layout" svg:width="14.922cm" svg:height="1.27cm" svg:x="13.7cm" svg:y="12.43cm">
          <draw:text-box>
            <text:p>Component CMakeLists.txt files (2)</text:p>
          </draw:text-box>
        </draw:frame>
      </draw:page>
      <draw:page draw:name="page10" draw:style-name="dp1" draw:master-page-name="Default">
        <draw:custom-shape draw:style-name="gr55" draw:text-style-name="P22" draw:layer="layout" svg:width="8.89cm" svg:height="15.557cm" svg:x="1.305cm" svg:y="2.27cm">
          <text:p text:style-name="P21"><text:span text:style-name="T8">project</text:span></text:p>
          <draw:enhanced-geometry svg:viewBox="0 0 21600 21600" draw:type="rectangle" draw:enhanced-path="M 0 0 L 21600 0 21600 21600 0 21600 0 0 Z N"/>
        </draw:custom-shape>
        <draw:custom-shape draw:style-name="gr40" draw:text-style-name="P23" xml:id="id45" draw:id="id45" draw:layer="layout" svg:width="8.255cm" svg:height="1.27cm" svg:x="1.622cm" svg:y="3.54cm">
          <text:p text:style-name="P3"><text:span text:style-name="T2">CMakeLists.txt</text:span></text:p>
          <draw:enhanced-geometry svg:viewBox="0 0 21600 21600" draw:type="rectangle" draw:enhanced-path="M 0 0 L 21600 0 21600 21600 0 21600 0 0 Z N"/>
        </draw:custom-shape>
        <draw:custom-shape draw:style-name="gr41" draw:text-style-name="P24" xml:id="id47" draw:id="id47" draw:layer="layout" svg:width="8.255cm" svg:height="6.033cm" svg:x="1.622cm" svg:y="5.762cm">
          <draw:glue-point draw:id="4" svg:x="5cm" svg:y="-4.472cm"/>
          <text:p text:style-name="P21"><text:span text:style-name="T8">main</text:span></text:p>
          <draw:enhanced-geometry svg:viewBox="0 0 21600 21600" draw:type="rectangle" draw:enhanced-path="M 0 0 L 21600 0 21600 21600 0 21600 0 0 Z N"/>
        </draw:custom-shape>
        <draw:custom-shape draw:style-name="gr42" draw:text-style-name="P23" xml:id="id49" draw:id="id49" draw:layer="layout" svg:width="7.62cm" svg:height="1.27cm" svg:x="1.94cm" svg:y="7.032cm">
          <text:p text:style-name="P3"><text:span text:style-name="T2">CMakeLists.txt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7.62cm" svg:height="1.27cm" svg:x="1.94cm" svg:y="8.62cm">
          <text:p text:style-name="P3"><text:span text:style-name="T2">*.c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7.62cm" svg:height="1.27cm" svg:x="1.94cm" svg:y="10.207cm">
          <text:p text:style-name="P3"><text:span text:style-name="T2">include/</text:span></text:p>
          <draw:enhanced-geometry svg:viewBox="0 0 21600 21600" draw:type="rectangle" draw:enhanced-path="M 0 0 L 21600 0 21600 21600 0 21600 0 0 Z N"/>
        </draw:custom-shape>
        <draw:custom-shape draw:style-name="gr56" draw:text-style-name="P32" xml:id="id51" draw:id="id51" draw:layer="layout" svg:width="8.255cm" svg:height="1.27cm" svg:x="1.622cm" svg:y="14.335cm">
          <text:p text:style-name="P3"><text:span text:style-name="T2">sdkconfig</text:span></text:p>
          <draw:enhanced-geometry svg:viewBox="0 0 21600 21600" draw:type="rectangle" draw:enhanced-path="M 0 0 L 21600 0 21600 21600 0 21600 0 0 Z N"/>
        </draw:custom-shape>
        <draw:custom-shape draw:style-name="gr56" draw:text-style-name="P32" xml:id="id53" draw:id="id53" draw:layer="layout" svg:width="8.255cm" svg:height="1.27cm" svg:x="1.622cm" svg:y="12.748cm">
          <text:p text:style-name="P3"><text:span text:style-name="T2">build/</text:span></text:p>
          <draw:enhanced-geometry svg:viewBox="0 0 21600 21600" draw:type="rectangle" draw:enhanced-path="M 0 0 L 21600 0 21600 21600 0 21600 0 0 Z N"/>
        </draw:custom-shape>
        <draw:frame draw:style-name="gr57" draw:text-style-name="P33" xml:id="id46" draw:id="id46" draw:layer="layout" svg:width="5.715cm" svg:height="1.27cm" svg:x="13.369cm" svg:y="3.54cm">
          <draw:text-box>
            <text:p><text:span text:style-name="T2">Prject CMake file</text:span></text:p>
          </draw:text-box>
        </draw:frame>
        <draw:connector draw:style-name="gr47" draw:text-style-name="P5" draw:layer="layout" draw:type="line" svg:x1="9.877cm" svg:y1="4.175cm" svg:x2="13.369cm" svg:y2="4.175cm" draw:start-shape="id45" draw:start-glue-point="1" draw:end-shape="id46" draw:end-glue-point="3" svg:d="M9877 4175h3492" svg:viewBox="0 0 3493 1">
          <text:p/>
        </draw:connector>
        <draw:frame draw:style-name="gr57" draw:text-style-name="P33" xml:id="id48" draw:id="id48" draw:layer="layout" svg:width="5.715cm" svg:height="1.27cm" svg:x="13.369cm" svg:y="5.462cm">
          <draw:text-box>
            <text:p><text:span text:style-name="T2">Component</text:span></text:p>
          </draw:text-box>
        </draw:frame>
        <draw:connector draw:style-name="gr47" draw:text-style-name="P5" draw:layer="layout" draw:type="line" svg:x1="9.876cm" svg:y1="6.081cm" svg:x2="13.369cm" svg:y2="6.097cm" draw:start-shape="id47" draw:start-glue-point="4" draw:end-shape="id48" draw:end-glue-point="3" svg:d="M9876 6081l3493 16" svg:viewBox="0 0 3494 17">
          <text:p/>
        </draw:connector>
        <draw:frame draw:style-name="gr57" draw:text-style-name="P33" xml:id="id50" draw:id="id50" draw:layer="layout" svg:width="7.938cm" svg:height="1.27cm" svg:x="13.369cm" svg:y="7.032cm">
          <draw:text-box>
            <text:p><text:span text:style-name="T2">Component CMake file</text:span></text:p>
          </draw:text-box>
        </draw:frame>
        <draw:connector draw:style-name="gr47" draw:text-style-name="P5" draw:layer="layout" draw:type="line" svg:x1="9.56cm" svg:y1="7.667cm" svg:x2="13.369cm" svg:y2="7.667cm" draw:start-shape="id49" draw:start-glue-point="1" draw:end-shape="id50" draw:end-glue-point="3" svg:d="M9560 7667h3809" svg:viewBox="0 0 3810 1">
          <text:p/>
        </draw:connector>
        <draw:frame draw:style-name="gr57" draw:text-style-name="P33" xml:id="id54" draw:id="id54" draw:layer="layout" svg:width="7.938cm" svg:height="1.27cm" svg:x="13.687cm" svg:y="12.747cm">
          <draw:text-box>
            <text:p><text:span text:style-name="T2">Build directory</text:span></text:p>
          </draw:text-box>
        </draw:frame>
        <draw:frame draw:style-name="gr57" draw:text-style-name="P33" xml:id="id52" draw:id="id52" draw:layer="layout" svg:width="7.938cm" svg:height="1.27cm" svg:x="13.686cm" svg:y="14.335cm">
          <draw:text-box>
            <text:p><text:span text:style-name="T2">Project configuration</text:span></text:p>
          </draw:text-box>
        </draw:frame>
        <draw:connector draw:style-name="gr47" draw:text-style-name="P5" draw:layer="layout" draw:type="line" svg:x1="9.877cm" svg:y1="14.97cm" svg:x2="13.686cm" svg:y2="14.97cm" draw:start-shape="id51" draw:start-glue-point="1" draw:end-shape="id52" draw:end-glue-point="3" svg:d="M9877 14970h3809" svg:viewBox="0 0 3810 1">
          <text:p/>
        </draw:connector>
        <draw:connector draw:style-name="gr47" draw:text-style-name="P5" draw:layer="layout" draw:type="line" svg:x1="9.877cm" svg:y1="13.383cm" svg:x2="13.687cm" svg:y2="13.382cm" draw:start-shape="id53" draw:start-glue-point="1" draw:end-shape="id54" draw:end-glue-point="3" svg:d="M9877 13383l3810-1" svg:viewBox="0 0 3811 2">
          <text:p/>
        </draw:connector>
        <draw:custom-shape draw:style-name="gr56" draw:text-style-name="P32" draw:layer="layout" svg:width="8.255cm" svg:height="1.27cm" svg:x="1.622cm" svg:y="15.922cm">
          <text:p text:style-name="P3"><text:span text:style-name="T2">managed_components/</text:span></text:p>
          <draw:enhanced-geometry svg:viewBox="0 0 21600 21600" draw:type="rectangle" draw:enhanced-path="M 0 0 L 21600 0 21600 21600 0 21600 0 0 Z N"/>
        </draw:custom-shape>
        <draw:frame draw:style-name="gr58" draw:text-style-name="P33" xml:id="id55" draw:id="id55" draw:layer="layout" svg:width="7.938cm" svg:height="1.723cm" svg:x="13.686cm" svg:y="15.696cm">
          <draw:text-box>
            <text:p><text:span text:style-name="T2">Components downloaded</text:span><text:span text:style-name="T2"><text:line-break/></text:span><text:span text:style-name="T2">from the Registry</text:span></text:p>
          </draw:text-box>
        </draw:frame>
        <draw:connector draw:style-name="gr47" draw:text-style-name="P5" draw:layer="layout" draw:type="line" svg:x1="9.878cm" svg:y1="16.557cm" svg:x2="13.686cm" svg:y2="16.557cm" draw:end-shape="id55" draw:end-glue-point="3" svg:d="M9878 16557h3808" svg:viewBox="0 0 3809 1">
          <text:p/>
        </draw:connector>
      </draw:page>
      <draw:page draw:name="page11" draw:style-name="dp1" draw:master-page-name="Default">
        <draw:custom-shape draw:style-name="gr59" draw:text-style-name="P29" draw:layer="layout" svg:width="8.89cm" svg:height="13.652cm" svg:x="1.317cm" svg:y="2.27cm">
          <text:p text:style-name="P28"><text:span text:style-name="T11">project</text:span></text:p>
          <draw:enhanced-geometry svg:viewBox="0 0 21600 21600" draw:type="rectangle" draw:enhanced-path="M 0 0 L 21600 0 21600 21600 0 21600 0 0 Z N"/>
        </draw:custom-shape>
        <draw:custom-shape draw:style-name="gr60" draw:text-style-name="P29" draw:layer="layout" svg:width="8.255cm" svg:height="4.445cm" svg:x="1.635cm" svg:y="6.715cm">
          <draw:glue-point draw:id="4" svg:x="5cm" svg:y="-3.57cm"/>
          <draw:glue-point draw:id="5" svg:x="5cm" svg:y="3.572cm"/>
          <text:p text:style-name="P28"><text:span text:style-name="T11">components/</text:span></text:p>
          <draw:enhanced-geometry svg:viewBox="0 0 21600 21600" draw:type="rectangle" draw:enhanced-path="M 0 0 L 21600 0 21600 21600 0 21600 0 0 Z N"/>
        </draw:custom-shape>
        <draw:custom-shape draw:style-name="gr61" draw:text-style-name="P30" xml:id="id59" draw:id="id59" draw:layer="layout" svg:width="8.255cm" svg:height="1.905cm" svg:x="1.635cm" svg:y="3.54cm">
          <draw:glue-point draw:id="4" svg:x="5cm" svg:y="-4.472cm"/>
          <text:p text:style-name="P28"><text:span text:style-name="T11">main</text:span><text:span text:style-name="T11"><text:line-break/></text:span><text:span text:style-name="T11">(component)</text:span></text:p>
          <draw:enhanced-geometry svg:viewBox="0 0 21600 21600" draw:type="rectangle" draw:enhanced-path="M 0 0 L 21600 0 21600 21600 0 21600 0 0 Z N"/>
        </draw:custom-shape>
        <draw:custom-shape draw:style-name="gr49" draw:text-style-name="P30" xml:id="id56" draw:id="id56" draw:layer="layout" svg:width="7.62cm" svg:height="1.27cm" svg:x="1.952cm" svg:y="7.985cm">
          <draw:glue-point draw:id="4" svg:x="5cm" svg:y="-4.472cm"/>
          <text:p text:style-name="P28"><text:span text:style-name="T11">my_driver</text:span></text:p>
          <draw:enhanced-geometry svg:viewBox="0 0 21600 21600" draw:type="rectangle" draw:enhanced-path="M 0 0 L 21600 0 21600 21600 0 21600 0 0 Z N"/>
        </draw:custom-shape>
        <draw:custom-shape draw:style-name="gr49" draw:text-style-name="P30" xml:id="id58" draw:id="id58" draw:layer="layout" svg:width="7.62cm" svg:height="1.27cm" svg:x="1.952cm" svg:y="9.572cm">
          <draw:glue-point draw:id="4" svg:x="5cm" svg:y="-4.472cm"/>
          <text:p text:style-name="P28"><text:span text:style-name="T11">my_board</text:span></text:p>
          <draw:enhanced-geometry svg:viewBox="0 0 21600 21600" draw:type="rectangle" draw:enhanced-path="M 0 0 L 21600 0 21600 21600 0 21600 0 0 Z N"/>
        </draw:custom-shape>
        <draw:frame draw:style-name="gr57" draw:text-style-name="P34" xml:id="id57" draw:id="id57" draw:layer="layout" svg:width="4.445cm" svg:height="1.27cm" svg:x="12.747cm" svg:y="6.397cm">
          <draw:text-box>
            <text:p text:style-name="P17">Components</text:p>
          </draw:text-box>
        </draw:frame>
        <draw:connector draw:style-name="gr47" draw:text-style-name="P5" draw:layer="layout" draw:type="line" svg:x1="9.572cm" svg:y1="8.62cm" svg:x2="12.747cm" svg:y2="7.032cm" draw:start-shape="id56" draw:start-glue-point="1" draw:end-shape="id57" draw:end-glue-point="3" svg:d="M9572 8620l3175-1588" svg:viewBox="0 0 3176 1589">
          <text:p/>
        </draw:connector>
        <draw:connector draw:style-name="gr47" draw:text-style-name="P5" draw:layer="layout" draw:type="line" svg:x1="9.572cm" svg:y1="10.207cm" svg:x2="12.747cm" svg:y2="7.032cm" draw:start-shape="id58" draw:start-glue-point="1" draw:end-shape="id57" draw:end-glue-point="3" svg:d="M9572 10207l3175-3175" svg:viewBox="0 0 3176 3176">
          <text:p/>
        </draw:connector>
        <draw:connector draw:style-name="gr47" draw:text-style-name="P5" draw:layer="layout" draw:type="line" svg:x1="9.89cm" svg:y1="4.492cm" svg:x2="12.747cm" svg:y2="7.032cm" draw:start-shape="id59" draw:start-glue-point="1" draw:end-shape="id57" draw:end-glue-point="3" svg:d="M9890 4492l2857 2540" svg:viewBox="0 0 2858 2541">
          <text:p/>
        </draw:connector>
        <draw:custom-shape draw:style-name="gr62" draw:text-style-name="P29" draw:layer="layout" svg:width="8.255cm" svg:height="2.857cm" svg:x="1.635cm" svg:y="12.748cm">
          <draw:glue-point draw:id="4" svg:x="5cm" svg:y="-3.57cm"/>
          <draw:glue-point draw:id="5" svg:x="5cm" svg:y="3.572cm"/>
          <text:p text:style-name="P28"><text:span text:style-name="T11">managed_components/</text:span></text:p>
          <draw:enhanced-geometry svg:viewBox="0 0 21600 21600" draw:type="rectangle" draw:enhanced-path="M 0 0 L 21600 0 21600 21600 0 21600 0 0 Z N"/>
        </draw:custom-shape>
        <draw:custom-shape draw:style-name="gr49" draw:text-style-name="P30" xml:id="id60" draw:id="id60" draw:layer="layout" svg:width="7.62cm" svg:height="1.27cm" svg:x="1.952cm" svg:y="14.018cm">
          <draw:glue-point draw:id="4" svg:x="5cm" svg:y="-4.472cm"/>
          <text:p text:style-name="P28"><text:span text:style-name="T11">ext_library</text:span></text:p>
          <draw:enhanced-geometry svg:viewBox="0 0 21600 21600" draw:type="rectangle" draw:enhanced-path="M 0 0 L 21600 0 21600 21600 0 21600 0 0 Z N"/>
        </draw:custom-shape>
        <draw:connector draw:style-name="gr47" draw:text-style-name="P5" draw:layer="layout" draw:type="line" svg:x1="9.572cm" svg:y1="14.653cm" svg:x2="12.747cm" svg:y2="7.032cm" draw:start-shape="id60" draw:start-glue-point="1" draw:end-shape="id57" draw:end-glue-point="3" svg:d="M9572 14653l3175-7621" svg:viewBox="0 0 3176 7622">
          <text:p/>
        </draw:connector>
        <draw:custom-shape draw:style-name="gr63" draw:text-style-name="P29" draw:layer="layout" svg:width="8.89cm" svg:height="4.127cm" svg:x="18.78cm" svg:y="2.27cm">
          <text:p text:style-name="P28"><text:span text:style-name="T11">IDF</text:span></text:p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7.62cm" svg:height="1.27cm" svg:x="1.952cm" svg:y="14.018cm">
          <draw:glue-point draw:id="4" svg:x="5cm" svg:y="-4.472cm"/>
          <text:p text:style-name="P28"><text:span text:style-name="T11">ext_library</text:span></text:p>
          <draw:enhanced-geometry svg:viewBox="0 0 21600 21600" draw:type="rectangle" draw:enhanced-path="M 0 0 L 21600 0 21600 21600 0 21600 0 0 Z N"/>
        </draw:custom-shape>
        <draw:custom-shape draw:style-name="gr64" draw:text-style-name="P29" draw:layer="layout" svg:width="8.255cm" svg:height="2.808cm" svg:x="19.097cm" svg:y="3.272cm">
          <draw:glue-point draw:id="4" svg:x="5cm" svg:y="-3.57cm"/>
          <draw:glue-point draw:id="5" svg:x="5cm" svg:y="3.572cm"/>
          <text:p text:style-name="P28"><text:span text:style-name="T11">components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0" xml:id="id61" draw:id="id61" draw:layer="layout" svg:width="7.62cm" svg:height="1.27cm" svg:x="19.414cm" svg:y="4.542cm">
          <draw:glue-point draw:id="4" svg:x="5cm" svg:y="-4.472cm"/>
          <text:p text:style-name="P28"><text:span text:style-name="T11">esp_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5" draw:layer="layout" draw:type="line" svg:x1="9.572cm" svg:y1="8.62cm" svg:x2="12.747cm" svg:y2="7.032cm" draw:end-shape="id57" draw:end-glue-point="3" svg:d="M9572 8620l3175-1588" svg:viewBox="0 0 3176 1589">
          <text:p/>
        </draw:connector>
        <draw:connector draw:style-name="gr47" draw:text-style-name="P5" draw:layer="layout" draw:type="line" svg:x1="19.414cm" svg:y1="5.177cm" svg:x2="17.192cm" svg:y2="7.032cm" draw:start-shape="id61" draw:start-glue-point="3" draw:end-shape="id57" draw:end-glue-point="1" svg:d="M19414 5177l-2222 1855" svg:viewBox="0 0 2223 1856">
          <text:p/>
        </draw:connector>
        <draw:custom-shape draw:style-name="gr65" draw:text-style-name="P29" draw:layer="layout" svg:width="8.89cm" svg:height="3.175cm" svg:x="18.78cm" svg:y="7.35cm">
          <draw:glue-point draw:id="4" svg:x="5cm" svg:y="-3.57cm"/>
          <draw:glue-point draw:id="5" svg:x="5cm" svg:y="3.572cm"/>
          <text:p text:style-name="P28"><text:span text:style-name="T12">EXTRA_COMPONENT_DIRS</text:span></text:p>
          <draw:enhanced-geometry svg:viewBox="0 0 21600 21600" draw:type="rectangle" draw:enhanced-path="M 0 0 L 21600 0 21600 21600 0 21600 0 0 Z N"/>
        </draw:custom-shape>
        <draw:custom-shape draw:style-name="gr66" draw:text-style-name="P30" xml:id="id62" draw:id="id62" draw:layer="layout" svg:width="8.255cm" svg:height="1.27cm" svg:x="19.097cm" svg:y="8.937cm">
          <draw:glue-point draw:id="4" svg:x="5cm" svg:y="-4.472cm"/>
          <text:p text:style-name="P28"><text:span text:style-name="T11">ext_library_2</text:span></text:p>
          <draw:enhanced-geometry svg:viewBox="0 0 21600 21600" draw:type="rectangle" draw:enhanced-path="M 0 0 L 21600 0 21600 21600 0 21600 0 0 Z N"/>
        </draw:custom-shape>
        <draw:connector draw:style-name="gr47" draw:text-style-name="P5" draw:layer="layout" draw:type="line" svg:x1="19.097cm" svg:y1="9.572cm" svg:x2="17.192cm" svg:y2="7.033cm" draw:start-shape="id62" draw:start-glue-point="3" svg:d="M19097 9572l-1905-2539" svg:viewBox="0 0 1906 2540">
          <text:p/>
        </draw:connector>
      </draw:page>
      <draw:page draw:name="page12" draw:style-name="dp1" draw:master-page-name="Default">
        <draw:custom-shape draw:style-name="gr55" draw:text-style-name="P22" draw:layer="layout" svg:width="8.89cm" svg:height="15.557cm" svg:x="1.318cm" svg:y="2.27cm">
          <text:p text:style-name="P21"><text:span text:style-name="T8">project</text:span></text:p>
          <draw:enhanced-geometry svg:viewBox="0 0 21600 21600" draw:type="rectangle" draw:enhanced-path="M 0 0 L 21600 0 21600 21600 0 21600 0 0 Z N"/>
        </draw:custom-shape>
        <draw:custom-shape draw:style-name="gr67" draw:text-style-name="P35" draw:layer="layout" svg:width="8.255cm" svg:height="1.27cm" svg:x="1.635cm" svg:y="3.54cm">
          <text:p text:style-name="P3"><text:span text:style-name="T2">CMakeLists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6" xml:id="id63" draw:id="id63" draw:layer="layout" svg:width="8.255cm" svg:height="6.033cm" svg:x="1.635cm" svg:y="5.762cm">
          <draw:glue-point draw:id="4" svg:x="5cm" svg:y="-4.472cm"/>
          <text:p text:style-name="P21"><text:span text:style-name="T8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xml:id="id65" draw:id="id65" draw:layer="layout" svg:width="7.62cm" svg:height="1.27cm" svg:x="1.953cm" svg:y="7.032cm">
          <text:p text:style-name="P3"><text:span text:style-name="T2">CMakeLists.txt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7.62cm" svg:height="1.27cm" svg:x="1.953cm" svg:y="8.62cm">
          <text:p text:style-name="P3"><text:span text:style-name="T2">*.c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7.62cm" svg:height="1.27cm" svg:x="1.953cm" svg:y="10.207cm">
          <text:p text:style-name="P3"><text:span text:style-name="T2">include/</text:span></text:p>
          <draw:enhanced-geometry svg:viewBox="0 0 21600 21600" draw:type="rectangle" draw:enhanced-path="M 0 0 L 21600 0 21600 21600 0 21600 0 0 Z N"/>
        </draw:custom-shape>
        <draw:custom-shape draw:style-name="gr67" draw:text-style-name="P35" draw:layer="layout" svg:width="8.255cm" svg:height="1.27cm" svg:x="1.635cm" svg:y="14.335cm">
          <text:p text:style-name="P3"><text:span text:style-name="T2">sdk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35" draw:layer="layout" svg:width="8.255cm" svg:height="1.27cm" svg:x="1.635cm" svg:y="12.748cm">
          <text:p text:style-name="P3"><text:span text:style-name="T2">build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37" xml:id="id64" draw:id="id64" draw:layer="layout" svg:width="5.715cm" svg:height="1.27cm" svg:x="13.382cm" svg:y="5.462cm">
          <draw:text-box>
            <text:p><text:span text:style-name="T13">Component</text:span></text:p>
          </draw:text-box>
        </draw:frame>
        <draw:connector draw:style-name="gr69" draw:text-style-name="P5" draw:layer="layout" draw:type="line" svg:x1="9.889cm" svg:y1="6.081cm" svg:x2="13.382cm" svg:y2="6.097cm" draw:start-shape="id63" draw:start-glue-point="4" draw:end-shape="id64" draw:end-glue-point="3" svg:d="M9889 6081l3493 16" svg:viewBox="0 0 3494 17">
          <text:p/>
        </draw:connector>
        <draw:frame draw:style-name="gr57" draw:text-style-name="P37" xml:id="id66" draw:id="id66" draw:layer="layout" svg:width="7.938cm" svg:height="1.27cm" svg:x="13.382cm" svg:y="7.032cm">
          <draw:text-box>
            <text:p><text:span text:style-name="T13">Component CMake file</text:span></text:p>
          </draw:text-box>
        </draw:frame>
        <draw:connector draw:style-name="gr69" draw:text-style-name="P5" draw:layer="layout" draw:type="line" svg:x1="9.573cm" svg:y1="7.667cm" svg:x2="13.382cm" svg:y2="7.667cm" draw:start-shape="id65" draw:start-glue-point="1" draw:end-shape="id66" draw:end-glue-point="3" svg:d="M9573 7667h3809" svg:viewBox="0 0 3810 1">
          <text:p/>
        </draw:connector>
        <draw:custom-shape draw:style-name="gr67" draw:text-style-name="P35" draw:layer="layout" svg:width="8.255cm" svg:height="1.27cm" svg:x="1.635cm" svg:y="15.922cm">
          <text:p text:style-name="P3"><text:span text:style-name="T2">managed_components/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3" draw:style-name="dp1" draw:master-page-name="Default">
        <draw:custom-shape draw:style-name="gr70" draw:text-style-name="P36" xml:id="id67" draw:id="id67" draw:layer="layout" svg:width="4.445cm" svg:height="1.271cm" svg:x="12.43cm" svg:y="9.255cm">
          <draw:glue-point draw:id="4" svg:x="5cm" svg:y="-4.472cm"/>
          <text:p text:style-name="P21"><text:span text:style-name="T8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7.62cm" svg:height="1.27cm" svg:x="2.27cm" svg:y="3.223cm">
          <text:p text:style-name="P3"><text:span text:style-name="T2">CMakeLists.txt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7.62cm" svg:height="1.27cm" svg:x="2.27cm" svg:y="7.667cm">
          <text:p text:style-name="P3"><text:span text:style-name="T2">*.c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7.62cm" svg:height="1.27cm" svg:x="2.27cm" svg:y="9.254cm">
          <text:p text:style-name="P3"><text:span text:style-name="T2">include/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7.62cm" svg:height="1.27cm" svg:x="2.269cm" svg:y="10.842cm">
          <text:p text:style-name="P3"><text:span text:style-name="T2">private_include/</text:span></text:p>
          <draw:enhanced-geometry svg:viewBox="0 0 21600 21600" draw:type="rectangle" draw:enhanced-path="M 0 0 L 21600 0 21600 21600 0 21600 0 0 Z N"/>
        </draw:custom-shape>
        <draw:custom-shape draw:style-name="gr71" draw:text-style-name="P38" draw:layer="layout" svg:width="7.62cm" svg:height="1.27cm" svg:x="18.78cm" svg:y="3.54cm">
          <text:p text:style-name="P3"><text:span text:style-name="T2">Kconfig</text:span></text:p>
          <draw:enhanced-geometry svg:viewBox="0 0 21600 21600" draw:type="rectangle" draw:enhanced-path="M 0 0 L 21600 0 21600 21600 0 21600 0 0 Z N"/>
        </draw:custom-shape>
        <draw:custom-shape draw:style-name="gr71" draw:text-style-name="P38" draw:layer="layout" svg:width="7.62cm" svg:height="1.27cm" svg:x="18.78cm" svg:y="5.127cm">
          <text:p text:style-name="P3"><text:span text:style-name="T2">Kconfig.projbuild</text:span></text:p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7.62cm" svg:height="1.27cm" svg:x="2.27cm" svg:y="4.81cm">
          <text:p text:style-name="P3"><text:span text:style-name="T2">project_include.cmake</text:span></text:p>
          <draw:enhanced-geometry svg:viewBox="0 0 21600 21600" draw:type="rectangle" draw:enhanced-path="M 0 0 L 21600 0 21600 21600 0 21600 0 0 Z N"/>
        </draw:custom-shape>
        <draw:custom-shape draw:style-name="gr72" draw:text-style-name="P32" draw:layer="layout" svg:width="7.62cm" svg:height="1.27cm" svg:x="2.27cm" svg:y="13.7cm">
          <text:p text:style-name="P3"><text:span text:style-name="T2">linker.lf</text:span></text:p>
          <draw:enhanced-geometry svg:viewBox="0 0 21600 21600" draw:type="rectangle" draw:enhanced-path="M 0 0 L 21600 0 21600 21600 0 21600 0 0 Z N"/>
        </draw:custom-shape>
        <draw:custom-shape draw:style-name="gr71" draw:text-style-name="P38" draw:layer="layout" svg:width="7.62cm" svg:height="1.27cm" svg:x="18.78cm" svg:y="6.715cm">
          <text:p text:style-name="P3"><text:span text:style-name="T2">sdkconfig.rename</text:span></text:p>
          <draw:enhanced-geometry svg:viewBox="0 0 21600 21600" draw:type="rectangle" draw:enhanced-path="M 0 0 L 21600 0 21600 21600 0 21600 0 0 Z N"/>
        </draw:custom-shape>
        <draw:custom-shape draw:style-name="gr73" draw:text-style-name="P39" draw:layer="layout" svg:width="7.62cm" svg:height="1.27cm" svg:x="18.78cm" svg:y="9.255cm">
          <text:p text:style-name="P3"><text:span text:style-name="T2">embed.txt</text:span></text:p>
          <draw:enhanced-geometry svg:viewBox="0 0 21600 21600" draw:type="rectangle" draw:enhanced-path="M 0 0 L 21600 0 21600 21600 0 21600 0 0 Z N"/>
        </draw:custom-shape>
        <draw:custom-shape draw:style-name="gr73" draw:text-style-name="P39" draw:layer="layout" svg:width="7.62cm" svg:height="1.27cm" svg:x="18.78cm" svg:y="10.842cm">
          <text:p text:style-name="P3"><text:span text:style-name="T2">embed.bin</text:span></text:p>
          <draw:enhanced-geometry svg:viewBox="0 0 21600 21600" draw:type="rectangle" draw:enhanced-path="M 0 0 L 21600 0 21600 21600 0 21600 0 0 Z N"/>
        </draw:custom-shape>
        <draw:custom-shape draw:style-name="gr74" draw:text-style-name="P14" xml:id="id68" draw:id="id68" draw:layer="layout" svg:width="0.635cm" svg:height="2.858cm" svg:x="10.842cm" svg:y="3.222cm">
          <text:p text:style-name="P8"><text:s/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75" draw:text-style-name="P5" draw:layer="layout" draw:type="curve" svg:x1="14.652cm" svg:y1="9.255cm" svg:x2="11.477cm" svg:y2="4.651cm" draw:start-shape="id67" draw:start-glue-point="0" draw:end-shape="id68" draw:end-glue-point="6" svg:d="M14652 9255c0-3070-1058-4604-3175-4604" svg:viewBox="0 0 3176 4605">
          <text:p/>
        </draw:connector>
        <draw:custom-shape draw:style-name="gr76" draw:text-style-name="P14" xml:id="id69" draw:id="id69" draw:layer="layout" svg:width="0.635cm" svg:height="4.445cm" svg:x="10.842cm" svg:y="7.667cm">
          <text:p text:style-name="P8"><text:s/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75" draw:text-style-name="P5" draw:layer="layout" draw:type="curve" svg:x1="12.43cm" svg:y1="9.89cm" svg:x2="11.477cm" svg:y2="9.89cm" draw:start-shape="id67" draw:start-glue-point="3" draw:end-shape="id69" draw:end-glue-point="6" svg:d="M12430 9890h-953" svg:viewBox="0 0 954 1">
          <text:p/>
        </draw:connector>
        <draw:custom-shape draw:style-name="gr77" draw:text-style-name="P14" xml:id="id70" draw:id="id70" draw:layer="layout" svg:width="0.635cm" svg:height="1.27cm" svg:x="10.842cm" svg:y="13.7cm">
          <text:p text:style-name="P8"><text:s/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75" draw:text-style-name="P5" draw:layer="layout" draw:type="curve" svg:x1="14.652cm" svg:y1="10.526cm" svg:x2="11.477cm" svg:y2="14.335cm" draw:start-shape="id67" draw:start-glue-point="2" draw:end-shape="id70" draw:end-glue-point="6" svg:d="M14652 10526c0 2540-1058 3809-3175 3809" svg:viewBox="0 0 3176 3810">
          <text:p/>
        </draw:connector>
        <draw:custom-shape draw:style-name="gr78" draw:text-style-name="P40" draw:layer="layout" svg:width="7.62cm" svg:height="1.27cm" svg:x="18.78cm" svg:y="13.382cm">
          <text:p text:style-name="P3"><text:span text:style-name="T2">idf_component.yml</text:span></text:p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7.62cm" svg:height="1.27cm" svg:x="18.78cm" svg:y="15.605cm">
          <text:p text:style-name="P3"><text:span text:style-name="T2">README.md</text:span></text:p>
          <draw:enhanced-geometry svg:viewBox="0 0 21600 21600" draw:type="rectangle" draw:enhanced-path="M 0 0 L 21600 0 21600 21600 0 21600 0 0 Z N"/>
        </draw:custom-shape>
        <draw:custom-shape draw:style-name="gr79" draw:text-style-name="P4" draw:layer="layout" svg:width="7.62cm" svg:height="1.27cm" svg:x="18.78cm" svg:y="17.192cm">
          <text:p text:style-name="P3"><text:span text:style-name="T2">LICENSE.txt</text:span></text:p>
          <draw:enhanced-geometry svg:viewBox="0 0 21600 21600" draw:type="rectangle" draw:enhanced-path="M 0 0 L 21600 0 21600 21600 0 21600 0 0 Z N"/>
        </draw:custom-shape>
        <draw:custom-shape draw:style-name="gr80" draw:text-style-name="P41" draw:layer="layout" svg:width="7.62cm" svg:height="1.27cm" svg:x="2.27cm" svg:y="16.24cm">
          <text:p text:style-name="P3"><text:span text:style-name="T2">test</text:span></text:p>
          <draw:enhanced-geometry svg:viewBox="0 0 21600 21600" draw:type="rectangle" draw:enhanced-path="M 0 0 L 21600 0 21600 21600 0 21600 0 0 Z N"/>
        </draw:custom-shape>
        <draw:custom-shape draw:style-name="gr80" draw:text-style-name="P41" draw:layer="layout" svg:width="7.62cm" svg:height="1.27cm" svg:x="2.27cm" svg:y="17.827cm">
          <text:p text:style-name="P3"><text:span text:style-name="T2">test_apps</text:span></text:p>
          <draw:enhanced-geometry svg:viewBox="0 0 21600 21600" draw:type="rectangle" draw:enhanced-path="M 0 0 L 21600 0 21600 21600 0 21600 0 0 Z N"/>
        </draw:custom-shape>
        <draw:custom-shape draw:style-name="gr81" draw:text-style-name="P14" xml:id="id75" draw:id="id75" draw:layer="layout" svg:width="0.635cm" svg:height="2.857cm" svg:x="10.842cm" svg:y="16.24cm">
          <text:p text:style-name="P8"><text:s/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2" draw:text-style-name="P5" xml:id="id71" draw:id="id71" draw:layer="layout" svg:width="0.635cm" svg:height="4.445cm" svg:x="17.51cm" svg:y="3.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3" draw:text-style-name="P5" xml:id="id72" draw:id="id72" draw:layer="layout" svg:width="0.635cm" svg:height="2.857cm" svg:x="17.51cm" svg:y="9.25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3" draw:text-style-name="P5" xml:id="id74" draw:id="id74" draw:layer="layout" svg:width="0.635cm" svg:height="2.857cm" svg:x="17.51cm" svg:y="15.6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4" draw:text-style-name="P5" xml:id="id73" draw:id="id73" draw:layer="layout" svg:width="0.635cm" svg:height="1.27cm" svg:x="17.51cm" svg:y="13.3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75" draw:text-style-name="P5" draw:layer="layout" draw:type="curve" svg:x1="14.652cm" svg:y1="9.255cm" svg:x2="17.51cm" svg:y2="5.763cm" draw:start-shape="id67" draw:start-glue-point="0" draw:end-shape="id71" draw:end-glue-point="5" svg:d="M14652 9255c0-2328 952-3492 2858-3492" svg:viewBox="0 0 2859 3493">
          <text:p/>
        </draw:connector>
        <draw:connector draw:style-name="gr75" draw:text-style-name="P5" draw:layer="layout" draw:type="curve" svg:x1="16.875cm" svg:y1="9.89cm" svg:x2="17.51cm" svg:y2="10.683cm" draw:start-shape="id67" draw:start-glue-point="1" draw:end-shape="id72" draw:end-glue-point="5" svg:d="M16875 9890c475 0 158 793 635 793" svg:viewBox="0 0 636 794">
          <text:p/>
        </draw:connector>
        <draw:connector draw:style-name="gr75" draw:text-style-name="P5" draw:layer="layout" draw:type="curve" svg:x1="14.652cm" svg:y1="10.526cm" svg:x2="17.51cm" svg:y2="14.017cm" draw:start-shape="id67" draw:start-glue-point="2" draw:end-shape="id73" draw:end-glue-point="5" svg:d="M14652 10526c0 2328 952 3491 2858 3491" svg:viewBox="0 0 2859 3492">
          <text:p/>
        </draw:connector>
        <draw:connector draw:style-name="gr75" draw:text-style-name="P5" draw:layer="layout" draw:type="curve" svg:x1="14.652cm" svg:y1="10.526cm" svg:x2="17.51cm" svg:y2="17.033cm" draw:start-shape="id67" draw:start-glue-point="2" draw:end-shape="id74" draw:end-glue-point="5" svg:d="M14652 10526c0 4338 952 6507 2858 6507" svg:viewBox="0 0 2859 6508">
          <text:p/>
        </draw:connector>
        <draw:connector draw:style-name="gr75" draw:text-style-name="P5" draw:layer="layout" draw:type="curve" svg:x1="14.652cm" svg:y1="10.526cm" svg:x2="11.477cm" svg:y2="17.668cm" draw:start-shape="id67" draw:start-glue-point="2" draw:end-shape="id75" draw:end-glue-point="6" svg:d="M14652 10526c0 4762-1058 7142-3175 7142" svg:viewBox="0 0 3176 7143">
          <text:p/>
        </draw:connector>
      </draw:page>
      <draw:page draw:name="page14" draw:style-name="dp1" draw:master-page-name="Default">
        <draw:custom-shape draw:style-name="gr85" draw:text-style-name="P42" draw:layer="layout" svg:width="22.225cm" svg:height="12.065cm" svg:x="1.952cm" svg:y="1.95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41" xml:id="id76" draw:id="id76" draw:layer="layout" svg:width="6.35cm" svg:height="1.27cm" svg:x="2.27cm" svg:y="2.27cm">
          <text:p text:style-name="P3"><text:span text:style-name="T2">Kconfig files</text:span></text:p>
          <draw:enhanced-geometry svg:viewBox="0 0 21600 21600" draw:type="rectangle" draw:enhanced-path="M 0 0 L 21600 0 21600 21600 0 21600 0 0 Z N"/>
        </draw:custom-shape>
        <draw:custom-shape draw:style-name="gr87" draw:text-style-name="P32" xml:id="id79" draw:id="id79" draw:layer="layout" svg:width="6.35cm" svg:height="1.27cm" svg:x="9.89cm" svg:y="7.985cm">
          <draw:glue-point draw:id="4" svg:x="-1cm" svg:y="-5cm"/>
          <draw:glue-point draw:id="5" svg:x="1cm" svg:y="-5cm"/>
          <draw:glue-point draw:id="6" svg:x="-1cm" svg:y="5cm"/>
          <draw:glue-point draw:id="7" svg:x="1cm" svg:y="5cm"/>
          <text:p text:style-name="P3"><text:span text:style-name="T2">sdkconfig</text:span></text:p>
          <draw:enhanced-geometry svg:viewBox="0 0 21600 21600" draw:type="rectangle" draw:enhanced-path="M 0 0 L 21600 0 21600 21600 0 21600 0 0 Z N"/>
        </draw:custom-shape>
        <draw:custom-shape draw:style-name="gr88" draw:text-style-name="P38" xml:id="id78" draw:id="id78" draw:layer="layout" svg:width="6.35cm" svg:height="1.27cm" svg:x="2.27cm" svg:y="12.43cm">
          <text:p text:style-name="P3"><text:span text:style-name="T2">sdkconfig.defaults</text:span></text:p>
          <draw:enhanced-geometry svg:viewBox="0 0 21600 21600" draw:type="rectangle" draw:enhanced-path="M 0 0 L 21600 0 21600 21600 0 21600 0 0 Z N"/>
        </draw:custom-shape>
        <draw:custom-shape draw:style-name="gr89" draw:text-style-name="P35" xml:id="id80" draw:id="id80" draw:layer="layout" svg:width="6.35cm" svg:height="2.54cm" svg:x="17.51cm" svg:y="4.81cm">
          <text:p text:style-name="P3"><text:span text:style-name="T2">sdkconfig.h</text:span><text:span text:style-name="T2"><text:line-break/></text:span><text:span text:style-name="T2">sdkconfig.cmake</text:span></text:p>
          <draw:enhanced-geometry svg:viewBox="0 0 21600 21600" draw:type="rectangle" draw:enhanced-path="M 0 0 L 21600 0 21600 21600 0 21600 0 0 Z N"/>
        </draw:custom-shape>
        <draw:custom-shape draw:style-name="gr90" draw:text-style-name="P23" xml:id="id77" draw:id="id77" draw:layer="layout" svg:width="6.35cm" svg:height="2.54cm" svg:x="9.89cm" svg:y="4.81cm">
          <draw:glue-point draw:id="4" svg:x="-1cm" svg:y="5cm"/>
          <draw:glue-point draw:id="5" svg:x="1cm" svg:y="5cm"/>
          <draw:glue-point draw:id="6" svg:x="-5cm" svg:y="-2.5cm"/>
          <draw:glue-point draw:id="7" svg:x="-5cm" svg:y="2.5cm"/>
          <text:p text:style-name="P3"><text:span text:style-name="T2">Generation</text:span></text:p>
          <draw:enhanced-geometry svg:viewBox="0 0 21600 21600" draw:type="rectangle" draw:enhanced-path="M 0 0 L 21600 0 21600 21600 0 21600 0 0 Z N"/>
        </draw:custom-shape>
        <draw:custom-shape draw:style-name="gr91" draw:text-style-name="P44" draw:layer="layout" svg:width="6.35cm" svg:height="2.54cm" svg:x="9.89cm" svg:y="9.89cm">
          <draw:glue-point draw:id="4" svg:x="-1cm" svg:y="-5cm"/>
          <draw:glue-point draw:id="5" svg:x="1cm" svg:y="-5cm"/>
          <draw:glue-point draw:id="6" svg:x="-5cm" svg:y="-2.5cm"/>
          <draw:glue-point draw:id="7" svg:x="-5cm" svg:y="2.5cm"/>
          <text:p text:style-name="P43"><text:span text:style-name="T2">Editing</text:span></text:p>
          <draw:enhanced-geometry svg:viewBox="0 0 21600 21600" draw:type="rectangle" draw:enhanced-path="M 0 0 L 21600 0 21600 21600 0 21600 0 0 Z N"/>
        </draw:custom-shape>
        <draw:connector draw:style-name="gr92" draw:text-style-name="P5" draw:layer="layout" svg:x1="5.445cm" svg:y1="3.54cm" svg:x2="9.89cm" svg:y2="5.445cm" draw:start-shape="id76" draw:start-glue-point="2" draw:end-shape="id77" draw:end-glue-point="6" svg:d="M5445 3540v1905h4445" svg:viewBox="0 0 4446 1906">
          <text:p/>
        </draw:connector>
        <draw:connector draw:style-name="gr92" draw:text-style-name="P5" draw:layer="layout" svg:x1="5.445cm" svg:y1="12.43cm" svg:x2="9.89cm" svg:y2="6.715cm" draw:start-shape="id78" draw:start-glue-point="0" draw:end-shape="id77" draw:end-glue-point="7" svg:d="M5445 12430v-5715h4445" svg:viewBox="0 0 4446 5716">
          <text:p/>
        </draw:connector>
        <draw:connector draw:style-name="gr92" draw:text-style-name="P5" draw:layer="layout" svg:x1="13.065cm" svg:y1="7.35cm" svg:x2="13.065cm" svg:y2="7.985cm" draw:start-shape="id77" draw:start-glue-point="2" draw:end-shape="id79" svg:d="M13065 7350v635" svg:viewBox="0 0 1 636">
          <text:p/>
        </draw:connector>
        <draw:connector draw:style-name="gr92" draw:text-style-name="P5" draw:layer="layout" svg:x1="16.24cm" svg:y1="6.08cm" svg:x2="17.51cm" svg:y2="6.08cm" draw:start-shape="id77" draw:start-glue-point="1" draw:end-shape="id80" draw:end-glue-point="3" svg:d="M16240 6080h1270" svg:viewBox="0 0 1271 1">
          <text:p/>
        </draw:connector>
      </draw:page>
      <draw:page draw:name="page15" draw:style-name="dp1" draw:master-page-name="Default">
        <draw:custom-shape draw:style-name="gr85" draw:text-style-name="P42" draw:layer="layout" svg:width="22.225cm" svg:height="12.065cm" svg:x="1.952cm" svg:y="1.95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41" xml:id="id81" draw:id="id81" draw:layer="layout" svg:width="6.35cm" svg:height="1.27cm" svg:x="2.27cm" svg:y="2.27cm">
          <text:p text:style-name="P3"><text:span text:style-name="T2">Kconfig files</text:span></text:p>
          <draw:enhanced-geometry svg:viewBox="0 0 21600 21600" draw:type="rectangle" draw:enhanced-path="M 0 0 L 21600 0 21600 21600 0 21600 0 0 Z N"/>
        </draw:custom-shape>
        <draw:custom-shape draw:style-name="gr87" draw:text-style-name="P32" xml:id="id83" draw:id="id83" draw:layer="layout" svg:width="6.35cm" svg:height="1.27cm" svg:x="9.89cm" svg:y="7.985cm">
          <draw:glue-point draw:id="4" svg:x="-1cm" svg:y="-5cm"/>
          <draw:glue-point draw:id="5" svg:x="1cm" svg:y="-5cm"/>
          <draw:glue-point draw:id="6" svg:x="-1cm" svg:y="5cm"/>
          <draw:glue-point draw:id="7" svg:x="1cm" svg:y="5cm"/>
          <text:p text:style-name="P3"><text:span text:style-name="T2">sdkconfig</text:span></text:p>
          <draw:enhanced-geometry svg:viewBox="0 0 21600 21600" draw:type="rectangle" draw:enhanced-path="M 0 0 L 21600 0 21600 21600 0 21600 0 0 Z N"/>
        </draw:custom-shape>
        <draw:connector draw:style-name="gr92" draw:text-style-name="P5" draw:layer="layout" svg:x1="5.445cm" svg:y1="3.54cm" svg:x2="9.89cm" svg:y2="10.525cm" draw:start-shape="id81" draw:start-glue-point="2" draw:end-shape="id82" draw:end-glue-point="6" svg:d="M5445 3540v6985h4445" svg:viewBox="0 0 4446 6986">
          <text:p/>
        </draw:connector>
        <draw:connector draw:style-name="gr92" draw:text-style-name="P5" draw:layer="layout" svg:x1="12.43cm" svg:y1="9.255cm" svg:x2="12.43cm" svg:y2="9.89cm" draw:start-shape="id83" draw:start-glue-point="6" draw:end-shape="id82" draw:end-glue-point="8" svg:d="M12430 9255v635" svg:viewBox="0 0 1 636">
          <text:p/>
        </draw:connector>
        <draw:custom-shape draw:style-name="gr93" draw:text-style-name="P44" draw:layer="layout" svg:width="6.35cm" svg:height="1.27cm" svg:x="2.27cm" svg:y="12.43cm">
          <draw:glue-point draw:id="4" svg:x="-1cm" svg:y="-5cm"/>
          <draw:glue-point draw:id="5" svg:x="1cm" svg:y="-5cm"/>
          <draw:glue-point draw:id="6" svg:x="-5cm" svg:y="-2.5cm"/>
          <draw:glue-point draw:id="7" svg:x="-5cm" svg:y="2.5cm"/>
          <text:p text:style-name="P43"><text:span text:style-name="T2">sdkconfig.defaults</text:span></text:p>
          <draw:enhanced-geometry svg:viewBox="0 0 21600 21600" draw:type="rectangle" draw:enhanced-path="M 0 0 L 21600 0 21600 21600 0 21600 0 0 Z N"/>
        </draw:custom-shape>
        <draw:custom-shape draw:style-name="gr91" draw:text-style-name="P44" draw:layer="layout" svg:width="6.35cm" svg:height="2.54cm" svg:x="9.89cm" svg:y="4.81cm">
          <draw:glue-point draw:id="4" svg:x="-1cm" svg:y="-5cm"/>
          <draw:glue-point draw:id="5" svg:x="1cm" svg:y="-5cm"/>
          <draw:glue-point draw:id="6" svg:x="-5cm" svg:y="-2.5cm"/>
          <draw:glue-point draw:id="7" svg:x="-5cm" svg:y="2.5cm"/>
          <text:p text:style-name="P43"><text:span text:style-name="T2">Generation</text:span></text:p>
          <draw:enhanced-geometry svg:viewBox="0 0 21600 21600" draw:type="rectangle" draw:enhanced-path="M 0 0 L 21600 0 21600 21600 0 21600 0 0 Z N"/>
        </draw:custom-shape>
        <draw:connector draw:style-name="gr92" draw:text-style-name="P5" draw:layer="layout" svg:x1="13.7cm" svg:y1="9.89cm" svg:x2="13.7cm" svg:y2="9.255cm" draw:start-shape="id82" draw:start-glue-point="9" draw:end-shape="id83" draw:end-glue-point="7" svg:d="M13700 9890v-635" svg:viewBox="0 0 1 636">
          <text:p/>
        </draw:connector>
        <draw:custom-shape draw:style-name="gr90" draw:text-style-name="P23" xml:id="id82" draw:id="id82" draw:layer="layout" svg:width="6.35cm" svg:height="2.54cm" svg:x="9.89cm" svg:y="9.89cm">
          <draw:glue-point draw:id="4" svg:x="-1cm" svg:y="5cm"/>
          <draw:glue-point draw:id="5" svg:x="1cm" svg:y="5cm"/>
          <draw:glue-point draw:id="6" svg:x="-5cm" svg:y="-2.5cm"/>
          <draw:glue-point draw:id="7" svg:x="-5cm" svg:y="2.5cm"/>
          <draw:glue-point draw:id="8" svg:x="-1cm" svg:y="-5cm"/>
          <draw:glue-point draw:id="9" svg:x="1cm" svg:y="-5cm"/>
          <text:p text:style-name="P3"><text:span text:style-name="T2">Editing</text:span></text:p>
          <draw:enhanced-geometry svg:viewBox="0 0 21600 21600" draw:type="rectangle" draw:enhanced-path="M 0 0 L 21600 0 21600 21600 0 21600 0 0 Z N"/>
        </draw:custom-shape>
        <draw:custom-shape draw:style-name="gr91" draw:text-style-name="P44" draw:layer="layout" svg:width="6.35cm" svg:height="2.54cm" svg:x="17.51cm" svg:y="4.81cm">
          <draw:glue-point draw:id="4" svg:x="-1cm" svg:y="-5cm"/>
          <draw:glue-point draw:id="5" svg:x="1cm" svg:y="-5cm"/>
          <draw:glue-point draw:id="6" svg:x="-5cm" svg:y="-2.5cm"/>
          <draw:glue-point draw:id="7" svg:x="-5cm" svg:y="2.5cm"/>
          <text:p text:style-name="P43"><text:span text:style-name="T2">sdkconfig.h</text:span></text:p>
          <text:p text:style-name="P43"><text:span text:style-name="T2">sdkconfig.cmake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custom-shape draw:style-name="gr85" draw:text-style-name="P42" draw:layer="layout" svg:width="22.225cm" svg:height="12.065cm" svg:x="1.952cm" svg:y="1.95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41" xml:id="id84" draw:id="id84" draw:layer="layout" svg:width="6.35cm" svg:height="1.27cm" svg:x="2.27cm" svg:y="2.27cm">
          <text:p text:style-name="P3"><text:span text:style-name="T2">K</text:span><text:span text:style-name="T2">co</text:span><text:span text:style-name="T2">nfi</text:span><text:span text:style-name="T2">g </text:span><text:span text:style-name="T2">fil</text:span><text:span text:style-name="T2">es</text:span></text:p>
          <draw:enhanced-geometry svg:viewBox="0 0 21600 21600" draw:type="rectangle" draw:enhanced-path="M 0 0 L 21600 0 21600 21600 0 21600 0 0 Z N"/>
        </draw:custom-shape>
        <draw:custom-shape draw:style-name="gr87" draw:text-style-name="P32" xml:id="id87" draw:id="id87" draw:layer="layout" svg:width="6.35cm" svg:height="1.27cm" svg:x="9.89cm" svg:y="7.985cm">
          <draw:glue-point draw:id="4" svg:x="-1cm" svg:y="-5cm"/>
          <draw:glue-point draw:id="5" svg:x="1cm" svg:y="-5cm"/>
          <draw:glue-point draw:id="6" svg:x="-1cm" svg:y="5cm"/>
          <draw:glue-point draw:id="7" svg:x="1cm" svg:y="5cm"/>
          <text:p text:style-name="P3"><text:span text:style-name="T2">sdkconfig</text:span></text:p>
          <draw:enhanced-geometry svg:viewBox="0 0 21600 21600" draw:type="rectangle" draw:enhanced-path="M 0 0 L 21600 0 21600 21600 0 21600 0 0 Z N"/>
        </draw:custom-shape>
        <draw:custom-shape draw:style-name="gr88" draw:text-style-name="P38" xml:id="id86" draw:id="id86" draw:layer="layout" svg:width="6.35cm" svg:height="1.27cm" svg:x="2.27cm" svg:y="12.43cm">
          <text:p text:style-name="P3"><text:span text:style-name="T2">sdkconfig.defaults</text:span></text:p>
          <draw:enhanced-geometry svg:viewBox="0 0 21600 21600" draw:type="rectangle" draw:enhanced-path="M 0 0 L 21600 0 21600 21600 0 21600 0 0 Z N"/>
        </draw:custom-shape>
        <draw:custom-shape draw:style-name="gr89" draw:text-style-name="P35" xml:id="id88" draw:id="id88" draw:layer="layout" svg:width="6.35cm" svg:height="2.54cm" svg:x="17.51cm" svg:y="4.81cm">
          <text:p text:style-name="P3"><text:span text:style-name="T2">sdkconfig.h</text:span><text:span text:style-name="T2"><text:line-break/></text:span><text:span text:style-name="T2">sdkconfig.cmake</text:span></text:p>
          <draw:enhanced-geometry svg:viewBox="0 0 21600 21600" draw:type="rectangle" draw:enhanced-path="M 0 0 L 21600 0 21600 21600 0 21600 0 0 Z N"/>
        </draw:custom-shape>
        <draw:custom-shape draw:style-name="gr90" draw:text-style-name="P23" xml:id="id85" draw:id="id85" draw:layer="layout" svg:width="6.35cm" svg:height="2.54cm" svg:x="9.89cm" svg:y="4.81cm">
          <draw:glue-point draw:id="4" svg:x="-1cm" svg:y="5cm"/>
          <draw:glue-point draw:id="5" svg:x="1cm" svg:y="5cm"/>
          <draw:glue-point draw:id="6" svg:x="-5cm" svg:y="-2.5cm"/>
          <draw:glue-point draw:id="7" svg:x="-5cm" svg:y="2.5cm"/>
          <text:p text:style-name="P3"><text:span text:style-name="T2">Re-generation</text:span></text:p>
          <draw:enhanced-geometry svg:viewBox="0 0 21600 21600" draw:type="rectangle" draw:enhanced-path="M 0 0 L 21600 0 21600 21600 0 21600 0 0 Z N"/>
        </draw:custom-shape>
        <draw:custom-shape draw:style-name="gr91" draw:text-style-name="P44" draw:layer="layout" svg:width="6.35cm" svg:height="2.54cm" svg:x="9.89cm" svg:y="9.89cm">
          <draw:glue-point draw:id="4" svg:x="-1cm" svg:y="-5cm"/>
          <draw:glue-point draw:id="5" svg:x="1cm" svg:y="-5cm"/>
          <draw:glue-point draw:id="6" svg:x="-5cm" svg:y="-2.5cm"/>
          <draw:glue-point draw:id="7" svg:x="-5cm" svg:y="2.5cm"/>
          <text:p text:style-name="P43"><text:span text:style-name="T2">Editing</text:span></text:p>
          <draw:enhanced-geometry svg:viewBox="0 0 21600 21600" draw:type="rectangle" draw:enhanced-path="M 0 0 L 21600 0 21600 21600 0 21600 0 0 Z N"/>
        </draw:custom-shape>
        <draw:connector draw:style-name="gr92" draw:text-style-name="P5" draw:layer="layout" svg:x1="5.445cm" svg:y1="3.54cm" svg:x2="9.89cm" svg:y2="5.445cm" draw:start-shape="id84" draw:start-glue-point="2" draw:end-shape="id85" draw:end-glue-point="6" svg:d="M5445 3540v1905h4445" svg:viewBox="0 0 4446 1906">
          <text:p/>
        </draw:connector>
        <draw:connector draw:style-name="gr92" draw:text-style-name="P5" draw:layer="layout" svg:x1="5.445cm" svg:y1="12.43cm" svg:x2="9.89cm" svg:y2="6.715cm" draw:start-shape="id86" draw:start-glue-point="0" draw:end-shape="id85" draw:end-glue-point="7" svg:d="M5445 12430v-5715h4445" svg:viewBox="0 0 4446 5716">
          <text:p/>
        </draw:connector>
        <draw:connector draw:style-name="gr92" draw:text-style-name="P5" draw:layer="layout" svg:x1="12.43cm" svg:y1="7.985cm" svg:x2="12.43cm" svg:y2="7.35cm" draw:start-shape="id87" draw:start-glue-point="4" draw:end-shape="id85" draw:end-glue-point="4" svg:d="M12430 7985v-635" svg:viewBox="0 0 1 636">
          <text:p/>
        </draw:connector>
        <draw:connector draw:style-name="gr92" draw:text-style-name="P5" draw:layer="layout" svg:x1="16.24cm" svg:y1="6.08cm" svg:x2="17.51cm" svg:y2="6.08cm" draw:start-shape="id85" draw:start-glue-point="1" draw:end-shape="id88" draw:end-glue-point="3" svg:d="M16240 6080h1270" svg:viewBox="0 0 1271 1">
          <text:p/>
        </draw:connector>
        <draw:connector draw:style-name="gr92" draw:text-style-name="P5" draw:layer="layout" svg:x1="13.7cm" svg:y1="7.35cm" svg:x2="13.7cm" svg:y2="7.985cm" draw:start-shape="id85" draw:start-glue-point="5" draw:end-shape="id87" draw:end-glue-point="5" svg:d="M13700 7350v635" svg:viewBox="0 0 1 636">
          <text:p/>
        </draw:connector>
      </draw:page>
      <draw:page draw:name="page17" draw:style-name="dp1" draw:master-page-name="Default">
        <draw:custom-shape draw:style-name="gr85" draw:text-style-name="P42" draw:layer="layout" svg:width="22.225cm" svg:height="12.065cm" svg:x="1.952cm" svg:y="1.95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41" xml:id="id89" draw:id="id89" draw:layer="layout" svg:width="6.35cm" svg:height="1.27cm" svg:x="2.27cm" svg:y="2.27cm">
          <text:p text:style-name="P3"><text:span text:style-name="T2">Kconfig files</text:span></text:p>
          <draw:enhanced-geometry svg:viewBox="0 0 21600 21600" draw:type="rectangle" draw:enhanced-path="M 0 0 L 21600 0 21600 21600 0 21600 0 0 Z N"/>
        </draw:custom-shape>
        <draw:custom-shape draw:style-name="gr87" draw:text-style-name="P32" xml:id="id91" draw:id="id91" draw:layer="layout" svg:width="6.35cm" svg:height="1.27cm" svg:x="9.89cm" svg:y="7.985cm">
          <draw:glue-point draw:id="4" svg:x="-1cm" svg:y="-5cm"/>
          <draw:glue-point draw:id="5" svg:x="1cm" svg:y="-5cm"/>
          <draw:glue-point draw:id="6" svg:x="-1cm" svg:y="5cm"/>
          <draw:glue-point draw:id="7" svg:x="1cm" svg:y="5cm"/>
          <text:p text:style-name="P3"><text:span text:style-name="T2">sdkconfig</text:span></text:p>
          <draw:enhanced-geometry svg:viewBox="0 0 21600 21600" draw:type="rectangle" draw:enhanced-path="M 0 0 L 21600 0 21600 21600 0 21600 0 0 Z N"/>
        </draw:custom-shape>
        <draw:connector draw:style-name="gr92" draw:text-style-name="P5" draw:layer="layout" svg:x1="5.445cm" svg:y1="3.54cm" svg:x2="9.89cm" svg:y2="11.16cm" draw:start-shape="id89" draw:start-glue-point="2" draw:end-shape="id90" draw:end-glue-point="3" svg:d="M5445 3540v7620h4445" svg:viewBox="0 0 4446 7621">
          <text:p/>
        </draw:connector>
        <draw:connector draw:style-name="gr92" draw:text-style-name="P5" draw:layer="layout" svg:x1="13.065cm" svg:y1="9.255cm" svg:x2="13.065cm" svg:y2="9.89cm" draw:start-shape="id91" draw:start-glue-point="2" draw:end-shape="id90" draw:end-glue-point="0" svg:d="M13065 9255v635" svg:viewBox="0 0 1 636">
          <text:p/>
        </draw:connector>
        <draw:custom-shape draw:style-name="gr91" draw:text-style-name="P44" draw:layer="layout" svg:width="6.35cm" svg:height="2.54cm" svg:x="9.89cm" svg:y="4.81cm">
          <draw:glue-point draw:id="4" svg:x="-1cm" svg:y="-5cm"/>
          <draw:glue-point draw:id="5" svg:x="1cm" svg:y="-5cm"/>
          <draw:glue-point draw:id="6" svg:x="-5cm" svg:y="-2.5cm"/>
          <draw:glue-point draw:id="7" svg:x="-5cm" svg:y="2.5cm"/>
          <text:p text:style-name="P43"><text:span text:style-name="T2">Generation</text:span></text:p>
          <draw:enhanced-geometry svg:viewBox="0 0 21600 21600" draw:type="rectangle" draw:enhanced-path="M 0 0 L 21600 0 21600 21600 0 21600 0 0 Z N"/>
        </draw:custom-shape>
        <draw:connector draw:style-name="gr92" draw:text-style-name="P5" draw:layer="layout" svg:x1="13.065cm" svg:y1="12.43cm" svg:x2="8.62cm" svg:y2="13.065cm" draw:start-shape="id90" draw:start-glue-point="2" draw:end-shape="id92" draw:end-glue-point="1" svg:d="M13065 12430v635h-4445" svg:viewBox="0 0 4446 636">
          <text:p/>
        </draw:connector>
        <draw:custom-shape draw:style-name="gr90" draw:text-style-name="P23" xml:id="id90" draw:id="id90" draw:layer="layout" svg:width="6.35cm" svg:height="2.54cm" svg:x="9.89cm" svg:y="9.89cm">
          <draw:glue-point draw:id="4" svg:x="-1cm" svg:y="5cm"/>
          <draw:glue-point draw:id="5" svg:x="1cm" svg:y="5cm"/>
          <draw:glue-point draw:id="6" svg:x="-5cm" svg:y="-2.5cm"/>
          <draw:glue-point draw:id="7" svg:x="-5cm" svg:y="2.5cm"/>
          <draw:glue-point draw:id="8" svg:x="-1cm" svg:y="-5cm"/>
          <draw:glue-point draw:id="9" svg:x="1cm" svg:y="-5cm"/>
          <text:p text:style-name="P3"><text:span text:style-name="T2">idf.py</text:span><text:span text:style-name="T2"><text:line-break/></text:span><text:span text:style-name="T2">save-</text:span><text:span text:style-name="T2">defconfig</text:span></text:p>
          <draw:enhanced-geometry svg:viewBox="0 0 21600 21600" draw:type="rectangle" draw:enhanced-path="M 0 0 L 21600 0 21600 21600 0 21600 0 0 Z N"/>
        </draw:custom-shape>
        <draw:custom-shape draw:style-name="gr91" draw:text-style-name="P44" draw:layer="layout" svg:width="6.35cm" svg:height="2.54cm" svg:x="17.51cm" svg:y="4.81cm">
          <draw:glue-point draw:id="4" svg:x="-1cm" svg:y="-5cm"/>
          <draw:glue-point draw:id="5" svg:x="1cm" svg:y="-5cm"/>
          <draw:glue-point draw:id="6" svg:x="-5cm" svg:y="-2.5cm"/>
          <draw:glue-point draw:id="7" svg:x="-5cm" svg:y="2.5cm"/>
          <text:p text:style-name="P43"><text:span text:style-name="T2">sdkconfig.h</text:span></text:p>
          <text:p text:style-name="P43"><text:span text:style-name="T2">sdkconfig.cmake</text:span></text:p>
          <draw:enhanced-geometry svg:viewBox="0 0 21600 21600" draw:type="rectangle" draw:enhanced-path="M 0 0 L 21600 0 21600 21600 0 21600 0 0 Z N"/>
        </draw:custom-shape>
        <draw:custom-shape draw:style-name="gr88" draw:text-style-name="P38" xml:id="id92" draw:id="id92" draw:layer="layout" svg:width="6.35cm" svg:height="1.27cm" svg:x="2.27cm" svg:y="12.43cm">
          <text:p text:style-name="P3"><text:span text:style-name="T2">sdkconfig.defaults</text:span></text:p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Default">
        <draw:custom-shape draw:style-name="gr94" draw:text-style-name="P45" draw:layer="layout" svg:width="9.555cm" svg:height="18.683cm" svg:x="0.97cm" svg:y="1.049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46" draw:layer="layout" svg:width="8.89cm" svg:height="13.653cm" svg:x="1.317cm" svg:y="5.762cm">
          <text:p text:style-name="P28"><text:span text:style-name="T11">project</text:span></text:p>
          <draw:enhanced-geometry svg:viewBox="0 0 21600 21600" draw:type="rectangle" draw:enhanced-path="M 0 0 L 21600 0 21600 21600 0 21600 0 0 Z N"/>
        </draw:custom-shape>
        <draw:custom-shape draw:style-name="gr60" draw:text-style-name="P29" draw:layer="layout" svg:width="8.255cm" svg:height="4.445cm" svg:x="1.635cm" svg:y="8.937cm">
          <draw:glue-point draw:id="4" svg:x="5cm" svg:y="-3.57cm"/>
          <draw:glue-point draw:id="5" svg:x="5cm" svg:y="3.572cm"/>
          <text:p text:style-name="P28"><text:span text:style-name="T11">compon</text:span><text:span text:style-name="T11">ents/</text:span></text:p>
          <draw:enhanced-geometry svg:viewBox="0 0 21600 21600" draw:type="rectangle" draw:enhanced-path="M 0 0 L 21600 0 21600 21600 0 21600 0 0 Z N"/>
        </draw:custom-shape>
        <draw:custom-shape draw:style-name="gr96" draw:text-style-name="P30" draw:layer="layout" svg:width="8.255cm" svg:height="1.27cm" svg:x="1.635cm" svg:y="7.032cm">
          <draw:glue-point draw:id="4" svg:x="5cm" svg:y="-4.472cm"/>
          <text:p text:style-name="P28"><text:span text:style-name="T11">main </text:span><text:span text:style-name="T11">(comp</text:span><text:span text:style-name="T11">onent)</text:span></text:p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7.62cm" svg:height="1.27cm" svg:x="1.952cm" svg:y="10.208cm">
          <draw:glue-point draw:id="4" svg:x="5cm" svg:y="-4.472cm"/>
          <text:p text:style-name="P28"><text:span text:style-name="T11">my_driv</text:span><text:span text:style-name="T11">er</text:span></text:p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7.62cm" svg:height="1.27cm" svg:x="1.952cm" svg:y="11.795cm">
          <draw:glue-point draw:id="4" svg:x="5cm" svg:y="-4.472cm"/>
          <text:p text:style-name="P28"><text:span text:style-name="T11">my_board</text:span></text:p>
          <draw:enhanced-geometry svg:viewBox="0 0 21600 21600" draw:type="rectangle" draw:enhanced-path="M 0 0 L 21600 0 21600 21600 0 21600 0 0 Z N"/>
        </draw:custom-shape>
        <draw:custom-shape draw:style-name="gr62" draw:text-style-name="P29" draw:layer="layout" svg:width="8.255cm" svg:height="2.857cm" svg:x="1.635cm" svg:y="13.7cm">
          <draw:glue-point draw:id="4" svg:x="5cm" svg:y="-3.57cm"/>
          <draw:glue-point draw:id="5" svg:x="5cm" svg:y="3.572cm"/>
          <text:p text:style-name="P28"><text:span text:style-name="T11">man</text:span><text:span text:style-name="T11">aged</text:span><text:span text:style-name="T11">_co</text:span><text:span text:style-name="T11">mpo</text:span><text:span text:style-name="T11">nent</text:span><text:span text:style-name="T11">s/</text:span></text:p>
          <draw:enhanced-geometry svg:viewBox="0 0 21600 21600" draw:type="rectangle" draw:enhanced-path="M 0 0 L 21600 0 21600 21600 0 21600 0 0 Z N"/>
        </draw:custom-shape>
        <draw:custom-shape draw:style-name="gr97" draw:text-style-name="P47" draw:layer="layout" svg:width="8.89cm" svg:height="4.127cm" svg:x="1.317cm" svg:y="1.317cm">
          <text:p text:style-name="P28"><text:span text:style-name="T11">IDF</text:span></text:p>
          <draw:enhanced-geometry svg:viewBox="0 0 21600 21600" draw:type="rectangle" draw:enhanced-path="M 0 0 L 21600 0 21600 21600 0 21600 0 0 Z N"/>
        </draw:custom-shape>
        <draw:custom-shape draw:style-name="gr49" draw:text-style-name="P30" draw:layer="layout" svg:width="7.62cm" svg:height="1.27cm" svg:x="1.952cm" svg:y="14.97cm">
          <draw:glue-point draw:id="4" svg:x="5cm" svg:y="-4.472cm"/>
          <text:p text:style-name="P28"><text:span text:style-name="T11">ext_library</text:span></text:p>
          <draw:enhanced-geometry svg:viewBox="0 0 21600 21600" draw:type="rectangle" draw:enhanced-path="M 0 0 L 21600 0 21600 21600 0 21600 0 0 Z N"/>
        </draw:custom-shape>
        <draw:custom-shape draw:style-name="gr98" draw:text-style-name="P29" draw:layer="layout" svg:width="8.255cm" svg:height="2.808cm" svg:x="1.634cm" svg:y="2.319cm">
          <draw:glue-point draw:id="4" svg:x="5cm" svg:y="-3.57cm"/>
          <draw:glue-point draw:id="5" svg:x="5cm" svg:y="3.572cm"/>
          <text:p text:style-name="P28"><text:span text:style-name="T11">components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30" draw:layer="layout" svg:width="7.62cm" svg:height="1.27cm" svg:x="1.951cm" svg:y="3.589cm">
          <draw:glue-point draw:id="4" svg:x="5cm" svg:y="-4.472cm"/>
          <text:p text:style-name="P28"><text:span text:style-name="T11">esp_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48" draw:layer="layout" svg:width="8.255cm" svg:height="1.27cm" svg:x="1.635cm" svg:y="17.51cm">
          <draw:glue-point draw:id="4" svg:x="5cm" svg:y="-4.472cm"/>
          <text:p text:style-name="P28"><text:span text:style-name="T11">Configuration</text:span></text:p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Default">
        <draw:custom-shape draw:style-name="gr101" draw:text-style-name="P45" draw:layer="layout" svg:width="20.32cm" svg:height="14.923cm" svg:x="1.737cm" svg:y="4.809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7" xml:id="id94" draw:id="id94" draw:layer="layout" svg:width="8.89cm" svg:height="3.174cm" svg:x="2.27cm" svg:y="16.24cm">
          <text:p text:style-name="P28"><text:span text:style-name="T11">ESP-IDF</text:span></text:p>
          <draw:enhanced-geometry svg:viewBox="0 0 21600 21600" draw:type="rectangle" draw:enhanced-path="M 0 0 L 21600 0 21600 21600 0 21600 0 0 Z N"/>
        </draw:custom-shape>
        <draw:custom-shape draw:style-name="gr99" draw:text-style-name="P30" draw:layer="layout" svg:width="7.62cm" svg:height="1.27cm" svg:x="2.905cm" svg:y="17.51cm">
          <draw:glue-point draw:id="4" svg:x="5cm" svg:y="-4.472cm"/>
          <text:p text:style-name="P28"><text:span text:style-name="T11">CMakeLists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46" xml:id="id93" draw:id="id93" draw:layer="layout" svg:width="8.89cm" svg:height="3.174cm" svg:x="2.27cm" svg:y="12.43cm">
          <text:p text:style-name="P28"><text:span text:style-name="T11">Application project</text:span></text:p>
          <draw:enhanced-geometry svg:viewBox="0 0 21600 21600" draw:type="rectangle" draw:enhanced-path="M 0 0 L 21600 0 21600 21600 0 21600 0 0 Z N"/>
        </draw:custom-shape>
        <draw:custom-shape draw:style-name="gr99" draw:text-style-name="P30" draw:layer="layout" svg:width="7.62cm" svg:height="1.27cm" svg:x="2.905cm" svg:y="13.7cm">
          <draw:glue-point draw:id="4" svg:x="5cm" svg:y="-4.472cm"/>
          <text:p text:style-name="P28"><text:span text:style-name="T11">CMakeLists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49" xml:id="id96" draw:id="id96" draw:layer="layout" svg:width="8.89cm" svg:height="2.54cm" svg:x="7.35cm" svg:y="8.62cm">
          <draw:glue-point draw:id="4" svg:x="5cm" svg:y="-4.472cm"/>
          <text:p text:style-name="P28"><text:span text:style-name="T11">CMa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50" xml:id="id97" draw:id="id97" draw:layer="layout" svg:width="7.62cm" svg:height="3.175cm" svg:x="12.43cm" svg:y="12.43cm">
          <draw:glue-point draw:id="4" svg:x="5cm" svg:y="-4.472cm"/>
          <text:p text:style-name="P28"><text:span text:style-name="T11">Cross-compiler tool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51" xml:id="id95" draw:id="id95" draw:layer="layout" svg:width="7.62cm" svg:height="3.176cm" svg:x="12.43cm" svg:y="16.239cm">
          <draw:glue-point draw:id="4" svg:x="5cm" svg:y="-4.472cm"/>
          <text:p text:style-name="P28"><text:span text:style-name="T11">IDF-specific tools</text:span><text:span text:style-name="T11"><text:line-break/></text:span><text:span text:style-name="T11">(flashing, serial monitor, etc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52" xml:id="id99" draw:id="id99" draw:layer="layout" svg:width="8.89cm" svg:height="2.54cm" svg:x="2.27cm" svg:y="4.81cm">
          <draw:glue-point draw:id="4" svg:x="5cm" svg:y="-4.472cm"/>
          <text:p text:style-name="P28"><text:span text:style-name="T11">idf.py 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52" xml:id="id100" draw:id="id100" draw:layer="layout" svg:width="8.89cm" svg:height="2.54cm" svg:x="12.43cm" svg:y="4.81cm">
          <draw:glue-point draw:id="4" svg:x="5cm" svg:y="-4.472cm"/>
          <text:p text:style-name="P28"><text:span text:style-name="T11">IDE extens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8" draw:text-style-name="P53" draw:layer="layout" svg:x1="6.715cm" svg:y1="15.604cm" svg:x2="6.715cm" svg:y2="16.24cm" draw:start-shape="id93" draw:start-glue-point="2" draw:end-shape="id94" draw:end-glue-point="0" svg:d="M6715 15604v636" svg:viewBox="0 0 1 637">
          <text:p/>
        </draw:connector>
        <draw:connector draw:style-name="gr108" draw:text-style-name="P53" draw:layer="layout" svg:x1="11.16cm" svg:y1="17.827cm" svg:x2="12.43cm" svg:y2="17.827cm" draw:start-shape="id94" draw:start-glue-point="1" draw:end-shape="id95" draw:end-glue-point="3" svg:d="M11160 17827h1270" svg:viewBox="0 0 1271 1">
          <text:p/>
        </draw:connector>
        <draw:connector draw:style-name="gr108" draw:text-style-name="P53" draw:layer="layout" svg:x1="11.795cm" svg:y1="11.16cm" svg:x2="16.24cm" svg:y2="12.43cm" draw:start-shape="id96" draw:start-glue-point="2" draw:end-shape="id97" draw:end-glue-point="0" svg:d="M11795 11160v635h4445v635" svg:viewBox="0 0 4446 1271">
          <text:p/>
        </draw:connector>
        <draw:custom-shape draw:style-name="gr109" draw:text-style-name="P54" xml:id="id98" draw:id="id98" draw:layer="layout" svg:width="3.81cm" svg:height="2.54cm" svg:x="17.51cm" svg:y="8.62cm">
          <draw:glue-point draw:id="4" svg:x="5cm" svg:y="-4.472cm"/>
          <text:p text:style-name="P28"><text:span text:style-name="T11">Ninj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8" draw:text-style-name="P53" draw:layer="layout" svg:x1="16.24cm" svg:y1="9.89cm" svg:x2="17.51cm" svg:y2="9.89cm" draw:start-shape="id96" draw:start-glue-point="1" draw:end-shape="id98" draw:end-glue-point="3" svg:d="M16240 9890h1270" svg:viewBox="0 0 1271 1">
          <text:p/>
        </draw:connector>
        <draw:connector draw:style-name="gr108" draw:text-style-name="P53" draw:layer="layout" svg:x1="6.715cm" svg:y1="7.35cm" svg:x2="11.795cm" svg:y2="8.62cm" draw:start-shape="id99" draw:start-glue-point="2" draw:end-shape="id96" draw:end-glue-point="0" svg:d="M6715 7350v635h5080v635" svg:viewBox="0 0 5081 1271">
          <text:p/>
        </draw:connector>
        <draw:connector draw:style-name="gr108" draw:text-style-name="P53" draw:layer="layout" draw:line-skew="-0.257cm" svg:x1="16.875cm" svg:y1="7.35cm" svg:x2="11.839cm" svg:y2="8.608cm" draw:start-shape="id100" draw:start-glue-point="2" svg:d="M16875 7350v635h-5036v623" svg:viewBox="0 0 5037 1259">
          <text:p/>
        </draw:connector>
        <draw:connector draw:style-name="gr108" draw:text-style-name="P53" draw:layer="layout" svg:x1="7.35cm" svg:y1="9.89cm" svg:x2="6.715cm" svg:y2="12.43cm" draw:start-shape="id96" draw:start-glue-point="3" draw:end-shape="id93" draw:end-glue-point="0" svg:d="M7350 9890h-635v2540" svg:viewBox="0 0 636 2541">
          <text:p/>
        </draw:connector>
      </draw:page>
      <draw:page draw:name="page20" draw:style-name="dp1" draw:master-page-name="Default">
        <draw:custom-shape draw:style-name="gr110" draw:text-style-name="P4" draw:layer="layout" svg:width="20.955cm" svg:height="7.938cm" svg:x="1.952cm" svg:y="3.222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11" draw:text-style-name="P35" draw:layer="layout" svg:width="5.08cm" svg:height="6.985cm" svg:x="2.27cm" svg:y="3.54cm">
          <text:p text:style-name="P3"><text:span text:style-name="T2">main</text:span></text:p>
          <draw:enhanced-geometry svg:viewBox="0 0 21600 21600" draw:type="rectangle" draw:enhanced-path="M 0 0 L 21600 0 21600 21600 0 21600 0 0 Z N"/>
        </draw:custom-shape>
        <draw:custom-shape draw:style-name="gr112" draw:text-style-name="P35" draw:layer="layout" svg:width="5.715cm" svg:height="6.985cm" svg:x="9.572cm" svg:y="3.54cm">
          <text:p text:style-name="P3"><text:span text:style-name="T2">app_common</text:span></text:p>
          <draw:enhanced-geometry svg:viewBox="0 0 21600 21600" draw:type="rectangle" draw:enhanced-path="M 0 0 L 21600 0 21600 21600 0 21600 0 0 Z N"/>
        </draw:custom-shape>
        <draw:custom-shape draw:style-name="gr113" draw:text-style-name="P35" draw:layer="layout" svg:width="5.08cm" svg:height="3.175cm" svg:x="17.51cm" svg:y="3.54cm">
          <text:p text:style-name="P3"><text:span text:style-name="T2">esp_common</text:span></text:p>
          <draw:enhanced-geometry svg:viewBox="0 0 21600 21600" draw:type="rectangle" draw:enhanced-path="M 0 0 L 21600 0 21600 21600 0 21600 0 0 Z N"/>
        </draw:custom-shape>
        <draw:custom-shape draw:style-name="gr114" draw:text-style-name="P23" xml:id="id101" draw:id="id101" draw:layer="layout" svg:width="4.445cm" svg:height="1.27cm" svg:x="2.587cm" svg:y="8.62cm">
          <text:p text:style-name="P3"><text:span text:style-name="T2">main.c</text:span></text:p>
          <draw:enhanced-geometry svg:viewBox="0 0 21600 21600" draw:type="rectangle" draw:enhanced-path="M 0 0 L 21600 0 21600 21600 0 21600 0 0 Z N"/>
        </draw:custom-shape>
        <draw:custom-shape draw:style-name="gr115" draw:text-style-name="P23" xml:id="id103" draw:id="id103" draw:layer="layout" svg:width="5.08cm" svg:height="1.27cm" svg:x="9.89cm" svg:y="8.62cm">
          <text:p text:style-name="P3"><text:span text:style-name="T2">app_common.c</text:span></text:p>
          <draw:enhanced-geometry svg:viewBox="0 0 21600 21600" draw:type="rectangle" draw:enhanced-path="M 0 0 L 21600 0 21600 21600 0 21600 0 0 Z N"/>
        </draw:custom-shape>
        <draw:custom-shape draw:style-name="gr116" draw:text-style-name="P38" xml:id="id102" draw:id="id102" draw:layer="layout" svg:width="5.08cm" svg:height="1.27cm" svg:x="9.89cm" svg:y="4.81cm">
          <text:p text:style-name="P3"><text:span text:style-name="T2">app_common.h</text:span></text:p>
          <draw:enhanced-geometry svg:viewBox="0 0 21600 21600" draw:type="rectangle" draw:enhanced-path="M 0 0 L 21600 0 21600 21600 0 21600 0 0 Z N"/>
        </draw:custom-shape>
        <draw:custom-shape draw:style-name="gr117" draw:text-style-name="P38" xml:id="id105" draw:id="id105" draw:layer="layout" svg:width="4.445cm" svg:height="1.27cm" svg:x="17.827cm" svg:y="4.81cm">
          <text:p text:style-name="P3"><text:span text:style-name="T2">esp_err.h</text:span></text:p>
          <draw:enhanced-geometry svg:viewBox="0 0 21600 21600" draw:type="rectangle" draw:enhanced-path="M 0 0 L 21600 0 21600 21600 0 21600 0 0 Z N"/>
        </draw:custom-shape>
        <draw:custom-shape draw:style-name="gr113" draw:text-style-name="P35" draw:layer="layout" svg:width="5.08cm" svg:height="3.175cm" svg:x="17.51cm" svg:y="7.35cm">
          <text:p text:style-name="P3"><text:span text:style-name="T2">nvs_flash</text:span></text:p>
          <draw:enhanced-geometry svg:viewBox="0 0 21600 21600" draw:type="rectangle" draw:enhanced-path="M 0 0 L 21600 0 21600 21600 0 21600 0 0 Z N"/>
        </draw:custom-shape>
        <draw:custom-shape draw:style-name="gr117" draw:text-style-name="P38" xml:id="id104" draw:id="id104" draw:layer="layout" svg:width="4.445cm" svg:height="1.27cm" svg:x="17.827cm" svg:y="8.62cm">
          <text:p text:style-name="P3"><text:span text:style-name="T2">nvs_flash.h</text:span></text:p>
          <draw:enhanced-geometry svg:viewBox="0 0 21600 21600" draw:type="rectangle" draw:enhanced-path="M 0 0 L 21600 0 21600 21600 0 21600 0 0 Z N"/>
        </draw:custom-shape>
        <draw:connector draw:style-name="gr118" draw:text-style-name="P53" draw:layer="layout" svg:x1="4.809cm" svg:y1="8.62cm" svg:x2="9.89cm" svg:y2="5.445cm" draw:start-shape="id101" draw:start-glue-point="0" draw:end-shape="id102" draw:end-glue-point="3" svg:d="M4809 8620v-3175h5081" svg:viewBox="0 0 5082 3176">
          <text:p/>
        </draw:connector>
        <draw:connector draw:style-name="gr118" draw:text-style-name="P53" draw:layer="layout" svg:x1="14.97cm" svg:y1="9.255cm" svg:x2="17.827cm" svg:y2="9.255cm" draw:start-shape="id103" draw:start-glue-point="1" draw:end-shape="id104" draw:end-glue-point="3" svg:d="M14970 9255h2857" svg:viewBox="0 0 2858 1">
          <text:p/>
        </draw:connector>
        <draw:connector draw:style-name="gr118" draw:text-style-name="P53" draw:layer="layout" svg:x1="14.97cm" svg:y1="5.445cm" svg:x2="17.827cm" svg:y2="5.445cm" draw:start-shape="id102" draw:start-glue-point="1" draw:end-shape="id105" draw:end-glue-point="3" svg:d="M14970 5445h2857" svg:viewBox="0 0 2858 1">
          <text:p/>
        </draw:connector>
        <draw:frame draw:style-name="gr119" draw:text-style-name="P55" draw:layer="layout" svg:width="1.327cm" svg:height="1.012cm" svg:x="15.605cm" svg:y="9.255cm">
          <draw:text-box>
            <text:p>(1)</text:p>
          </draw:text-box>
        </draw:frame>
        <draw:frame draw:style-name="gr119" draw:text-style-name="P55" draw:layer="layout" svg:width="1.327cm" svg:height="1.012cm" svg:x="7.667cm" svg:y="5.703cm">
          <draw:text-box>
            <text:p>(2)</text:p>
          </draw:text-box>
        </draw:frame>
        <draw:frame draw:style-name="gr119" draw:text-style-name="P55" draw:layer="layout" svg:width="1.327cm" svg:height="1.012cm" svg:x="15.548cm" svg:y="5.445cm">
          <draw:text-box>
            <text:p>(3)</text:p>
          </draw:text-box>
        </draw:frame>
        <draw:connector draw:style-name="gr118" draw:text-style-name="P53" draw:layer="layout" svg:x1="12.43cm" svg:y1="8.62cm" svg:x2="12.43cm" svg:y2="6.08cm" draw:start-shape="id103" draw:start-glue-point="0" draw:end-shape="id102" draw:end-glue-point="2" svg:d="M12430 8620v-2540" svg:viewBox="0 0 1 2541">
          <text:p/>
        </draw:connector>
      </draw:page>
      <draw:page draw:name="page2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4" draw:display-name="Arrowheads 34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1013 1130" svg:d="M1009 1050l-449-1008-22-30-29-12-34 12-21 26-449 1012-5 13v8l5 21 12 21 17 13 21 4h903l21-4 21-13 9-21 4-21v-8z"/>
    <draw:marker draw:name="Arrowheads_20_44" draw:display-name="Arrowheads 44" svg:viewBox="0 0 20 40" svg:d="M0 40l10-40 10 40z"/>
    <draw:marker draw:name="Arrowheads_20_49" draw:display-name="Arrowheads 49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0-18T15:54:25.653993226</meta:creation-date>
    <dc:date>2024-08-05T12:01:28.115639583</dc:date>
    <meta:editing-duration>P17DT9H49M12S</meta:editing-duration>
    <meta:editing-cycles>23</meta:editing-cycles>
    <meta:generator>LibreOffice/7.2.7.2$MacOSX_AARCH64 LibreOffice_project/8d71d29d553c0f7dcbfa38fbfda25ee34cce99a2</meta:generator>
    <meta:document-statistic meta:object-count="306"/>
  </office:meta>
</office:document-meta>
</file>